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929in"/>
    </style:style>
    <style:style style:name="co3" style:family="table-column">
      <style:table-column-properties fo:break-before="auto" style:column-width="1.0638in"/>
    </style:style>
    <style:style style:name="co4" style:family="table-column">
      <style:table-column-properties fo:break-before="auto" style:column-width="1.1953in"/>
    </style:style>
    <style:style style:name="co5" style:family="table-column">
      <style:table-column-properties fo:break-before="auto" style:column-width="1.1598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5256in"/>
    </style:style>
    <style:style style:name="co8" style:family="table-column">
      <style:table-column-properties fo:break-before="auto" style:column-width="0.2457in"/>
    </style:style>
    <style:style style:name="co9" style:family="table-column">
      <style:table-column-properties fo:break-before="auto" style:column-width="0.4083in"/>
    </style:style>
    <style:style style:name="co10" style:family="table-column">
      <style:table-column-properties fo:break-before="auto" style:column-width="1.5063in"/>
    </style:style>
    <style:style style:name="co11" style:family="table-column">
      <style:table-column-properties fo:break-before="auto" style:column-width="0.4437in"/>
    </style:style>
    <style:style style:name="co12" style:family="table-column">
      <style:table-column-properties fo:break-before="auto" style:column-width="0.4972in"/>
    </style:style>
    <style:style style:name="co13" style:family="table-column">
      <style:table-column-properties fo:break-before="auto" style:column-width="0.9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119"/>
    <style:style style:name="ce2" style:family="table-cell" style:parent-style-name="Default" style:data-style-name="N117"/>
    <style:style style:name="ce3" style:family="table-cell" style:parent-style-name="Default" style:data-style-name="N118"/>
    <style:style style:name="ce4" style:family="table-cell" style:parent-style-name="Default" style:data-style-name="N4"/>
    <style:style style:name="ce5" style:family="table-cell" style:parent-style-name="Default" style:data-style-name="N2"/>
    <style:style style:name="ce6" style:family="table-cell" style:parent-style-name="Default" style:data-style-name="N120"/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6e6e6"/>
    </style:style>
    <style:style style:name="ce11" style:family="table-cell" style:parent-style-name="Default" style:data-style-name="N4">
      <style:table-cell-properties fo:background-color="#cccccc"/>
    </style:style>
    <style:style style:name="ce12" style:family="table-cell" style:parent-style-name="Default" style:data-style-name="N4">
      <style:table-cell-properties fo:background-color="#cccccc"/>
      <style:text-properties style:use-window-font-color="true"/>
    </style:style>
    <style:style style:name="ce13" style:family="table-cell" style:parent-style-name="Default">
      <style:text-properties fo:font-size="16pt" style:font-size-asian="16pt" style:font-size-complex="16pt"/>
    </style:style>
    <style:style style:name="ce14" style:family="table-cell" style:parent-style-name="Default">
      <style:map style:condition="cell-content()&gt;60" style:apply-style-name="blackout" style:base-cell-address="Sheet4.C9"/>
    </style:style>
    <style:style style:name="ce15" style:family="table-cell" style:parent-style-name="Default" style:data-style-name="N2">
      <style:map style:condition="cell-content()&gt;60" style:apply-style-name="blackout" style:base-cell-address="Sheet4.C9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R1</text:p>
          </table:table-cell>
          <table:table-cell office:value-type="float" office:value="2000">
            <text:p>2000</text:p>
          </table:table-cell>
          <table:table-cell office:value-type="float" office:value="2001">
            <text:p>20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2</text:p>
          </table:table-cell>
          <table:table-cell office:value-type="float" office:value="900">
            <text:p>900</text:p>
          </table:table-cell>
          <table:table-cell office:value-type="float" office:value="10000">
            <text:p>1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1</text:p>
          </table:table-cell>
          <table:table-cell office:value-type="float" office:value="0.00000001">
            <text:p>0.00000001</text:p>
          </table:table-cell>
          <table:table-cell office:value-type="float" office:value="0.000001">
            <text:p>0.00000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T1</text:p>
          </table:table-cell>
          <table:table-cell table:formula="of:=0.693*([.C3]+[.C4])*[.C5]" office:value-type="float" office:value="0.000020097">
            <text:p>0.000020097</text:p>
          </table:table-cell>
          <table:table-cell table:formula="of:=0.693*([.D3]+[.D4])*[.D5]" office:value-type="float" office:value="0.008316693">
            <text:p>0.00831669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2</text:p>
          </table:table-cell>
          <table:table-cell table:formula="of:=0.693*([.C4])*[.C5]" office:value-type="float" office:value="0.000006237">
            <text:p>0.000006237</text:p>
          </table:table-cell>
          <table:table-cell table:formula="of:=0.693*([.D4])*[.D5]" office:value-type="float" office:value="0.00693">
            <text:p>0.0069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</text:p>
          </table:table-cell>
          <table:table-cell table:formula="of:=1/([.C7]+[.C8])" office:value-type="float" office:value="37973.7221842485">
            <text:p>37973.7221842485</text:p>
          </table:table-cell>
          <table:table-cell table:formula="of:=1/([.D7]+[.D8])" office:value-type="float" office:value="65.5879934094561">
            <text:p>65.587993409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ty</text:p>
          </table:table-cell>
          <table:table-cell table:formula="of:=[.C8]/([.C8]+[.C7])" office:value-type="float" office:value="0.236842105263158">
            <text:p>0.2368421053</text:p>
          </table:table-cell>
          <table:table-cell table:formula="of:=[.D8]/([.D8]+[.D7])" office:value-type="float" office:value="0.454524794327531">
            <text:p>0.4545247943</text:p>
          </table:table-cell>
          <table:table-cell/>
          <table:table-cell table:formula="of:=1/0.0002" office:value-type="float" office:value="5000">
            <text:p>5000</text:p>
          </table:table-cell>
        </table:table-row>
        <table:table-row table:style-name="ro1" table:number-rows-repeated="9">
          <table:table-cell table:number-columns-repeated="6"/>
        </table:table-row>
        <table:table-row table:style-name="ro1">
          <table:table-cell table:number-columns-repeated="3"/>
          <table:table-cell table:formula="of:=5.77/2" office:value-type="float" office:value="2.885">
            <text:p>2.88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15.5-[.D21]" office:value-type="float" office:value="-14.98">
            <text:p>-14.98</text:p>
          </table:table-cell>
          <table:table-cell table:formula="of:=12*2.54" office:value-type="float" office:value="30.48">
            <text:p>30.48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ce6"/>
        <table:table-column table:style-name="co1" table:number-columns-repeated="2" table:default-cell-style-name="ce1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Timer clocks, freq</text:p>
          </table:table-cell>
          <table:table-cell table:number-columns-repeated="10"/>
          <table:table-cell table:style-name="Default" office:value-type="string">
            <text:p>sound freq</text:p>
          </table:table-cell>
          <table:table-cell table:style-name="Default" office:value-type="string">
            <text:p>wavelength</text:p>
          </table:table-cell>
          <table:table-cell table:style-name="Default"/>
          <table:table-cell office:value-type="string">
            <text:p>5 cents high</text:p>
          </table:table-cell>
          <table:table-cell office:value-type="string">
            <text:p>5 cents low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table:formula="of:=[.L3]/2^(1/12)" office:value-type="float" office:value="65.4063913251496">
            <text:p>65.41 Hz</text:p>
          </table:table-cell>
          <table:table-cell table:formula="of:=1000000000/[.L2]" office:value-type="float" office:value="15289025.7318857">
            <text:p>15.29 ms</text:p>
          </table:table-cell>
          <table:table-cell table:style-name="Default"/>
          <table:table-cell table:number-columns-repeated="11"/>
        </table:table-row>
        <table:table-row table:style-name="ro1">
          <table:table-cell/>
          <table:table-cell office:value-type="string">
            <text:p>Timer 0</text:p>
          </table:table-cell>
          <table:table-cell office:value-type="string">
            <text:p>Timer 1</text:p>
          </table:table-cell>
          <table:table-cell table:number-columns-repeated="2" office:value-type="string">
            <text:p>Timer 2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C#</text:p>
          </table:table-cell>
          <table:table-cell table:formula="of:=[.L4]/2^(1/12)" office:value-type="float" office:value="69.295657744218">
            <text:p>69.30 Hz</text:p>
          </table:table-cell>
          <table:table-cell table:formula="of:=1000000000/[.L3]" office:value-type="float" office:value="14430918.6542564">
            <text:p>14.43 ms</text:p>
          </table:table-cell>
          <table:table-cell table:formula="of:=[.M2]-[.M3]" office:value-type="float" office:value="858107.07762936">
            <text:p>858.11 us</text:p>
          </table:table-cell>
          <table:table-cell table:number-columns-repeated="11"/>
        </table:table-row>
        <table:table-row table:style-name="ro1">
          <table:table-cell office:value-type="string">
            <text:p>bits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formula="of:=[.L5]/2^(1/12)" office:value-type="float" office:value="73.4161919793519">
            <text:p>73.42 Hz</text:p>
          </table:table-cell>
          <table:table-cell table:formula="of:=1000000000/[.L4]" office:value-type="float" office:value="13620973.4261517">
            <text:p>13.62 ms</text:p>
          </table:table-cell>
          <table:table-cell table:formula="of:=[.M3]-[.M4]" office:value-type="float" office:value="809945.228104712">
            <text:p>809.95 us</text:p>
          </table:table-cell>
          <table:table-cell table:number-columns-repeated="11"/>
        </table:table-row>
        <table:table-row table:style-name="ro1">
          <table:table-cell office:value-type="string">
            <text:p>clock</text:p>
          </table:table-cell>
          <table:table-cell table:style-name="ce2" office:value-type="float" office:value="16000000">
            <text:p>16. Mhz</text:p>
          </table:table-cell>
          <table:table-cell table:number-columns-repeated="3" office:value-type="float" office:value="16000000">
            <text:p>1600000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D#</text:p>
          </table:table-cell>
          <table:table-cell table:formula="of:=[.L6]/2^(1/12)" office:value-type="float" office:value="77.7817459305202">
            <text:p>77.78 Hz</text:p>
          </table:table-cell>
          <table:table-cell table:formula="of:=1000000000/[.L5]" office:value-type="float" office:value="12856486.9306645">
            <text:p>12.86 ms</text:p>
          </table:table-cell>
          <table:table-cell table:formula="of:=[.M4]-[.M5]" office:value-type="float" office:value="764486.49548715">
            <text:p>764.49 us</text:p>
          </table:table-cell>
          <table:table-cell table:number-columns-repeated="11"/>
        </table:table-row>
        <table:table-row table:style-name="ro2">
          <table:table-cell office:value-type="string">
            <text:p>prescale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table:formula="of:=[.L7]/2^(1/12)" office:value-type="float" office:value="82.4068892282175">
            <text:p>82.41 Hz</text:p>
          </table:table-cell>
          <table:table-cell table:formula="of:=1000000000/[.L6]" office:value-type="float" office:value="12134907.7651821">
            <text:p>12.13 ms</text:p>
          </table:table-cell>
          <table:table-cell table:formula="of:=[.M5]-[.M6]" office:value-type="float" office:value="721579.16548237">
            <text:p>721.58 us</text:p>
          </table:table-cell>
          <table:table-cell table:number-columns-repeated="10"/>
          <table:table-cell office:value-type="string">
            <text:p>.5-2ms</text:p>
          </table:table-cell>
        </table:table-row>
        <table:table-row table:style-name="ro1">
          <table:table-cell office:value-type="string">
            <text:p>freq_scaled</text:p>
          </table:table-cell>
          <table:table-cell table:style-name="ce3" table:formula="of:=[.B5]/[.B6]" office:value-type="float" office:value="250000">
            <text:p>250. Khz</text:p>
          </table:table-cell>
          <table:table-cell table:formula="of:=[.C5]/[.C6]" office:value-type="float" office:value="2000000">
            <text:p>2000000</text:p>
          </table:table-cell>
          <table:table-cell table:formula="of:=[.D5]/[.D6]" office:value-type="float" office:value="125000">
            <text:p>125000</text:p>
          </table:table-cell>
          <table:table-cell table:formula="of:=[.E5]/[.E6]" office:value-type="float" office:value="250000">
            <text:p>25000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table:formula="of:=[.L8]/2^(1/12)" office:value-type="float" office:value="87.307057858251">
            <text:p>87.31 Hz</text:p>
          </table:table-cell>
          <table:table-cell table:formula="of:=1000000000/[.L7]" office:value-type="float" office:value="11453827.726317">
            <text:p>11.45 ms</text:p>
          </table:table-cell>
          <table:table-cell table:formula="of:=[.M6]-[.M7]" office:value-type="float" office:value="681080.038865102">
            <text:p>681.08 us</text:p>
          </table:table-cell>
          <table:table-cell table:number-columns-repeated="11"/>
        </table:table-row>
        <table:table-row table:style-name="ro1">
          <table:table-cell office:value-type="string">
            <text:p>max frequency</text:p>
          </table:table-cell>
          <table:table-cell table:style-name="ce3" table:formula="of:=[.B7]/2" office:value-type="float" office:value="125000">
            <text:p>125. Khz</text:p>
          </table:table-cell>
          <table:table-cell table:formula="of:=[.C7]/2" office:value-type="float" office:value="1000000">
            <text:p>1000000</text:p>
          </table:table-cell>
          <table:table-cell table:formula="of:=[.D7]/2" office:value-type="float" office:value="62500">
            <text:p>62500</text:p>
          </table:table-cell>
          <table:table-cell table:formula="of:=[.E7]/2" office:value-type="float" office:value="125000">
            <text:p>12500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F#</text:p>
          </table:table-cell>
          <table:table-cell table:formula="of:=[.L9]/2^(1/12)" office:value-type="float" office:value="92.4986056779086">
            <text:p>92.50 Hz</text:p>
          </table:table-cell>
          <table:table-cell table:formula="of:=1000000000/[.L8]" office:value-type="float" office:value="10810973.772752">
            <text:p>10.81 ms</text:p>
          </table:table-cell>
          <table:table-cell table:formula="of:=[.M7]-[.M8]" office:value-type="float" office:value="642853.95356502">
            <text:p>642.85 us</text:p>
          </table:table-cell>
          <table:table-cell table:number-columns-repeated="5"/>
          <table:table-cell office:value-type="string">
            <text:p>Component</text:p>
          </table:table-cell>
          <table:table-cell office:value-type="string">
            <text:p>#output</text:p>
          </table:table-cell>
          <table:table-cell office:value-type="string">
            <text:p>#input</text:p>
          </table:table-cell>
          <table:table-cell office:value-type="string">
            <text:p>Frequency</text:p>
          </table:table-cell>
          <table:table-cell office:value-type="string">
            <text:p>resolution</text:p>
          </table:table-cell>
          <table:table-cell/>
        </table:table-row>
        <table:table-row table:style-name="ro1">
          <table:table-cell office:value-type="string">
            <text:p>min freq</text:p>
          </table:table-cell>
          <table:table-cell table:style-name="ce3" table:formula="of:=[.B7]/2^([.B4]+1)" office:value-type="float" office:value="488.28125">
            <text:p>488.28 Hz</text:p>
          </table:table-cell>
          <table:table-cell table:formula="of:=[.C7]/2^([.C4]+1)" office:value-type="float" office:value="15.2587890625">
            <text:p>15.2587890625</text:p>
          </table:table-cell>
          <table:table-cell table:formula="of:=[.D7]/2^([.D4]+1)" office:value-type="float" office:value="244.140625">
            <text:p>244.140625</text:p>
          </table:table-cell>
          <table:table-cell table:formula="of:=[.E7]/2^([.E4]+1)" office:value-type="float" office:value="488.28125">
            <text:p>488.28125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G</text:p>
          </table:table-cell>
          <table:table-cell table:formula="of:=[.L10]/2^(1/12)" office:value-type="float" office:value="97.9988589954373">
            <text:p>98.00 Hz</text:p>
          </table:table-cell>
          <table:table-cell table:formula="of:=1000000000/[.L9]" office:value-type="float" office:value="10204200.4391761">
            <text:p>10.2 ms</text:p>
          </table:table-cell>
          <table:table-cell table:formula="of:=[.M8]-[.M9]" office:value-type="float" office:value="606773.333575893">
            <text:p>606.77 us</text:p>
          </table:table-cell>
          <table:table-cell table:number-columns-repeated="5"/>
          <table:table-cell office:value-type="string">
            <text:p>Serv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500 Hz</text:p>
          </table:table-cell>
          <table:table-cell table:number-columns-repeated="2"/>
        </table:table-row>
        <table:table-row table:style-name="ro1">
          <table:table-cell office:value-type="string">
            <text:p>min period/incriment</text:p>
          </table:table-cell>
          <table:table-cell table:style-name="ce1" table:formula="of:=1000000000/[.B8]" office:value-type="float" office:value="8000">
            <text:p>8. us</text:p>
          </table:table-cell>
          <table:table-cell table:style-name="ce1" table:formula="of:=1000000000/[.C8]" office:value-type="float" office:value="1000">
            <text:p>1000 ns</text:p>
          </table:table-cell>
          <table:table-cell table:style-name="ce1" table:formula="of:=1000000000/[.D8]" office:value-type="float" office:value="16000">
            <text:p>16. us</text:p>
          </table:table-cell>
          <table:table-cell table:style-name="ce1" table:formula="of:=1000000000/[.E8]" office:value-type="float" office:value="8000">
            <text:p>8. us</text:p>
          </table:table-cell>
          <table:table-cell table:style-name="ce1"/>
          <table:table-cell table:style-name="ce1" office:value-type="string">
            <text:p>we make</text:p>
          </table:table-cell>
          <table:table-cell office:value-type="string">
            <text:p>erro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#</text:p>
          </table:table-cell>
          <table:table-cell table:formula="of:=[.L11]/2^(1/12)" office:value-type="float" office:value="103.826174394986">
            <text:p>103.83 Hz</text:p>
          </table:table-cell>
          <table:table-cell table:formula="of:=1000000000/[.L10]" office:value-type="float" office:value="9631482.67599359">
            <text:p>9.63 ms</text:p>
          </table:table-cell>
          <table:table-cell table:formula="of:=[.M9]-[.M10]" office:value-type="float" office:value="572717.763182525">
            <text:p>572.72 us</text:p>
          </table:table-cell>
          <table:table-cell table:number-columns-repeated="11"/>
        </table:table-row>
        <table:table-row table:style-name="ro1">
          <table:table-cell office:value-type="string">
            <text:p>max period</text:p>
          </table:table-cell>
          <table:table-cell table:style-name="ce1" table:formula="of:=1000000000/[.B9]" office:value-type="float" office:value="2048000">
            <text:p>2.05 ms</text:p>
          </table:table-cell>
          <table:table-cell table:style-name="ce1" table:formula="of:=1000000000/[.C9]" office:value-type="float" office:value="65536000">
            <text:p>65.54 ms</text:p>
          </table:table-cell>
          <table:table-cell table:style-name="ce1" table:formula="of:=1000000000/[.D9]" office:value-type="float" office:value="4096000">
            <text:p>4.1 ms</text:p>
          </table:table-cell>
          <table:table-cell table:style-name="ce1" table:formula="of:=1000000000/[.E9]" office:value-type="float" office:value="2048000">
            <text:p>2.05 ms</text:p>
          </table:table-cell>
          <table:table-cell table:style-name="ce1" table:number-columns-repeated="2"/>
          <table:table-cell table:number-columns-repeated="2"/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float" office:value="110">
            <text:p>110.00 Hz</text:p>
          </table:table-cell>
          <table:table-cell table:formula="of:=1000000000/[.L11]" office:value-type="float" office:value="9090909.09090909">
            <text:p>9.09 ms</text:p>
          </table:table-cell>
          <table:table-cell table:formula="of:=[.M10]-[.M11]" office:value-type="float" office:value="540573.585084502">
            <text:p>540.57 us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office:value-type="string">
            <text:p>A#</text:p>
          </table:table-cell>
          <table:table-cell table:formula="of:=[.L11]*2^(1/12)" office:value-type="float" office:value="116.540940379522">
            <text:p>116.54 Hz</text:p>
          </table:table-cell>
          <table:table-cell table:formula="of:=1000000000/[.L12]" office:value-type="float" office:value="8580675.56983358">
            <text:p>8.58 ms</text:p>
          </table:table-cell>
          <table:table-cell table:formula="of:=[.M11]-[.M12]" office:value-type="float" office:value="510233.521075515">
            <text:p>510.23 us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table:formula="of:=[.L12]*2^(1/12)" office:value-type="float" office:value="123.470825314031">
            <text:p>123.47 Hz</text:p>
          </table:table-cell>
          <table:table-cell table:formula="of:=1000000000/[.L13]" office:value-type="float" office:value="8099079.25582127">
            <text:p>8.1 ms</text:p>
          </table:table-cell>
          <table:table-cell table:formula="of:=[.M12]-[.M13]" office:value-type="float" office:value="481596.314012311">
            <text:p>481.6 us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string">
            <text:p>C</text:p>
          </table:table-cell>
          <table:table-cell table:formula="of:=[.L13]*2^(1/12)" office:value-type="float" office:value="130.812782650299">
            <text:p>130.81 Hz</text:p>
          </table:table-cell>
          <table:table-cell table:formula="of:=1000000000/[.L14]" office:value-type="float" office:value="7644512.86594286">
            <text:p>7.64 ms</text:p>
          </table:table-cell>
          <table:table-cell table:formula="of:=[.M13]-[.M14]" office:value-type="float" office:value="454566.389878408">
            <text:p>454.57 us</text:p>
          </table:table-cell>
          <table:table-cell table:number-columns-repeated="11"/>
        </table:table-row>
        <table:table-row table:style-name="ro1">
          <table:table-cell office:value-type="string">
            <text:p>38Khz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string">
            <text:p>C#</text:p>
          </table:table-cell>
          <table:table-cell table:formula="of:=[.L14]*2^(1/12)" office:value-type="float" office:value="138.591315488436">
            <text:p>138.59 Hz</text:p>
          </table:table-cell>
          <table:table-cell table:formula="of:=1000000000/[.L15]" office:value-type="float" office:value="7215459.32712818">
            <text:p>7.22 ms</text:p>
          </table:table-cell>
          <table:table-cell table:formula="of:=[.M14]-[.M15]" office:value-type="float" office:value="429053.53881468">
            <text:p>429.05 us</text:p>
          </table:table-cell>
          <table:table-cell table:number-columns-repeated="11"/>
        </table:table-row>
        <table:table-row table:style-name="ro1">
          <table:table-cell table:style-name="ce1" table:formula="of:=1000000000/38000" office:value-type="float" office:value="26315.7894736842">
            <text:p>26.32 us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string">
            <text:p>D</text:p>
          </table:table-cell>
          <table:table-cell table:formula="of:=[.L15]*2^(1/12)" office:value-type="float" office:value="146.832383958704">
            <text:p>146.83 Hz</text:p>
          </table:table-cell>
          <table:table-cell table:formula="of:=1000000000/[.L16]" office:value-type="float" office:value="6810486.71307582">
            <text:p>6.81 ms</text:p>
          </table:table-cell>
          <table:table-cell table:formula="of:=[.M15]-[.M16]" office:value-type="float" office:value="404972.614052355">
            <text:p>404.97 us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string">
            <text:p>D#</text:p>
          </table:table-cell>
          <table:table-cell table:formula="of:=[.L16]*2^(1/12)" office:value-type="float" office:value="155.56349186104">
            <text:p>155.56 Hz</text:p>
          </table:table-cell>
          <table:table-cell table:formula="of:=1000000000/[.L17]" office:value-type="float" office:value="6428243.46533225">
            <text:p>6.43 ms</text:p>
          </table:table-cell>
          <table:table-cell table:formula="of:=[.M16]-[.M17]" office:value-type="float" office:value="382243.247743574">
            <text:p>382.24 us</text:p>
          </table:table-cell>
          <table:table-cell table:formula="of:=[.L17]*2^(5/1200)" office:value-type="float" office:value="156.013426261467">
            <text:p>156.0134262615</text:p>
          </table:table-cell>
          <table:table-cell table:formula="of:=[.L17]/2^(5/1200)" office:value-type="float" office:value="155.114855047428">
            <text:p>155.1148550474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string">
            <text:p>E</text:p>
          </table:table-cell>
          <table:table-cell table:formula="of:=[.L17]*2^(1/12)" office:value-type="float" office:value="164.813778456435">
            <text:p>164.81 Hz</text:p>
          </table:table-cell>
          <table:table-cell table:formula="of:=1000000000/[.L18]" office:value-type="float" office:value="6067453.88259106">
            <text:p>6.07 ms</text:p>
          </table:table-cell>
          <table:table-cell table:formula="of:=[.M17]-[.M18]" office:value-type="float" office:value="360789.582741186">
            <text:p>360.79 us</text:p>
          </table:table-cell>
          <table:table-cell table:number-columns-repeated="11"/>
        </table:table-row>
        <table:table-row table:style-name="ro1">
          <table:table-cell table:formula="of:=1000/26.32" office:value-type="float" office:value="37.9939209726444">
            <text:p>37.9939209726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table:formula="of:=[.L18]*2^(1/12)" office:value-type="float" office:value="174.614115716502">
            <text:p>174.61 Hz</text:p>
          </table:table-cell>
          <table:table-cell table:formula="of:=1000000000/[.L19]" office:value-type="float" office:value="5726913.86315851">
            <text:p>5.73 ms</text:p>
          </table:table-cell>
          <table:table-cell table:formula="of:=[.M18]-[.M19]" office:value-type="float" office:value="340540.01943255">
            <text:p>340.54 us</text:p>
          </table:table-cell>
          <table:table-cell table:number-columns-repeated="11"/>
        </table:table-row>
        <table:table-row table:style-name="ro1">
          <table:table-cell table:formula="of:=600/26.32" office:value-type="float" office:value="22.7963525835866">
            <text:p>22.7963525836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string">
            <text:p>F#</text:p>
          </table:table-cell>
          <table:table-cell table:formula="of:=[.L19]*2^(1/12)" office:value-type="float" office:value="184.997211355817">
            <text:p>185.00 Hz</text:p>
          </table:table-cell>
          <table:table-cell table:formula="of:=1000000000/[.L20]" office:value-type="float" office:value="5405486.886376">
            <text:p>5.41 ms</text:p>
          </table:table-cell>
          <table:table-cell table:formula="of:=[.M19]-[.M20]" office:value-type="float" office:value="321426.97678251">
            <text:p>321.43 us</text:p>
          </table:table-cell>
          <table:table-cell table:number-columns-repeated="11"/>
        </table:table-row>
        <table:table-row table:style-name="ro1">
          <table:table-cell table:formula="of:=200/26.32" office:value-type="float" office:value="7.59878419452888">
            <text:p>7.5987841945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string">
            <text:p>G</text:p>
          </table:table-cell>
          <table:table-cell table:formula="of:=[.L20]*2^(1/12)" office:value-type="float" office:value="195.997717990875">
            <text:p>196.00 Hz</text:p>
          </table:table-cell>
          <table:table-cell table:formula="of:=1000000000/[.L21]" office:value-type="float" office:value="5102100.21958806">
            <text:p>5.1 ms</text:p>
          </table:table-cell>
          <table:table-cell table:formula="of:=[.M20]-[.M21]" office:value-type="float" office:value="303386.666787946">
            <text:p>303.39 us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min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string">
            <text:p>G#</text:p>
          </table:table-cell>
          <table:table-cell table:formula="of:=[.L21]*2^(1/12)" office:value-type="float" office:value="207.652348789973">
            <text:p>207.65 Hz</text:p>
          </table:table-cell>
          <table:table-cell table:formula="of:=1000000000/[.L22]" office:value-type="float" office:value="4815741.3379968">
            <text:p>4.82 ms</text:p>
          </table:table-cell>
          <table:table-cell table:formula="of:=[.M21]-[.M22]" office:value-type="float" office:value="286358.881591262">
            <text:p>286.36 us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formula="of:=[.L22]*2^(1/12)" office:value-type="float" office:value="220">
            <text:p>220.00 Hz</text:p>
          </table:table-cell>
          <table:table-cell table:formula="of:=1000000000/[.L23]" office:value-type="float" office:value="4545454.54545454">
            <text:p>4.55 ms</text:p>
          </table:table-cell>
          <table:table-cell table:formula="of:=[.M22]-[.M23]" office:value-type="float" office:value="270286.792542251">
            <text:p>270.29 u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error in cents for making the following notes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string">
            <text:p>A#</text:p>
          </table:table-cell>
          <table:table-cell table:formula="of:=[.L23]*2^(1/12)" office:value-type="float" office:value="233.081880759045">
            <text:p>233.08 Hz</text:p>
          </table:table-cell>
          <table:table-cell table:formula="of:=1000000000/[.L24]" office:value-type="float" office:value="4290337.78491679">
            <text:p>4.29 ms</text:p>
          </table:table-cell>
          <table:table-cell table:formula="of:=[.M23]-[.M24]" office:value-type="float" office:value="255116.760537757">
            <text:p>255.12 us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formula="of:=[.L24]*2^(1/12)" office:value-type="float" office:value="246.941650628062">
            <text:p>246.94 Hz</text:p>
          </table:table-cell>
          <table:table-cell table:formula="of:=1000000000/[.L25]" office:value-type="float" office:value="4049539.62791063">
            <text:p>4.05 ms</text:p>
          </table:table-cell>
          <table:table-cell table:formula="of:=[.M24]-[.M25]" office:value-type="float" office:value="240798.157006156">
            <text:p>240.8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26]/([.C$10])))*([.C$10])))/[.$L26])" office:value-type="float" office:value="0.116142245617414">
            <text:p>0.12</text:p>
          </table:table-cell>
          <table:table-cell table:style-name="ce4" table:formula="of:=3986*LOG((1000000000/((ROUND([.$M26]/([.D$10])))*([.D$10])))/[.$L26])" office:value-type="float" office:value="-0.789480482264809">
            <text:p>-0.79</text:p>
          </table:table-cell>
          <table:table-cell table:style-name="ce4" table:formula="of:=3986*LOG((1000000000/((ROUND([.$M26]/([.E$10])))*([.E$10])))/[.$L26])" office:value-type="float" office:value="-0.789480482264809">
            <text:p>-0.79</text:p>
          </table:table-cell>
          <table:table-cell table:style-name="ce4" table:formula="of:=MIN(ABS([.E26]);ABS([.D26]))" office:value-type="float" office:value="0.789480482264809">
            <text:p>0.79</text:p>
          </table:table-cell>
          <table:table-cell table:formula="of:=(ROUND([.M26]/([.$D$10]*2)))*([.$D$10]*2)" office:value-type="float" office:value="3808000">
            <text:p>3808000</text:p>
          </table:table-cell>
          <table:table-cell table:formula="of:=[.M26]-[.G26]" office:value-type="float" office:value="14256.4329714281">
            <text:p>14256.4329714281</text:p>
          </table:table-cell>
          <table:table-cell table:style-name="ce5" table:formula="of:=3986*LOG((1000000000/[.G26])/[.L26])" office:value-type="float" office:value="6.46880186975546">
            <text:p>6.47</text:p>
          </table:table-cell>
          <table:table-cell/>
          <table:table-cell office:value-type="string">
            <text:p>C</text:p>
          </table:table-cell>
          <table:table-cell table:formula="of:=[.L25]*2^(1/12)" office:value-type="float" office:value="261.625565300599">
            <text:p>261.63 Hz</text:p>
          </table:table-cell>
          <table:table-cell table:formula="of:=1000000000/[.L26]" office:value-type="float" office:value="3822256.43297143">
            <text:p>3.82 ms</text:p>
          </table:table-cell>
          <table:table-cell table:formula="of:=[.M25]-[.M26]" office:value-type="float" office:value="227283.194939204">
            <text:p>227.28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27]/([.C$10])))*([.C$10])))/[.$L27])" office:value-type="float" office:value="-0.129710738295353">
            <text:p>-0.13</text:p>
          </table:table-cell>
          <table:table-cell table:style-name="ce4" table:formula="of:=3986*LOG((1000000000/((ROUND([.$M27]/([.D$10])))*([.D$10])))/[.$L27])" office:value-type="float" office:value="3.71290527873524">
            <text:p>3.71</text:p>
          </table:table-cell>
          <table:table-cell table:style-name="ce4" table:formula="of:=3986*LOG((1000000000/((ROUND([.$M27]/([.E$10])))*([.E$10])))/[.$L27])" office:value-type="float" office:value="-0.129710738295353">
            <text:p>-0.13</text:p>
          </table:table-cell>
          <table:table-cell table:style-name="ce4" table:formula="of:=MIN(ABS([.E27]);ABS([.D27]))" office:value-type="float" office:value="0.129710738295353">
            <text:p>0.13</text:p>
          </table:table-cell>
          <table:table-cell table:formula="of:=(ROUND([.M27]/([.$D$10]*2)))*([.$D$10]*2)" office:value-type="float" office:value="3616000">
            <text:p>3616000</text:p>
          </table:table-cell>
          <table:table-cell table:formula="of:=[.M27]-[.G27]" office:value-type="float" office:value="-8270.33643591171">
            <text:p>-8270.3364359117</text:p>
          </table:table-cell>
          <table:table-cell table:style-name="ce5" table:formula="of:=3986*LOG((1000000000/[.G27])/[.L27])" office:value-type="float" office:value="-3.96381597091392">
            <text:p>-3.96</text:p>
          </table:table-cell>
          <table:table-cell/>
          <table:table-cell office:value-type="string">
            <text:p>C#</text:p>
          </table:table-cell>
          <table:table-cell table:formula="of:=[.L26]*2^(1/12)" office:value-type="float" office:value="277.182630976872">
            <text:p>277.18 Hz</text:p>
          </table:table-cell>
          <table:table-cell table:formula="of:=1000000000/[.L27]" office:value-type="float" office:value="3607729.66356409">
            <text:p>3.61 ms</text:p>
          </table:table-cell>
          <table:table-cell table:formula="of:=[.M26]-[.M27]" office:value-type="float" office:value="214526.76940734">
            <text:p>214.53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28]/([.C$10])))*([.C$10])))/[.$L28])" office:value-type="float" office:value="0.123717743024047">
            <text:p>0.12</text:p>
          </table:table-cell>
          <table:table-cell table:style-name="ce4" table:formula="of:=3986*LOG((1000000000/((ROUND([.$M28]/([.D$10])))*([.D$10])))/[.$L28])" office:value-type="float" office:value="-1.4008070625684">
            <text:p>-1.40</text:p>
          </table:table-cell>
          <table:table-cell table:style-name="ce4" table:formula="of:=3986*LOG((1000000000/((ROUND([.$M28]/([.E$10])))*([.E$10])))/[.$L28])" office:value-type="float" office:value="-1.4008070625684">
            <text:p>-1.40</text:p>
          </table:table-cell>
          <table:table-cell table:style-name="ce4" table:formula="of:=MIN(ABS([.E28]);ABS([.D28]))" office:value-type="float" office:value="1.4008070625684">
            <text:p>1.40</text:p>
          </table:table-cell>
          <table:table-cell table:formula="of:=(ROUND([.M28]/([.$D$10]*2)))*([.$D$10]*2)" office:value-type="float" office:value="3392000">
            <text:p>3392000</text:p>
          </table:table-cell>
          <table:table-cell table:formula="of:=[.M28]-[.G28]" office:value-type="float" office:value="13243.3565379111">
            <text:p>13243.3565379111</text:p>
          </table:table-cell>
          <table:table-cell table:style-name="ce5" table:formula="of:=3986*LOG((1000000000/[.G28])/[.L28])" office:value-type="float" office:value="6.74555058223708">
            <text:p>6.75</text:p>
          </table:table-cell>
          <table:table-cell/>
          <table:table-cell office:value-type="string">
            <text:p>D</text:p>
          </table:table-cell>
          <table:table-cell table:formula="of:=[.L27]*2^(1/12)" office:value-type="float" office:value="293.664767917408">
            <text:p>293.66 Hz</text:p>
          </table:table-cell>
          <table:table-cell table:formula="of:=1000000000/[.L28]" office:value-type="float" office:value="3405243.35653791">
            <text:p>3.41 ms</text:p>
          </table:table-cell>
          <table:table-cell table:formula="of:=[.M27]-[.M28]" office:value-type="float" office:value="202486.307026177">
            <text:p>202.49 us</text:p>
          </table:table-cell>
          <table:table-cell table:number-columns-repeated="5"/>
          <table:table-cell table:formula="of:=1500/180" office:value-type="float" office:value="8.33333333333333">
            <text:p>8.333333333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table:formula="of:=3986*LOG((1000000000/((ROUND([.$M29]/([.C$10])))*([.C$10])))/[.$L29])" office:value-type="float" office:value="0.065565389050082">
            <text:p>0.07</text:p>
          </table:table-cell>
          <table:table-cell table:style-name="ce4" table:formula="of:=3986*LOG((1000000000/((ROUND([.$M29]/([.D$10])))*([.D$10])))/[.$L29])" office:value-type="float" office:value="-1.01132286021416">
            <text:p>-1.01</text:p>
          </table:table-cell>
          <table:table-cell table:style-name="ce4" table:formula="of:=3986*LOG((1000000000/((ROUND([.$M29]/([.E$10])))*([.E$10])))/[.$L29])" office:value-type="float" office:value="-1.01132286021416">
            <text:p>-1.01</text:p>
          </table:table-cell>
          <table:table-cell table:style-name="ce4" table:formula="of:=MIN(ABS([.E29]);ABS([.D29]))" office:value-type="float" office:value="1.01132286021416">
            <text:p>1.01</text:p>
          </table:table-cell>
          <table:table-cell table:formula="of:=(ROUND([.M29]/([.$D$10]*2)))*([.$D$10]*2)" office:value-type="float" office:value="3200000">
            <text:p>3200000</text:p>
          </table:table-cell>
          <table:table-cell table:formula="of:=[.M29]-[.G29]" office:value-type="float" office:value="14121.7326661237">
            <text:p>14121.7326661237</text:p>
          </table:table-cell>
          <table:table-cell table:style-name="ce5" table:formula="of:=3986*LOG((1000000000/[.G29])/[.L29])" office:value-type="float" office:value="7.62259930122567">
            <text:p>7.62</text:p>
          </table:table-cell>
          <table:table-cell/>
          <table:table-cell office:value-type="string">
            <text:p>D#</text:p>
          </table:table-cell>
          <table:table-cell table:formula="of:=[.L28]*2^(1/12)" office:value-type="float" office:value="311.126983722081">
            <text:p>311.13 Hz</text:p>
          </table:table-cell>
          <table:table-cell table:formula="of:=1000000000/[.L29]" office:value-type="float" office:value="3214121.73266612">
            <text:p>3.21 ms</text:p>
          </table:table-cell>
          <table:table-cell table:formula="of:=[.M28]-[.M29]" office:value-type="float" office:value="191121.623871787">
            <text:p>191.12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30]/([.C$10])))*([.C$10])))/[.$L30])" office:value-type="float" office:value="-0.155805074552052">
            <text:p>-0.16</text:p>
          </table:table-cell>
          <table:table-cell table:style-name="ce4" table:formula="of:=3986*LOG((1000000000/((ROUND([.$M30]/([.D$10])))*([.D$10])))/[.$L30])" office:value-type="float" office:value="-3.57582160650746">
            <text:p>-3.58</text:p>
          </table:table-cell>
          <table:table-cell table:style-name="ce4" table:formula="of:=3986*LOG((1000000000/((ROUND([.$M30]/([.E$10])))*([.E$10])))/[.$L30])" office:value-type="float" office:value="0.985703575361198">
            <text:p>0.99</text:p>
          </table:table-cell>
          <table:table-cell table:style-name="ce4" table:formula="of:=MIN(ABS([.E30]);ABS([.D30]))" office:value-type="float" office:value="0.985703575361198">
            <text:p>0.99</text:p>
          </table:table-cell>
          <table:table-cell table:formula="of:=(ROUND([.M30]/([.$D$10]*2)))*([.$D$10]*2)" office:value-type="float" office:value="3040000">
            <text:p>3040000</text:p>
          </table:table-cell>
          <table:table-cell table:formula="of:=[.M30]-[.G30]" office:value-type="float" office:value="-6273.05870446889">
            <text:p>-6273.0587044689</text:p>
          </table:table-cell>
          <table:table-cell table:style-name="ce5" table:formula="of:=3986*LOG((1000000000/[.G30])/[.L30])" office:value-type="float" office:value="-3.57582160650746">
            <text:p>-3.58</text:p>
          </table:table-cell>
          <table:table-cell/>
          <table:table-cell office:value-type="string">
            <text:p>E</text:p>
          </table:table-cell>
          <table:table-cell table:formula="of:=[.L29]*2^(1/12)" office:value-type="float" office:value="329.62755691287">
            <text:p>329.63 Hz</text:p>
          </table:table-cell>
          <table:table-cell table:formula="of:=1000000000/[.L30]" office:value-type="float" office:value="3033726.94129553">
            <text:p>3.03 ms</text:p>
          </table:table-cell>
          <table:table-cell table:formula="of:=[.M29]-[.M30]" office:value-type="float" office:value="180394.791370593">
            <text:p>180.39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31]/([.C$10])))*([.C$10])))/[.$L31])" office:value-type="float" office:value="0.276259217506722">
            <text:p>0.28</text:p>
          </table:table-cell>
          <table:table-cell table:style-name="ce4" table:formula="of:=3986*LOG((1000000000/((ROUND([.$M31]/([.D$10])))*([.D$10])))/[.$L31])" office:value-type="float" office:value="-0.328279920771396">
            <text:p>-0.33</text:p>
          </table:table-cell>
          <table:table-cell table:style-name="ce4" table:formula="of:=3986*LOG((1000000000/((ROUND([.$M31]/([.E$10])))*([.E$10])))/[.$L31])" office:value-type="float" office:value="-0.328279920771396">
            <text:p>-0.33</text:p>
          </table:table-cell>
          <table:table-cell table:style-name="ce4" table:formula="of:=MIN(ABS([.E31]);ABS([.D31]))" office:value-type="float" office:value="0.328279920771396">
            <text:p>0.33</text:p>
          </table:table-cell>
          <table:table-cell table:formula="of:=(ROUND([.M31]/([.$D$10]*2)))*([.$D$10]*2)" office:value-type="float" office:value="2848000">
            <text:p>2848000</text:p>
          </table:table-cell>
          <table:table-cell table:formula="of:=[.M31]-[.G31]" office:value-type="float" office:value="15456.931579256">
            <text:p>15456.931579256</text:p>
          </table:table-cell>
          <table:table-cell table:style-name="ce5" table:formula="of:=3986*LOG((1000000000/[.G31])/[.L31])" office:value-type="float" office:value="9.36977236183153">
            <text:p>9.37</text:p>
          </table:table-cell>
          <table:table-cell/>
          <table:table-cell office:value-type="string">
            <text:p>F</text:p>
          </table:table-cell>
          <table:table-cell table:formula="of:=[.L30]*2^(1/12)" office:value-type="float" office:value="349.228231433004">
            <text:p>349.23 Hz</text:p>
          </table:table-cell>
          <table:table-cell table:formula="of:=1000000000/[.L31]" office:value-type="float" office:value="2863456.93157926">
            <text:p>2.86 ms</text:p>
          </table:table-cell>
          <table:table-cell table:formula="of:=[.M30]-[.M31]" office:value-type="float" office:value="170270.009716275">
            <text:p>170.27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32]/([.C$10])))*([.C$10])))/[.$L32])" office:value-type="float" office:value="-0.164315949906035">
            <text:p>-0.16</text:p>
          </table:table-cell>
          <table:table-cell table:style-name="ce4" table:formula="of:=3986*LOG((1000000000/((ROUND([.$M32]/([.D$10])))*([.D$10])))/[.$L32])" office:value-type="float" office:value="-0.804633251405443">
            <text:p>-0.80</text:p>
          </table:table-cell>
          <table:table-cell table:style-name="ce4" table:formula="of:=3986*LOG((1000000000/((ROUND([.$M32]/([.E$10])))*([.E$10])))/[.$L32])" office:value-type="float" office:value="-0.804633251405443">
            <text:p>-0.80</text:p>
          </table:table-cell>
          <table:table-cell table:style-name="ce4" table:formula="of:=MIN(ABS([.E32]);ABS([.D32]))" office:value-type="float" office:value="0.804633251405443">
            <text:p>0.80</text:p>
          </table:table-cell>
          <table:table-cell table:formula="of:=(ROUND([.M32]/([.$D$10]*2)))*([.$D$10]*2)" office:value-type="float" office:value="2688000">
            <text:p>2688000</text:p>
          </table:table-cell>
          <table:table-cell table:formula="of:=[.M32]-[.G32]" office:value-type="float" office:value="14743.4431880014">
            <text:p>14743.4431880014</text:p>
          </table:table-cell>
          <table:table-cell table:style-name="ce5" table:formula="of:=3986*LOG((1000000000/[.G32])/[.L32])" office:value-type="float" office:value="9.46897437940772">
            <text:p>9.47</text:p>
          </table:table-cell>
          <table:table-cell/>
          <table:table-cell office:value-type="string">
            <text:p>F#</text:p>
          </table:table-cell>
          <table:table-cell table:formula="of:=[.L31]*2^(1/12)" office:value-type="float" office:value="369.994422711635">
            <text:p>369.99 Hz</text:p>
          </table:table-cell>
          <table:table-cell table:formula="of:=1000000000/[.L32]" office:value-type="float" office:value="2702743.443188">
            <text:p>2.7 ms</text:p>
          </table:table-cell>
          <table:table-cell table:formula="of:=[.M31]-[.M32]" office:value-type="float" office:value="160713.488391255">
            <text:p>160.71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33]/([.C$10])))*([.C$10])))/[.$L33])" office:value-type="float" office:value="0.0340039602047583">
            <text:p>0.03</text:p>
          </table:table-cell>
          <table:table-cell table:style-name="ce4" table:formula="of:=3986*LOG((1000000000/((ROUND([.$M33]/([.D$10])))*([.D$10])))/[.$L33])" office:value-type="float" office:value="4.79070357099183">
            <text:p>4.79</text:p>
          </table:table-cell>
          <table:table-cell table:style-name="ce4" table:formula="of:=3986*LOG((1000000000/((ROUND([.$M33]/([.E$10])))*([.E$10])))/[.$L33])" office:value-type="float" office:value="-0.644458836983771">
            <text:p>-0.64</text:p>
          </table:table-cell>
          <table:table-cell table:style-name="ce4" table:formula="of:=MIN(ABS([.E33]);ABS([.D33]))" office:value-type="float" office:value="0.644458836983771">
            <text:p>0.64</text:p>
          </table:table-cell>
          <table:table-cell table:formula="of:=(ROUND([.M33]/([.$D$10]*2)))*([.$D$10]*2)" office:value-type="float" office:value="2560000">
            <text:p>2560000</text:p>
          </table:table-cell>
          <table:table-cell table:formula="of:=[.M33]-[.G33]" office:value-type="float" office:value="-8949.8902059719">
            <text:p>-8949.8902059719</text:p>
          </table:table-cell>
          <table:table-cell table:style-name="ce5" table:formula="of:=3986*LOG((1000000000/[.G33])/[.L33])" office:value-type="float" office:value="-6.06260975420493">
            <text:p>-6.06</text:p>
          </table:table-cell>
          <table:table-cell/>
          <table:table-cell office:value-type="string">
            <text:p>G</text:p>
          </table:table-cell>
          <table:table-cell table:formula="of:=[.L32]*2^(1/12)" office:value-type="float" office:value="391.995435981749">
            <text:p>392.00 Hz</text:p>
          </table:table-cell>
          <table:table-cell table:formula="of:=1000000000/[.L33]" office:value-type="float" office:value="2551050.10979403">
            <text:p>2.55 ms</text:p>
          </table:table-cell>
          <table:table-cell table:formula="of:=[.M32]-[.M33]" office:value-type="float" office:value="151693.333393973">
            <text:p>151.69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34]/([.C$10])))*([.C$10])))/[.$L34])" office:value-type="float" office:value="-0.0929778345049685">
            <text:p>-0.09</text:p>
          </table:table-cell>
          <table:table-cell table:style-name="ce4" table:formula="of:=3986*LOG((1000000000/((ROUND([.$M34]/([.D$10])))*([.D$10])))/[.$L34])" office:value-type="float" office:value="5.66775228998015">
            <text:p>5.67</text:p>
          </table:table-cell>
          <table:table-cell table:style-name="ce4" table:formula="of:=3986*LOG((1000000000/((ROUND([.$M34]/([.E$10])))*([.E$10])))/[.$L34])" office:value-type="float" office:value="-0.0929778345049685">
            <text:p>-0.09</text:p>
          </table:table-cell>
          <table:table-cell table:style-name="ce4" table:formula="of:=MIN(ABS([.E34]);ABS([.D34]))" office:value-type="float" office:value="0.0929778345049685">
            <text:p>0.09</text:p>
          </table:table-cell>
          <table:table-cell table:formula="of:=(ROUND([.M34]/([.$D$10]*2)))*([.$D$10]*2)" office:value-type="float" office:value="2400000">
            <text:p>2400000</text:p>
          </table:table-cell>
          <table:table-cell table:formula="of:=[.M34]-[.G34]" office:value-type="float" office:value="7870.66899839696">
            <text:p>7870.668998397</text:p>
          </table:table-cell>
          <table:table-cell table:style-name="ce5" table:formula="of:=3986*LOG((1000000000/[.G34])/[.L34])" office:value-type="float" office:value="5.66775228998015">
            <text:p>5.67</text:p>
          </table:table-cell>
          <table:table-cell/>
          <table:table-cell office:value-type="string">
            <text:p>G#</text:p>
          </table:table-cell>
          <table:table-cell table:formula="of:=[.L33]*2^(1/12)" office:value-type="float" office:value="415.304697579945">
            <text:p>415.30 Hz</text:p>
          </table:table-cell>
          <table:table-cell table:formula="of:=1000000000/[.L34]" office:value-type="float" office:value="2407870.6689984">
            <text:p>2.41 ms</text:p>
          </table:table-cell>
          <table:table-cell table:formula="of:=[.M33]-[.M34]" office:value-type="float" office:value="143179.440795631">
            <text:p>143.18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35]/([.C$10])))*([.C$10])))/[.$L35])" office:value-type="float" office:value="-0.207719273677517">
            <text:p>-0.21</text:p>
          </table:table-cell>
          <table:table-cell table:style-name="ce4" table:formula="of:=3986*LOG((1000000000/((ROUND([.$M35]/([.D$10])))*([.D$10])))/[.$L35])" office:value-type="float" office:value="0.554039948676592">
            <text:p>0.55</text:p>
          </table:table-cell>
          <table:table-cell table:style-name="ce4" table:formula="of:=3986*LOG((1000000000/((ROUND([.$M35]/([.E$10])))*([.E$10])))/[.$L35])" office:value-type="float" office:value="0.554039948676592">
            <text:p>0.55</text:p>
          </table:table-cell>
          <table:table-cell table:style-name="ce4" table:formula="of:=MIN(ABS([.E35]);ABS([.D35]))" office:value-type="float" office:value="0.554039948676592">
            <text:p>0.55</text:p>
          </table:table-cell>
          <table:table-cell table:formula="of:=(ROUND([.M35]/([.$D$10]*2)))*([.$D$10]*2)" office:value-type="float" office:value="2272000">
            <text:p>2272000</text:p>
          </table:table-cell>
          <table:table-cell table:formula="of:=[.M35]-[.G35]" office:value-type="float" office:value="727.272727271542">
            <text:p>727.2727272715</text:p>
          </table:table-cell>
          <table:table-cell table:style-name="ce5" table:formula="of:=3986*LOG((1000000000/[.G35])/[.L35])" office:value-type="float" office:value="0.554039948676592">
            <text:p>0.55</text:p>
          </table:table-cell>
          <table:table-cell/>
          <table:table-cell office:value-type="string">
            <text:p>A</text:p>
          </table:table-cell>
          <table:table-cell table:formula="of:=[.L34]*2^(1/12)" office:value-type="float" office:value="440">
            <text:p>440.00 Hz</text:p>
          </table:table-cell>
          <table:table-cell table:formula="of:=1000000000/[.L35]" office:value-type="float" office:value="2272727.27272727">
            <text:p>2.27 ms</text:p>
          </table:table-cell>
          <table:table-cell table:formula="of:=[.M34]-[.M35]" office:value-type="float" office:value="135143.396271125">
            <text:p>135.14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36]/([.C$10])))*([.C$10])))/[.$L36])" office:value-type="float" office:value="0.136297367988384">
            <text:p>0.14</text:p>
          </table:table-cell>
          <table:table-cell table:style-name="ce4" table:formula="of:=3986*LOG((1000000000/((ROUND([.$M36]/([.D$10])))*([.D$10])))/[.$L36])" office:value-type="float" office:value="0.943524151030657">
            <text:p>0.94</text:p>
          </table:table-cell>
          <table:table-cell table:style-name="ce4" table:formula="of:=3986*LOG((1000000000/((ROUND([.$M36]/([.E$10])))*([.E$10])))/[.$L36])" office:value-type="float" office:value="0.943524151030657">
            <text:p>0.94</text:p>
          </table:table-cell>
          <table:table-cell table:style-name="ce4" table:formula="of:=MIN(ABS([.E36]);ABS([.D36]))" office:value-type="float" office:value="0.943524151030657">
            <text:p>0.94</text:p>
          </table:table-cell>
          <table:table-cell table:formula="of:=(ROUND([.M36]/([.$D$10]*2)))*([.$D$10]*2)" office:value-type="float" office:value="2144000">
            <text:p>2144000</text:p>
          </table:table-cell>
          <table:table-cell table:formula="of:=[.M36]-[.G36]" office:value-type="float" office:value="1168.89245839324">
            <text:p>1168.8924583932</text:p>
          </table:table-cell>
          <table:table-cell table:style-name="ce5" table:formula="of:=3986*LOG((1000000000/[.G36])/[.L36])" office:value-type="float" office:value="0.943524151030657">
            <text:p>0.94</text:p>
          </table:table-cell>
          <table:table-cell/>
          <table:table-cell office:value-type="string">
            <text:p>A#</text:p>
          </table:table-cell>
          <table:table-cell table:formula="of:=[.L35]*2^(1/12)" office:value-type="float" office:value="466.16376151809">
            <text:p>466.16 Hz</text:p>
          </table:table-cell>
          <table:table-cell table:formula="of:=1000000000/[.L36]" office:value-type="float" office:value="2145168.89245839">
            <text:p>2.15 ms</text:p>
          </table:table-cell>
          <table:table-cell table:formula="of:=[.M35]-[.M36]" office:value-type="float" office:value="127558.380268878">
            <text:p>127.56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37]/([.C$10])))*([.C$10])))/[.$L37])" office:value-type="float" office:value="-0.196788743755461">
            <text:p>-0.20</text:p>
          </table:table-cell>
          <table:table-cell table:style-name="ce4" table:formula="of:=3986*LOG((1000000000/((ROUND([.$M37]/([.D$10])))*([.D$10])))/[.$L37])" office:value-type="float" office:value="-6.1705115236758">
            <text:p>-6.17</text:p>
          </table:table-cell>
          <table:table-cell table:style-name="ce4" table:formula="of:=3986*LOG((1000000000/((ROUND([.$M37]/([.E$10])))*([.E$10])))/[.$L37])" office:value-type="float" office:value="0.658285516587215">
            <text:p>0.66</text:p>
          </table:table-cell>
          <table:table-cell table:style-name="ce4" table:formula="of:=MIN(ABS([.E37]);ABS([.D37]))" office:value-type="float" office:value="0.658285516587215">
            <text:p>0.66</text:p>
          </table:table-cell>
          <table:table-cell table:formula="of:=(ROUND([.M37]/([.$D$10]*2)))*([.$D$10]*2)" office:value-type="float" office:value="2016000">
            <text:p>2016000</text:p>
          </table:table-cell>
          <table:table-cell table:formula="of:=[.M37]-[.G37]" office:value-type="float" office:value="8769.81395531539">
            <text:p>8769.8139553154</text:p>
          </table:table-cell>
          <table:table-cell table:style-name="ce5" table:formula="of:=3986*LOG((1000000000/[.G37])/[.L37])" office:value-type="float" office:value="7.51412736816239">
            <text:p>7.51</text:p>
          </table:table-cell>
          <table:table-cell/>
          <table:table-cell office:value-type="string">
            <text:p>B</text:p>
          </table:table-cell>
          <table:table-cell table:formula="of:=[.L36]*2^(1/12)" office:value-type="float" office:value="493.883301256124">
            <text:p>493.88 Hz</text:p>
          </table:table-cell>
          <table:table-cell table:formula="of:=1000000000/[.L37]" office:value-type="float" office:value="2024769.81395532">
            <text:p>2.02 ms</text:p>
          </table:table-cell>
          <table:table-cell table:formula="of:=[.M36]-[.M37]" office:value-type="float" office:value="120399.078503078">
            <text:p>120.4 us</text:p>
          </table:table-cell>
          <table:table-cell/>
          <table:table-cell table:formula="of:=(1000000000/((ROUND([.$M37]/([.D$10]*2)))*([.D$10]*2)))" office:value-type="float" office:value="496.031746031746">
            <text:p>496.031746031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table:formula="of:=3986*LOG((1000000000/((ROUND([.$M38]/([.C$10])))*([.C$10])))/[.$L38])" office:value-type="float" office:value="0.116142245617029">
            <text:p>0.12</text:p>
          </table:table-cell>
          <table:table-cell table:style-name="ce4" table:formula="of:=3986*LOG((1000000000/((ROUND([.$M38]/([.D$10])))*([.D$10])))/[.$L38])" office:value-type="float" office:value="6.46880186975508">
            <text:p>6.47</text:p>
          </table:table-cell>
          <table:table-cell table:style-name="ce4" table:formula="of:=3986*LOG((1000000000/((ROUND([.$M38]/([.E$10])))*([.E$10])))/[.$L38])" office:value-type="float" office:value="-0.789480482265193">
            <text:p>-0.79</text:p>
          </table:table-cell>
          <table:table-cell table:style-name="ce4" table:formula="of:=MIN(ABS([.E38]);ABS([.D38]))" office:value-type="float" office:value="0.789480482265193">
            <text:p>0.79</text:p>
          </table:table-cell>
          <table:table-cell table:number-columns-repeated="4"/>
          <table:table-cell office:value-type="string">
            <text:p>C</text:p>
          </table:table-cell>
          <table:table-cell table:formula="of:=[.L37]*2^(1/12)" office:value-type="float" office:value="523.251130601198">
            <text:p>523.25 Hz</text:p>
          </table:table-cell>
          <table:table-cell table:formula="of:=1000000000/[.L38]" office:value-type="float" office:value="1911128.21648571">
            <text:p>1.91 ms</text:p>
          </table:table-cell>
          <table:table-cell table:formula="of:=[.M37]-[.M38]" office:value-type="float" office:value="113641.597469602">
            <text:p>113.64 us</text:p>
          </table:table-cell>
          <table:table-cell table:number-columns-repeated="7"/>
          <table:table-cell office:value-type="float" office:value="16000000">
            <text:p>16000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table:formula="of:=3986*LOG((1000000000/((ROUND([.$M39]/([.C$10])))*([.C$10])))/[.$L39])" office:value-type="float" office:value="-0.129710738296122">
            <text:p>-0.13</text:p>
          </table:table-cell>
          <table:table-cell table:style-name="ce4" table:formula="of:=3986*LOG((1000000000/((ROUND([.$M39]/([.D$10])))*([.D$10])))/[.$L39])" office:value-type="float" office:value="-3.9638159709145">
            <text:p>-3.96</text:p>
          </table:table-cell>
          <table:table-cell table:style-name="ce4" table:formula="of:=3986*LOG((1000000000/((ROUND([.$M39]/([.E$10])))*([.E$10])))/[.$L39])" office:value-type="float" office:value="3.71290527873447">
            <text:p>3.71</text:p>
          </table:table-cell>
          <table:table-cell table:style-name="ce4" table:formula="of:=MIN(ABS([.E39]);ABS([.D39]))" office:value-type="float" office:value="3.71290527873447">
            <text:p>3.71</text:p>
          </table:table-cell>
          <table:table-cell table:number-columns-repeated="4"/>
          <table:table-cell office:value-type="string">
            <text:p>C#</text:p>
          </table:table-cell>
          <table:table-cell table:formula="of:=[.L38]*2^(1/12)" office:value-type="float" office:value="554.365261953745">
            <text:p>554.37 Hz</text:p>
          </table:table-cell>
          <table:table-cell table:formula="of:=1000000000/[.L39]" office:value-type="float" office:value="1803864.83178204">
            <text:p>1.8 ms</text:p>
          </table:table-cell>
          <table:table-cell table:formula="of:=[.M38]-[.M39]" office:value-type="float" office:value="107263.38470367">
            <text:p>107.26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40]/([.C$10])))*([.C$10])))/[.$L40])" office:value-type="float" office:value="-0.384606384801029">
            <text:p>-0.38</text:p>
          </table:table-cell>
          <table:table-cell table:style-name="ce4" table:formula="of:=3986*LOG((1000000000/((ROUND([.$M40]/([.D$10])))*([.D$10])))/[.$L40])" office:value-type="float" office:value="6.74555058223631">
            <text:p>6.75</text:p>
          </table:table-cell>
          <table:table-cell table:style-name="ce4" table:formula="of:=3986*LOG((1000000000/((ROUND([.$M40]/([.E$10])))*([.E$10])))/[.$L40])" office:value-type="float" office:value="-1.40080706256897">
            <text:p>-1.40</text:p>
          </table:table-cell>
          <table:table-cell table:style-name="ce4" table:formula="of:=MIN(ABS([.E40]);ABS([.D40]))" office:value-type="float" office:value="1.40080706256897">
            <text:p>1.40</text:p>
          </table:table-cell>
          <table:table-cell table:number-columns-repeated="4"/>
          <table:table-cell office:value-type="string">
            <text:p>D</text:p>
          </table:table-cell>
          <table:table-cell table:formula="of:=[.L39]*2^(1/12)" office:value-type="float" office:value="587.329535834816">
            <text:p>587.33 Hz</text:p>
          </table:table-cell>
          <table:table-cell table:formula="of:=1000000000/[.L40]" office:value-type="float" office:value="1702621.67826896">
            <text:p>1.7 ms</text:p>
          </table:table-cell>
          <table:table-cell table:formula="of:=[.M39]-[.M40]" office:value-type="float" office:value="101243.153513089">
            <text:p>101.24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41]/([.C$10])))*([.C$10])))/[.$L41])" office:value-type="float" office:value="0.0655653890493133">
            <text:p>0.07</text:p>
          </table:table-cell>
          <table:table-cell table:style-name="ce4" table:formula="of:=3986*LOG((1000000000/((ROUND([.$M41]/([.D$10])))*([.D$10])))/[.$L41])" office:value-type="float" office:value="7.62259930122452">
            <text:p>7.62</text:p>
          </table:table-cell>
          <table:table-cell table:style-name="ce4" table:formula="of:=3986*LOG((1000000000/((ROUND([.$M41]/([.E$10])))*([.E$10])))/[.$L41])" office:value-type="float" office:value="-1.01132286021512">
            <text:p>-1.01</text:p>
          </table:table-cell>
          <table:table-cell table:style-name="ce4" table:formula="of:=MIN(ABS([.E41]);ABS([.D41]))" office:value-type="float" office:value="1.01132286021512">
            <text:p>1.01</text:p>
          </table:table-cell>
          <table:table-cell table:number-columns-repeated="4"/>
          <table:table-cell office:value-type="string">
            <text:p>D#</text:p>
          </table:table-cell>
          <table:table-cell table:formula="of:=[.L40]*2^(1/12)" office:value-type="float" office:value="622.253967444162">
            <text:p>622.25 Hz</text:p>
          </table:table-cell>
          <table:table-cell table:formula="of:=1000000000/[.L41]" office:value-type="float" office:value="1607060.86633306">
            <text:p>1.61 ms</text:p>
          </table:table-cell>
          <table:table-cell table:formula="of:=[.M40]-[.M41]" office:value-type="float" office:value="95560.8119358937">
            <text:p>95.56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42]/([.C$10])))*([.C$10])))/[.$L42])" office:value-type="float" office:value="-0.155805074553013">
            <text:p>-0.16</text:p>
          </table:table-cell>
          <table:table-cell table:style-name="ce4" table:formula="of:=3986*LOG((1000000000/((ROUND([.$M42]/([.D$10])))*([.D$10])))/[.$L42])" office:value-type="float" office:value="-3.57582160650842">
            <text:p>-3.58</text:p>
          </table:table-cell>
          <table:table-cell table:style-name="ce4" table:formula="of:=3986*LOG((1000000000/((ROUND([.$M42]/([.E$10])))*([.E$10])))/[.$L42])" office:value-type="float" office:value="-3.57582160650842">
            <text:p>-3.58</text:p>
          </table:table-cell>
          <table:table-cell table:style-name="ce4" table:formula="of:=MIN(ABS([.E42]);ABS([.D42]))" office:value-type="float" office:value="3.57582160650842">
            <text:p>3.58</text:p>
          </table:table-cell>
          <table:table-cell table:number-columns-repeated="4"/>
          <table:table-cell office:value-type="string">
            <text:p>E</text:p>
          </table:table-cell>
          <table:table-cell table:formula="of:=[.L41]*2^(1/12)" office:value-type="float" office:value="659.255113825741">
            <text:p>659.26 Hz</text:p>
          </table:table-cell>
          <table:table-cell table:formula="of:=1000000000/[.L42]" office:value-type="float" office:value="1516863.47064776">
            <text:p>1.52 ms</text:p>
          </table:table-cell>
          <table:table-cell table:formula="of:=[.M41]-[.M42]" office:value-type="float" office:value="90197.3956852963">
            <text:p>90.2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43]/([.C$10])))*([.C$10])))/[.$L43])" office:value-type="float" office:value="-0.328279920772165">
            <text:p>-0.33</text:p>
          </table:table-cell>
          <table:table-cell table:style-name="ce4" table:formula="of:=3986*LOG((1000000000/((ROUND([.$M43]/([.D$10])))*([.D$10])))/[.$L43])" office:value-type="float" office:value="9.36977236183076">
            <text:p>9.37</text:p>
          </table:table-cell>
          <table:table-cell table:style-name="ce4" table:formula="of:=3986*LOG((1000000000/((ROUND([.$M43]/([.E$10])))*([.E$10])))/[.$L43])" office:value-type="float" office:value="-0.328279920772165">
            <text:p>-0.33</text:p>
          </table:table-cell>
          <table:table-cell table:style-name="ce4" table:formula="of:=MIN(ABS([.E43]);ABS([.D43]))" office:value-type="float" office:value="0.328279920772165">
            <text:p>0.33</text:p>
          </table:table-cell>
          <table:table-cell table:number-columns-repeated="4"/>
          <table:table-cell office:value-type="string">
            <text:p>F</text:p>
          </table:table-cell>
          <table:table-cell table:formula="of:=[.L42]*2^(1/12)" office:value-type="float" office:value="698.456462866008">
            <text:p>698.46 Hz</text:p>
          </table:table-cell>
          <table:table-cell table:formula="of:=1000000000/[.L43]" office:value-type="float" office:value="1431728.46578963">
            <text:p>1.43 ms</text:p>
          </table:table-cell>
          <table:table-cell table:formula="of:=[.M42]-[.M43]" office:value-type="float" office:value="85135.0048581376">
            <text:p>85.14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44]/([.C$10])))*([.C$10])))/[.$L44])" office:value-type="float" office:value="0.476238286769383">
            <text:p>0.48</text:p>
          </table:table-cell>
          <table:table-cell table:style-name="ce4" table:formula="of:=3986*LOG((1000000000/((ROUND([.$M44]/([.D$10])))*([.D$10])))/[.$L44])" office:value-type="float" office:value="9.46897437940658">
            <text:p>9.47</text:p>
          </table:table-cell>
          <table:table-cell table:style-name="ce4" table:formula="of:=3986*LOG((1000000000/((ROUND([.$M44]/([.E$10])))*([.E$10])))/[.$L44])" office:value-type="float" office:value="-0.804633251406596">
            <text:p>-0.80</text:p>
          </table:table-cell>
          <table:table-cell table:style-name="ce4" table:formula="of:=MIN(ABS([.E44]);ABS([.D44]))" office:value-type="float" office:value="0.804633251406596">
            <text:p>0.80</text:p>
          </table:table-cell>
          <table:table-cell table:number-columns-repeated="4"/>
          <table:table-cell office:value-type="string">
            <text:p>F#</text:p>
          </table:table-cell>
          <table:table-cell table:formula="of:=[.L43]*2^(1/12)" office:value-type="float" office:value="739.98884542327">
            <text:p>739.99 Hz</text:p>
          </table:table-cell>
          <table:table-cell table:formula="of:=1000000000/[.L44]" office:value-type="float" office:value="1351371.721594">
            <text:p>1.35 ms</text:p>
          </table:table-cell>
          <table:table-cell table:formula="of:=[.M43]-[.M44]" office:value-type="float" office:value="80356.7441956275">
            <text:p>80.36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45]/([.C$10])))*([.C$10])))/[.$L45])" office:value-type="float" office:value="-0.644458836984732">
            <text:p>-0.64</text:p>
          </table:table-cell>
          <table:table-cell table:style-name="ce4" table:formula="of:=3986*LOG((1000000000/((ROUND([.$M45]/([.D$10])))*([.D$10])))/[.$L45])" office:value-type="float" office:value="-6.06260975420589">
            <text:p>-6.06</text:p>
          </table:table-cell>
          <table:table-cell table:style-name="ce4" table:formula="of:=3986*LOG((1000000000/((ROUND([.$M45]/([.E$10])))*([.E$10])))/[.$L45])" office:value-type="float" office:value="4.79070357099068">
            <text:p>4.79</text:p>
          </table:table-cell>
          <table:table-cell table:style-name="ce4" table:formula="of:=MIN(ABS([.E45]);ABS([.D45]))" office:value-type="float" office:value="4.79070357099068">
            <text:p>4.79</text:p>
          </table:table-cell>
          <table:table-cell table:number-columns-repeated="4"/>
          <table:table-cell office:value-type="string">
            <text:p>G</text:p>
          </table:table-cell>
          <table:table-cell table:formula="of:=[.L44]*2^(1/12)" office:value-type="float" office:value="783.990871963499">
            <text:p>783.99 Hz</text:p>
          </table:table-cell>
          <table:table-cell table:formula="of:=1000000000/[.L45]" office:value-type="float" office:value="1275525.05489701">
            <text:p>1.28 ms</text:p>
          </table:table-cell>
          <table:table-cell table:formula="of:=[.M44]-[.M45]" office:value-type="float" office:value="75846.6666969864">
            <text:p>75.85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46]/([.C$10])))*([.C$10])))/[.$L46])" office:value-type="float" office:value="-0.0929778345059295">
            <text:p>-0.09</text:p>
          </table:table-cell>
          <table:table-cell table:style-name="ce4" table:formula="of:=3986*LOG((1000000000/((ROUND([.$M46]/([.D$10])))*([.D$10])))/[.$L46])" office:value-type="float" office:value="5.66775228997938">
            <text:p>5.67</text:p>
          </table:table-cell>
          <table:table-cell table:style-name="ce4" table:formula="of:=3986*LOG((1000000000/((ROUND([.$M46]/([.E$10])))*([.E$10])))/[.$L46])" office:value-type="float" office:value="5.66775228997938">
            <text:p>5.67</text:p>
          </table:table-cell>
          <table:table-cell table:style-name="ce4" table:formula="of:=MIN(ABS([.E46]);ABS([.D46]))" office:value-type="float" office:value="5.66775228997938">
            <text:p>5.67</text:p>
          </table:table-cell>
          <table:table-cell table:number-columns-repeated="4"/>
          <table:table-cell office:value-type="string">
            <text:p>G#</text:p>
          </table:table-cell>
          <table:table-cell table:formula="of:=[.L45]*2^(1/12)" office:value-type="float" office:value="830.609395159891">
            <text:p>830.61 Hz</text:p>
          </table:table-cell>
          <table:table-cell table:formula="of:=1000000000/[.L46]" office:value-type="float" office:value="1203935.3344992">
            <text:p>1.2 ms</text:p>
          </table:table-cell>
          <table:table-cell table:formula="of:=[.M45]-[.M46]" office:value-type="float" office:value="71589.7203978156">
            <text:p>71.59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47]/([.C$10])))*([.C$10])))/[.$L47])" office:value-type="float" office:value="0.554039948675439">
            <text:p>0.55</text:p>
          </table:table-cell>
          <table:table-cell table:style-name="ce4" table:formula="of:=3986*LOG((1000000000/((ROUND([.$M47]/([.D$10])))*([.D$10])))/[.$L47])" office:value-type="float" office:value="0.554039948675439">
            <text:p>0.55</text:p>
          </table:table-cell>
          <table:table-cell table:style-name="ce4" table:formula="of:=3986*LOG((1000000000/((ROUND([.$M47]/([.E$10])))*([.E$10])))/[.$L47])" office:value-type="float" office:value="0.554039948675439">
            <text:p>0.55</text:p>
          </table:table-cell>
          <table:table-cell table:style-name="ce4" table:formula="of:=MIN(ABS([.E47]);ABS([.D47]))" office:value-type="float" office:value="0.554039948675439">
            <text:p>0.55</text:p>
          </table:table-cell>
          <table:table-cell table:number-columns-repeated="4"/>
          <table:table-cell office:value-type="string">
            <text:p>A</text:p>
          </table:table-cell>
          <table:table-cell table:formula="of:=[.L46]*2^(1/12)" office:value-type="float" office:value="880.000000000001">
            <text:p>880.00 Hz</text:p>
          </table:table-cell>
          <table:table-cell table:formula="of:=1000000000/[.L47]" office:value-type="float" office:value="1136363.63636364">
            <text:p>1.14 ms</text:p>
          </table:table-cell>
          <table:table-cell table:formula="of:=[.M46]-[.M47]" office:value-type="float" office:value="67571.6981355627">
            <text:p>67.57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48]/([.C$10])))*([.C$10])))/[.$L48])" office:value-type="float" office:value="-0.670553173241037">
            <text:p>-0.67</text:p>
          </table:table-cell>
          <table:table-cell table:style-name="ce4" table:formula="of:=3986*LOG((1000000000/((ROUND([.$M48]/([.D$10])))*([.D$10])))/[.$L48])" office:value-type="float" office:value="0.943524151029505">
            <text:p>0.94</text:p>
          </table:table-cell>
          <table:table-cell table:style-name="ce4" table:formula="of:=3986*LOG((1000000000/((ROUND([.$M48]/([.E$10])))*([.E$10])))/[.$L48])" office:value-type="float" office:value="0.943524151029505">
            <text:p>0.94</text:p>
          </table:table-cell>
          <table:table-cell table:style-name="ce4" table:formula="of:=MIN(ABS([.E48]);ABS([.D48]))" office:value-type="float" office:value="0.943524151029505">
            <text:p>0.94</text:p>
          </table:table-cell>
          <table:table-cell table:number-columns-repeated="4"/>
          <table:table-cell office:value-type="string">
            <text:p>A#</text:p>
          </table:table-cell>
          <table:table-cell table:formula="of:=[.L47]*2^(1/12)" office:value-type="float" office:value="932.327523036181">
            <text:p>932.33 Hz</text:p>
          </table:table-cell>
          <table:table-cell table:formula="of:=1000000000/[.L48]" office:value-type="float" office:value="1072584.4462292">
            <text:p>1.07 ms</text:p>
          </table:table-cell>
          <table:table-cell table:formula="of:=[.M47]-[.M48]" office:value-type="float" office:value="63779.1901344392">
            <text:p>63.78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49]/([.C$10])))*([.C$10])))/[.$L49])" office:value-type="float" office:value="0.658285516585678">
            <text:p>0.66</text:p>
          </table:table-cell>
          <table:table-cell table:style-name="ce4" table:formula="of:=3986*LOG((1000000000/((ROUND([.$M49]/([.D$10])))*([.D$10])))/[.$L49])" office:value-type="float" office:value="7.51412736816125">
            <text:p>7.51</text:p>
          </table:table-cell>
          <table:table-cell table:style-name="ce4" table:formula="of:=3986*LOG((1000000000/((ROUND([.$M49]/([.E$10])))*([.E$10])))/[.$L49])" office:value-type="float" office:value="-6.17051152367696">
            <text:p>-6.17</text:p>
          </table:table-cell>
          <table:table-cell table:style-name="ce4" table:formula="of:=MIN(ABS([.E49]);ABS([.D49]))" office:value-type="float" office:value="6.17051152367696">
            <text:p>6.17</text:p>
          </table:table-cell>
          <table:table-cell table:number-columns-repeated="4"/>
          <table:table-cell office:value-type="string">
            <text:p>B</text:p>
          </table:table-cell>
          <table:table-cell table:formula="of:=[.L48]*2^(1/12)" office:value-type="float" office:value="987.76660251225">
            <text:p>987.77 Hz</text:p>
          </table:table-cell>
          <table:table-cell table:formula="of:=1000000000/[.L49]" office:value-type="float" office:value="1012384.90697766">
            <text:p>1.01 ms</text:p>
          </table:table-cell>
          <table:table-cell table:formula="of:=[.M48]-[.M49]" office:value-type="float" office:value="60199.5392515389">
            <text:p>60.2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50]/([.C$10])))*([.C$10])))/[.$L50])" office:value-type="float" office:value="-0.789480482266347">
            <text:p>-0.79</text:p>
          </table:table-cell>
          <table:table-cell table:style-name="ce4" table:formula="of:=3986*LOG((1000000000/((ROUND([.$M50]/([.D$10])))*([.D$10])))/[.$L50])" office:value-type="float" office:value="-8.01745676545113">
            <text:p>-8.02</text:p>
          </table:table-cell>
          <table:table-cell table:style-name="ce4" table:formula="of:=3986*LOG((1000000000/((ROUND([.$M50]/([.E$10])))*([.E$10])))/[.$L50])" office:value-type="float" office:value="6.46880186975393">
            <text:p>6.47</text:p>
          </table:table-cell>
          <table:table-cell table:style-name="ce4" table:formula="of:=MIN(ABS([.E50]);ABS([.D50]))" office:value-type="float" office:value="6.46880186975393">
            <text:p>6.47</text:p>
          </table:table-cell>
          <table:table-cell table:number-columns-repeated="4"/>
          <table:table-cell office:value-type="string">
            <text:p>C</text:p>
          </table:table-cell>
          <table:table-cell table:formula="of:=[.L49]*2^(1/12)" office:value-type="float" office:value="1046.5022612024">
            <text:p>1046.50 Hz</text:p>
          </table:table-cell>
          <table:table-cell table:formula="of:=1000000000/[.L50]" office:value-type="float" office:value="955564.108242856">
            <text:p>955.56 us</text:p>
          </table:table-cell>
          <table:table-cell table:formula="of:=[.M49]-[.M50]" office:value-type="float" office:value="56820.7987348008">
            <text:p>56.82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51]/([.C$10])))*([.C$10])))/[.$L51])" office:value-type="float" office:value="-0.129710738297083">
            <text:p>-0.13</text:p>
          </table:table-cell>
          <table:table-cell table:style-name="ce4" table:formula="of:=3986*LOG((1000000000/((ROUND([.$M51]/([.D$10])))*([.D$10])))/[.$L51])" office:value-type="float" office:value="11.4238213906516">
            <text:p>11.42</text:p>
          </table:table-cell>
          <table:table-cell table:style-name="ce4" table:formula="of:=3986*LOG((1000000000/((ROUND([.$M51]/([.E$10])))*([.E$10])))/[.$L51])" office:value-type="float" office:value="-3.96381597091565">
            <text:p>-3.96</text:p>
          </table:table-cell>
          <table:table-cell table:style-name="ce4" table:formula="of:=MIN(ABS([.E51]);ABS([.D51]))" office:value-type="float" office:value="3.96381597091565">
            <text:p>3.96</text:p>
          </table:table-cell>
          <table:table-cell table:number-columns-repeated="4"/>
          <table:table-cell office:value-type="string">
            <text:p>C#</text:p>
          </table:table-cell>
          <table:table-cell table:formula="of:=[.L50]*2^(1/12)" office:value-type="float" office:value="1108.73052390749">
            <text:p>1108.73 Hz</text:p>
          </table:table-cell>
          <table:table-cell table:formula="of:=1000000000/[.L51]" office:value-type="float" office:value="901932.415891021">
            <text:p>901.93 us</text:p>
          </table:table-cell>
          <table:table-cell table:formula="of:=[.M50]-[.M51]" office:value-type="float" office:value="53631.692351835">
            <text:p>53.63 us</text:p>
          </table:table-cell>
          <table:table-cell/>
          <table:table-cell table:formula="of:=1000000000/((ROUND([.$M52]/([.D$10]*2)))*([.D$10]*2))" office:value-type="float" office:value="1157.40740740741">
            <text:p>1157.407407407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table:formula="of:=3986*LOG((1000000000/((ROUND([.$M52]/([.C$10])))*([.C$10])))/[.$L52])" office:value-type="float" office:value="0.632191180329462">
            <text:p>0.63</text:p>
          </table:table-cell>
          <table:table-cell table:style-name="ce4" table:formula="of:=3986*LOG((1000000000/((ROUND([.$M52]/([.D$10])))*([.D$10])))/[.$L52])" office:value-type="float" office:value="6.74555058223516">
            <text:p>6.75</text:p>
          </table:table-cell>
          <table:table-cell table:style-name="ce4" table:formula="of:=3986*LOG((1000000000/((ROUND([.$M52]/([.E$10])))*([.E$10])))/[.$L52])" office:value-type="float" office:value="6.74555058223516">
            <text:p>6.75</text:p>
          </table:table-cell>
          <table:table-cell table:style-name="ce4" table:formula="of:=MIN(ABS([.E52]);ABS([.D52]))" office:value-type="float" office:value="6.74555058223516">
            <text:p>6.75</text:p>
          </table:table-cell>
          <table:table-cell table:number-columns-repeated="4"/>
          <table:table-cell office:value-type="string">
            <text:p>D</text:p>
          </table:table-cell>
          <table:table-cell table:formula="of:=[.L51]*2^(1/12)" office:value-type="float" office:value="1174.65907166963">
            <text:p>1174.66 Hz</text:p>
          </table:table-cell>
          <table:table-cell table:formula="of:=1000000000/[.L52]" office:value-type="float" office:value="851310.839134477">
            <text:p>851.31 us</text:p>
          </table:table-cell>
          <table:table-cell table:formula="of:=[.M51]-[.M52]" office:value-type="float" office:value="50621.5767565443">
            <text:p>50.62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53]/([.C$10])))*([.C$10])))/[.$L53])" office:value-type="float" office:value="-1.01132286021608">
            <text:p>-1.01</text:p>
          </table:table-cell>
          <table:table-cell table:style-name="ce4" table:formula="of:=3986*LOG((1000000000/((ROUND([.$M53]/([.D$10])))*([.D$10])))/[.$L53])" office:value-type="float" office:value="7.62259930122376">
            <text:p>7.62</text:p>
          </table:table-cell>
          <table:table-cell table:style-name="ce4" table:formula="of:=3986*LOG((1000000000/((ROUND([.$M53]/([.E$10])))*([.E$10])))/[.$L53])" office:value-type="float" office:value="7.62259930122376">
            <text:p>7.62</text:p>
          </table:table-cell>
          <table:table-cell table:style-name="ce4" table:formula="of:=MIN(ABS([.E53]);ABS([.D53]))" office:value-type="float" office:value="7.62259930122376">
            <text:p>7.62</text:p>
          </table:table-cell>
          <table:table-cell table:number-columns-repeated="4"/>
          <table:table-cell office:value-type="string">
            <text:p>D#</text:p>
          </table:table-cell>
          <table:table-cell table:formula="of:=[.L52]*2^(1/12)" office:value-type="float" office:value="1244.50793488833">
            <text:p>1244.51 Hz</text:p>
          </table:table-cell>
          <table:table-cell table:formula="of:=1000000000/[.L53]" office:value-type="float" office:value="803530.43316653">
            <text:p>803.53 us</text:p>
          </table:table-cell>
          <table:table-cell table:formula="of:=[.M52]-[.M53]" office:value-type="float" office:value="47780.4059679469">
            <text:p>47.78 u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formula="of:=3986*LOG((1000000000/((ROUND([.$M54]/([.C$10])))*([.C$10])))/[.$L54])" office:value-type="float" office:value="0.985703575359661">
            <text:p>0.99</text:p>
          </table:table-cell>
          <table:table-cell table:style-name="ce4" table:formula="of:=3986*LOG((1000000000/((ROUND([.$M54]/([.D$10])))*([.D$10])))/[.$L54])" office:value-type="float" office:value="14.7428446264387">
            <text:p>14.74</text:p>
          </table:table-cell>
          <table:table-cell table:style-name="ce4" table:formula="of:=3986*LOG((1000000000/((ROUND([.$M54]/([.E$10])))*([.E$10])))/[.$L54])" office:value-type="float" office:value="-3.57582160650919">
            <text:p>-3.58</text:p>
          </table:table-cell>
          <table:table-cell table:style-name="ce4" table:formula="of:=MIN(ABS([.E54]);ABS([.D54]))" office:value-type="float" office:value="3.57582160650919">
            <text:p>3.58</text:p>
          </table:table-cell>
          <table:table-cell table:number-columns-repeated="4"/>
          <table:table-cell office:value-type="string">
            <text:p>E</text:p>
          </table:table-cell>
          <table:table-cell table:formula="of:=[.L53]*2^(1/12)" office:value-type="float" office:value="1318.51022765148">
            <text:p>1318.51 Hz</text:p>
          </table:table-cell>
          <table:table-cell table:formula="of:=1000000000/[.L54]" office:value-type="float" office:value="758431.735323882">
            <text:p>758.43 us</text:p>
          </table:table-cell>
          <table:table-cell table:formula="of:=[.M53]-[.M54]" office:value-type="float" office:value="45098.6978426481">
            <text:p>45.1 us</text:p>
          </table:table-cell>
          <table:table-cell/>
          <table:table-cell table:formula="of:=[.L54]+[.D54]" office:value-type="float" office:value="1333.25307227792">
            <text:p>1333.2530722779</text:p>
          </table:table-cell>
          <table:table-cell table:number-columns-repeated="9"/>
        </table:table-row>
        <table:table-row table:style-name="ro1" table:number-rows-repeated="6">
          <table:table-cell table:number-columns-repeated="11"/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string">
            <text:p>Servo</text:p>
          </table:table-cell>
          <table:table-cell table:number-columns-repeated="10"/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11"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>
            <text:p>Timer 0</text:p>
          </table:table-cell>
          <table:table-cell office:value-type="string">
            <text:p>Timer 1</text:p>
          </table:table-cell>
          <table:table-cell office:value-type="string">
            <text:p>Timer 2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office:value-type="string">
            <text:p>Note</text:p>
          </table:table-cell>
          <table:table-cell/>
          <table:table-cell office:value-type="string">
            <text:p>Frequency at different octaves</text:p>
          </table:table-cell>
          <table:table-cell table:number-columns-repeated="6"/>
        </table:table-row>
        <table:table-row table:style-name="ro1">
          <table:table-cell office:value-type="string">
            <text:p>bits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table:style-name="ce7" office:value-type="string">
            <text:p>A</text:p>
          </table:table-cell>
          <table:table-cell table:style-name="ce8" table:formula="of:=[.S64]/2" office:value-type="float" office:value="55">
            <text:p>55.00 Hz</text:p>
          </table:table-cell>
          <table:table-cell table:style-name="ce8" office:value-type="float" office:value="110">
            <text:p>110.00 Hz</text:p>
          </table:table-cell>
          <table:table-cell table:style-name="ce8" table:formula="of:=[.S64]*2" office:value-type="float" office:value="220">
            <text:p>220.00 Hz</text:p>
          </table:table-cell>
          <table:table-cell table:style-name="ce8" table:formula="of:=[.T64]*2" office:value-type="float" office:value="440">
            <text:p>440.00 Hz</text:p>
          </table:table-cell>
          <table:table-cell table:style-name="ce8" table:formula="of:=[.U64]*2" office:value-type="float" office:value="880">
            <text:p>880.00 Hz</text:p>
          </table:table-cell>
          <table:table-cell table:number-columns-repeated="3"/>
        </table:table-row>
        <table:table-row table:style-name="ro1">
          <table:table-cell office:value-type="string">
            <text:p>clock</text:p>
          </table:table-cell>
          <table:table-cell table:style-name="ce2" office:value-type="float" office:value="16000000">
            <text:p>16. Mhz</text:p>
          </table:table-cell>
          <table:table-cell table:number-columns-repeated="2" office:value-type="float" office:value="16000000">
            <text:p>16000000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table:style-name="ce7" office:value-type="string">
            <text:p>A#</text:p>
          </table:table-cell>
          <table:table-cell table:style-name="ce8" table:formula="of:=[.S65]/2" office:value-type="float" office:value="58.2704701897612">
            <text:p>58.27 Hz</text:p>
          </table:table-cell>
          <table:table-cell table:style-name="ce8" table:formula="of:=[.S64]*2^(1/12)" office:value-type="float" office:value="116.540940379522">
            <text:p>116.54 Hz</text:p>
          </table:table-cell>
          <table:table-cell table:style-name="ce8" table:formula="of:=[.S65]*2" office:value-type="float" office:value="233.081880759045">
            <text:p>233.08 Hz</text:p>
          </table:table-cell>
          <table:table-cell table:style-name="ce8" table:formula="of:=[.T65]*2" office:value-type="float" office:value="466.16376151809">
            <text:p>466.16 Hz</text:p>
          </table:table-cell>
          <table:table-cell table:style-name="ce8" table:formula="of:=[.U65]*2" office:value-type="float" office:value="932.32752303618">
            <text:p>932.33 Hz</text:p>
          </table:table-cell>
          <table:table-cell table:number-columns-repeated="3"/>
        </table:table-row>
        <table:table-row table:style-name="ro2">
          <table:table-cell office:value-type="string">
            <text:p>prescal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table:style-name="ce7" office:value-type="string">
            <text:p>B</text:p>
          </table:table-cell>
          <table:table-cell table:style-name="ce8" table:formula="of:=[.S66]/2" office:value-type="float" office:value="61.7354126570155">
            <text:p>61.74 Hz</text:p>
          </table:table-cell>
          <table:table-cell table:style-name="ce8" table:formula="of:=[.S65]*2^(1/12)" office:value-type="float" office:value="123.470825314031">
            <text:p>123.47 Hz</text:p>
          </table:table-cell>
          <table:table-cell table:style-name="ce8" table:formula="of:=[.S66]*2" office:value-type="float" office:value="246.941650628062">
            <text:p>246.94 Hz</text:p>
          </table:table-cell>
          <table:table-cell table:style-name="ce8" table:formula="of:=[.T66]*2" office:value-type="float" office:value="493.883301256124">
            <text:p>493.88 Hz</text:p>
          </table:table-cell>
          <table:table-cell table:style-name="ce8" table:formula="of:=[.U66]*2" office:value-type="float" office:value="987.766602512248">
            <text:p>987.77 Hz</text:p>
          </table:table-cell>
          <table:table-cell table:number-columns-repeated="3"/>
        </table:table-row>
        <table:table-row table:style-name="ro1">
          <table:table-cell office:value-type="string">
            <text:p>freq_scaled</text:p>
          </table:table-cell>
          <table:table-cell table:style-name="ce3" table:formula="of:=[.B65]/[.B66]" office:value-type="float" office:value="16000000">
            <text:p>16. Mhz</text:p>
          </table:table-cell>
          <table:table-cell table:formula="of:=[.C65]/[.C66]" office:value-type="float" office:value="2000000">
            <text:p>2000000</text:p>
          </table:table-cell>
          <table:table-cell table:formula="of:=[.D65]/[.D66]" office:value-type="float" office:value="62500">
            <text:p>62500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table:style-name="ce7" office:value-type="string">
            <text:p>C</text:p>
          </table:table-cell>
          <table:table-cell table:style-name="ce8" table:formula="of:=[.S67]/2" office:value-type="float" office:value="65.4063913251497">
            <text:p>65.41 Hz</text:p>
          </table:table-cell>
          <table:table-cell table:style-name="ce8" table:formula="of:=[.S66]*2^(1/12)" office:value-type="float" office:value="130.812782650299">
            <text:p>130.81 Hz</text:p>
          </table:table-cell>
          <table:table-cell table:style-name="ce8" table:formula="of:=[.S67]*2" office:value-type="float" office:value="261.625565300599">
            <text:p>261.63 Hz</text:p>
          </table:table-cell>
          <table:table-cell table:style-name="ce8" table:formula="of:=[.T67]*2" office:value-type="float" office:value="523.251130601197">
            <text:p>523.25 Hz</text:p>
          </table:table-cell>
          <table:table-cell table:style-name="ce8" table:formula="of:=[.U67]*2" office:value-type="float" office:value="1046.50226120239">
            <text:p>1046.50 Hz</text:p>
          </table:table-cell>
          <table:table-cell table:number-columns-repeated="3"/>
        </table:table-row>
        <table:table-row table:style-name="ro1">
          <table:table-cell office:value-type="string">
            <text:p>max frequency</text:p>
          </table:table-cell>
          <table:table-cell table:style-name="ce3" table:formula="of:=[.B67]/2" office:value-type="float" office:value="8000000">
            <text:p>8. Mhz</text:p>
          </table:table-cell>
          <table:table-cell table:formula="of:=[.C67]/2" office:value-type="float" office:value="1000000">
            <text:p>1000000</text:p>
          </table:table-cell>
          <table:table-cell table:formula="of:=[.D67]/2" office:value-type="float" office:value="31250">
            <text:p>31250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table:style-name="ce7" office:value-type="string">
            <text:p>C#</text:p>
          </table:table-cell>
          <table:table-cell table:style-name="ce8" table:formula="of:=[.S68]/2" office:value-type="float" office:value="69.295657744218">
            <text:p>69.30 Hz</text:p>
          </table:table-cell>
          <table:table-cell table:style-name="ce8" table:formula="of:=[.S67]*2^(1/12)" office:value-type="float" office:value="138.591315488436">
            <text:p>138.59 Hz</text:p>
          </table:table-cell>
          <table:table-cell table:style-name="ce8" table:formula="of:=[.S68]*2" office:value-type="float" office:value="277.182630976872">
            <text:p>277.18 Hz</text:p>
          </table:table-cell>
          <table:table-cell table:style-name="ce8" table:formula="of:=[.T68]*2" office:value-type="float" office:value="554.365261953744">
            <text:p>554.37 Hz</text:p>
          </table:table-cell>
          <table:table-cell table:style-name="ce8" table:formula="of:=[.U68]*2" office:value-type="float" office:value="1108.73052390749">
            <text:p>1108.73 Hz</text:p>
          </table:table-cell>
          <table:table-cell table:number-columns-repeated="3"/>
        </table:table-row>
        <table:table-row table:style-name="ro1">
          <table:table-cell office:value-type="string">
            <text:p>min freq</text:p>
          </table:table-cell>
          <table:table-cell table:style-name="ce3" table:formula="of:=[.B67]/2^([.B64]+1)" office:value-type="float" office:value="31250">
            <text:p>31.25 Khz</text:p>
          </table:table-cell>
          <table:table-cell table:formula="of:=[.C67]/2^([.C64]+1)" office:value-type="float" office:value="15.2587890625">
            <text:p>15.2587890625</text:p>
          </table:table-cell>
          <table:table-cell table:formula="of:=[.D67]/2^([.D64]+1)" office:value-type="float" office:value="122.0703125">
            <text:p>122.0703125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table:style-name="ce7" office:value-type="string">
            <text:p>D</text:p>
          </table:table-cell>
          <table:table-cell table:style-name="ce8" table:formula="of:=[.S69]/2" office:value-type="float" office:value="73.4161919793519">
            <text:p>73.42 Hz</text:p>
          </table:table-cell>
          <table:table-cell table:style-name="ce8" table:formula="of:=[.S68]*2^(1/12)" office:value-type="float" office:value="146.832383958704">
            <text:p>146.83 Hz</text:p>
          </table:table-cell>
          <table:table-cell table:style-name="ce8" table:formula="of:=[.S69]*2" office:value-type="float" office:value="293.664767917408">
            <text:p>293.66 Hz</text:p>
          </table:table-cell>
          <table:table-cell table:style-name="ce8" table:formula="of:=[.T69]*2" office:value-type="float" office:value="587.329535834815">
            <text:p>587.33 Hz</text:p>
          </table:table-cell>
          <table:table-cell table:style-name="ce8" table:formula="of:=[.U69]*2" office:value-type="float" office:value="1174.65907166963">
            <text:p>1174.66 Hz</text:p>
          </table:table-cell>
          <table:table-cell table:number-columns-repeated="3"/>
        </table:table-row>
        <table:table-row table:style-name="ro1">
          <table:table-cell office:value-type="string">
            <text:p>min period/increment</text:p>
          </table:table-cell>
          <table:table-cell table:style-name="ce1" table:formula="of:=1000000000/[.B68]" office:value-type="float" office:value="125">
            <text:p>125 ns</text:p>
          </table:table-cell>
          <table:table-cell table:style-name="ce1" table:formula="of:=1000000000/[.C68]" office:value-type="float" office:value="1000">
            <text:p>1000 ns</text:p>
          </table:table-cell>
          <table:table-cell table:style-name="ce1" table:formula="of:=1000000000/[.D68]" office:value-type="float" office:value="32000">
            <text:p>32. us</text:p>
          </table:table-cell>
          <table:table-cell table:style-name="ce1" table:number-columns-repeated="2"/>
          <table:table-cell table:number-columns-repeated="5"/>
          <table:table-cell table:style-name="Default" table:number-columns-repeated="3"/>
          <table:table-cell table:number-columns-repeated="2"/>
          <table:table-cell table:style-name="ce7" office:value-type="string">
            <text:p>D#</text:p>
          </table:table-cell>
          <table:table-cell table:style-name="ce8" table:formula="of:=[.S70]/2" office:value-type="float" office:value="77.7817459305202">
            <text:p>77.78 Hz</text:p>
          </table:table-cell>
          <table:table-cell table:style-name="ce8" table:formula="of:=[.S69]*2^(1/12)" office:value-type="float" office:value="155.56349186104">
            <text:p>155.56 Hz</text:p>
          </table:table-cell>
          <table:table-cell table:style-name="ce8" table:formula="of:=[.S70]*2" office:value-type="float" office:value="311.126983722081">
            <text:p>311.13 Hz</text:p>
          </table:table-cell>
          <table:table-cell table:style-name="ce8" table:formula="of:=[.T70]*2" office:value-type="float" office:value="622.253967444162">
            <text:p>622.25 Hz</text:p>
          </table:table-cell>
          <table:table-cell table:style-name="ce8" table:formula="of:=[.U70]*2" office:value-type="float" office:value="1244.50793488832">
            <text:p>1244.51 Hz</text:p>
          </table:table-cell>
          <table:table-cell table:number-columns-repeated="3"/>
        </table:table-row>
        <table:table-row table:style-name="ro1">
          <table:table-cell office:value-type="string">
            <text:p>max period</text:p>
          </table:table-cell>
          <table:table-cell table:style-name="ce1" table:formula="of:=1000000000/[.B69]" office:value-type="float" office:value="32000">
            <text:p>32. us</text:p>
          </table:table-cell>
          <table:table-cell table:style-name="ce1" table:formula="of:=1000000000/[.C69]" office:value-type="float" office:value="65536000">
            <text:p>65.54 ms</text:p>
          </table:table-cell>
          <table:table-cell table:style-name="ce1" table:formula="of:=1000000000/[.D69]" office:value-type="float" office:value="8192000">
            <text:p>8.19 ms</text:p>
          </table:table-cell>
          <table:table-cell table:style-name="ce1" table:number-columns-repeated="2"/>
          <table:table-cell table:number-columns-repeated="5"/>
          <table:table-cell table:style-name="Default" table:number-columns-repeated="3"/>
          <table:table-cell table:number-columns-repeated="2"/>
          <table:table-cell table:style-name="ce7" office:value-type="string">
            <text:p>E</text:p>
          </table:table-cell>
          <table:table-cell table:style-name="ce8" table:formula="of:=[.S71]/2" office:value-type="float" office:value="82.4068892282175">
            <text:p>82.41 Hz</text:p>
          </table:table-cell>
          <table:table-cell table:style-name="ce8" table:formula="of:=[.S70]*2^(1/12)" office:value-type="float" office:value="164.813778456435">
            <text:p>164.81 Hz</text:p>
          </table:table-cell>
          <table:table-cell table:style-name="ce8" table:formula="of:=[.S71]*2" office:value-type="float" office:value="329.62755691287">
            <text:p>329.63 Hz</text:p>
          </table:table-cell>
          <table:table-cell table:style-name="ce8" table:formula="of:=[.T71]*2" office:value-type="float" office:value="659.25511382574">
            <text:p>659.26 Hz</text:p>
          </table:table-cell>
          <table:table-cell table:style-name="ce8" table:formula="of:=[.U71]*2" office:value-type="float" office:value="1318.51022765148">
            <text:p>1318.51 Hz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Default" table:number-columns-repeated="3"/>
          <table:table-cell table:number-columns-repeated="2"/>
          <table:table-cell table:style-name="ce7" office:value-type="string">
            <text:p>F</text:p>
          </table:table-cell>
          <table:table-cell table:style-name="ce8" table:formula="of:=[.S72]/2" office:value-type="float" office:value="87.307057858251">
            <text:p>87.31 Hz</text:p>
          </table:table-cell>
          <table:table-cell table:style-name="ce8" table:formula="of:=[.S71]*2^(1/12)" office:value-type="float" office:value="174.614115716502">
            <text:p>174.61 Hz</text:p>
          </table:table-cell>
          <table:table-cell table:style-name="ce8" table:formula="of:=[.S72]*2" office:value-type="float" office:value="349.228231433004">
            <text:p>349.23 Hz</text:p>
          </table:table-cell>
          <table:table-cell table:style-name="ce8" table:formula="of:=[.T72]*2" office:value-type="float" office:value="698.456462866008">
            <text:p>698.46 Hz</text:p>
          </table:table-cell>
          <table:table-cell table:style-name="ce8" table:formula="of:=[.U72]*2" office:value-type="float" office:value="1396.91292573202">
            <text:p>1396.91 Hz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Default" table:number-columns-repeated="3"/>
          <table:table-cell table:number-columns-repeated="2"/>
          <table:table-cell table:style-name="ce7" office:value-type="string">
            <text:p>F#</text:p>
          </table:table-cell>
          <table:table-cell table:style-name="ce8" table:formula="of:=[.S73]/2" office:value-type="float" office:value="92.4986056779086">
            <text:p>92.50 Hz</text:p>
          </table:table-cell>
          <table:table-cell table:style-name="ce8" table:formula="of:=[.S72]*2^(1/12)" office:value-type="float" office:value="184.997211355817">
            <text:p>185.00 Hz</text:p>
          </table:table-cell>
          <table:table-cell table:style-name="ce8" table:formula="of:=[.S73]*2" office:value-type="float" office:value="369.994422711635">
            <text:p>369.99 Hz</text:p>
          </table:table-cell>
          <table:table-cell table:style-name="ce8" table:formula="of:=[.T73]*2" office:value-type="float" office:value="739.988845423269">
            <text:p>739.99 Hz</text:p>
          </table:table-cell>
          <table:table-cell table:style-name="ce8" table:formula="of:=[.U73]*2" office:value-type="float" office:value="1479.97769084654">
            <text:p>1479.98 Hz</text:p>
          </table:table-cell>
          <table:table-cell table:number-columns-repeated="3"/>
        </table:table-row>
        <table:table-row table:style-name="ro1">
          <table:table-cell office:value-type="string">
            <text:p>min pulse – 544</text:p>
          </table:table-cell>
          <table:table-cell table:number-columns-repeated="10"/>
          <table:table-cell table:style-name="Default" table:number-columns-repeated="3"/>
          <table:table-cell table:number-columns-repeated="2"/>
          <table:table-cell table:style-name="ce7" office:value-type="string">
            <text:p>G</text:p>
          </table:table-cell>
          <table:table-cell table:style-name="ce8" table:formula="of:=[.S74]/2" office:value-type="float" office:value="97.9988589954374">
            <text:p>98.00 Hz</text:p>
          </table:table-cell>
          <table:table-cell table:style-name="ce8" table:formula="of:=[.S73]*2^(1/12)" office:value-type="float" office:value="195.997717990875">
            <text:p>196.00 Hz</text:p>
          </table:table-cell>
          <table:table-cell table:style-name="ce8" table:formula="of:=[.S74]*2" office:value-type="float" office:value="391.995435981749">
            <text:p>392.00 Hz</text:p>
          </table:table-cell>
          <table:table-cell table:style-name="ce8" table:formula="of:=[.T74]*2" office:value-type="float" office:value="783.990871963499">
            <text:p>783.99 Hz</text:p>
          </table:table-cell>
          <table:table-cell table:style-name="ce8" table:formula="of:=[.U74]*2" office:value-type="float" office:value="1567.981743927">
            <text:p>1567.98 Hz</text:p>
          </table:table-cell>
          <table:table-cell table:number-columns-repeated="3"/>
        </table:table-row>
        <table:table-row table:style-name="ro1">
          <table:table-cell office:value-type="string">
            <text:p>max pulse – 2400</text:p>
          </table:table-cell>
          <table:table-cell table:number-columns-repeated="10"/>
          <table:table-cell table:style-name="Default" table:number-columns-repeated="3"/>
          <table:table-cell table:number-columns-repeated="2"/>
          <table:table-cell table:style-name="ce7" office:value-type="string">
            <text:p>G#</text:p>
          </table:table-cell>
          <table:table-cell table:style-name="ce8" table:formula="of:=[.S75]/2" office:value-type="float" office:value="103.826174394986">
            <text:p>103.83 Hz</text:p>
          </table:table-cell>
          <table:table-cell table:style-name="ce8" table:formula="of:=[.S74]*2^(1/12)" office:value-type="float" office:value="207.652348789973">
            <text:p>207.65 Hz</text:p>
          </table:table-cell>
          <table:table-cell table:style-name="ce8" table:formula="of:=[.S75]*2" office:value-type="float" office:value="415.304697579945">
            <text:p>415.30 Hz</text:p>
          </table:table-cell>
          <table:table-cell table:style-name="ce8" table:formula="of:=[.T75]*2" office:value-type="float" office:value="830.609395159891">
            <text:p>830.61 Hz</text:p>
          </table:table-cell>
          <table:table-cell table:style-name="ce8" table:formula="of:=[.U75]*2" office:value-type="float" office:value="1661.21879031978">
            <text:p>1661.22 Hz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Default" table:number-columns-repeated="3"/>
          <table:table-cell table:number-columns-repeated="11"/>
        </table:table-row>
        <table:table-row table:style-name="ro1">
          <table:table-cell table:number-columns-repeated="11"/>
          <table:table-cell table:style-name="Default" table:formula="of:=1/60" office:value-type="float" office:value="0.0166666666666667">
            <text:p>0.0166666667</text:p>
          </table:table-cell>
          <table:table-cell table:style-name="Default" table:number-columns-repeated="2"/>
          <table:table-cell table:number-columns-repeated="11"/>
        </table:table-row>
        <table:table-row table:style-name="ro2">
          <table:table-cell office:value-type="string">
            <text:p>OCRnx</text:p>
          </table:table-cell>
          <table:table-cell office:value-type="string">
            <text:p>freq</text:p>
          </table:table-cell>
          <table:table-cell table:number-columns-repeated="9"/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float" office:value="100">
            <text:p>100</text:p>
          </table:table-cell>
          <table:table-cell table:formula="of:=[.B$65]/(2*[.B$66]*(1+[.A79]))" office:value-type="float" office:value="79207.9207920792">
            <text:p>79207.9207920792</text:p>
          </table:table-cell>
          <table:table-cell table:number-columns-repeated="9"/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float" office:value="200">
            <text:p>200</text:p>
          </table:table-cell>
          <table:table-cell table:formula="of:=[.B$65]/(2*[.B$66]*(1+[.A80]))" office:value-type="float" office:value="39800.9950248756">
            <text:p>39800.9950248756</text:p>
          </table:table-cell>
          <table:table-cell table:number-columns-repeated="9"/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float" office:value="210">
            <text:p>210</text:p>
          </table:table-cell>
          <table:table-cell table:formula="of:=[.B$65]/(2*[.B$66]*(1+[.A81]))" office:value-type="float" office:value="37914.691943128">
            <text:p>37914.691943128</text:p>
          </table:table-cell>
          <table:table-cell table:formula="of:=1/[.B81]" office:value-type="float" office:value="0.000026375">
            <text:p>0.000026375</text:p>
          </table:table-cell>
          <table:table-cell table:number-columns-repeated="8"/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float" office:value="211">
            <text:p>211</text:p>
          </table:table-cell>
          <table:table-cell table:formula="of:=[.B$65]/(2*[.B$66]*(1+[.A82]))" office:value-type="float" office:value="37735.8490566038">
            <text:p>37735.8490566038</text:p>
          </table:table-cell>
          <table:table-cell table:formula="of:=0.001/[.C81]" office:value-type="float" office:value="37.914691943128">
            <text:p>37.9146919431</text:p>
          </table:table-cell>
          <table:table-cell table:number-columns-repeated="8"/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float" office:value="212">
            <text:p>212</text:p>
          </table:table-cell>
          <table:table-cell table:formula="of:=[.B$65]/(2*[.B$66]*(1+[.A83]))" office:value-type="float" office:value="37558.6854460094">
            <text:p>37558.6854460094</text:p>
          </table:table-cell>
          <table:table-cell table:number-columns-repeated="9"/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float" office:value="213">
            <text:p>213</text:p>
          </table:table-cell>
          <table:table-cell table:formula="of:=[.B$65]/(2*[.B$66]*(1+[.A84]))" office:value-type="float" office:value="37383.1775700935">
            <text:p>37383.1775700935</text:p>
          </table:table-cell>
          <table:table-cell table:number-columns-repeated="9"/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float" office:value="215">
            <text:p>215</text:p>
          </table:table-cell>
          <table:table-cell table:formula="of:=[.B$65]/(2*[.B$66]*(1+[.A85]))" office:value-type="float" office:value="37037.037037037">
            <text:p>37037.037037037</text:p>
          </table:table-cell>
          <table:table-cell table:number-columns-repeated="9"/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float" office:value="209">
            <text:p>209</text:p>
          </table:table-cell>
          <table:table-cell table:formula="of:=[.B$65]/(2*[.B$66]*(1+[.A86]))" office:value-type="float" office:value="38095.2380952381">
            <text:p>38095.2380952381</text:p>
          </table:table-cell>
          <table:table-cell table:number-columns-repeated="9"/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float" office:value="208">
            <text:p>208</text:p>
          </table:table-cell>
          <table:table-cell table:formula="of:=[.B$65]/(2*[.B$66]*(1+[.A87]))" office:value-type="float" office:value="38277.5119617225">
            <text:p>38277.5119617225</text:p>
          </table:table-cell>
          <table:table-cell table:number-columns-repeated="9"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formula="of:=[.B$65]/(2*[.B$66]*(1+[.A88]))" office:value-type="float" office:value="8000000">
            <text:p>8000000</text:p>
          </table:table-cell>
          <table:table-cell table:number-columns-repeated="9"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formula="of:=[.B$65]/(2*[.B$66]*(1+[.A89]))" office:value-type="float" office:value="8000000">
            <text:p>8000000</text:p>
          </table:table-cell>
          <table:table-cell table:number-columns-repeated="9"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formula="of:=[.B$65]/(2*[.B$66]*(1+[.A90]))" office:value-type="float" office:value="8000000">
            <text:p>8000000</text:p>
          </table:table-cell>
          <table:table-cell table:number-columns-repeated="9"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formula="of:=[.B$65]/(2*[.B$66]*(1+[.A91]))" office:value-type="float" office:value="8000000">
            <text:p>8000000</text:p>
          </table:table-cell>
          <table:table-cell table:number-columns-repeated="9"/>
          <table:table-cell table:style-name="Default" table:number-columns-repeated="3"/>
          <table:table-cell table:number-columns-repeated="11"/>
        </table:table-row>
      </table:table>
      <table:table table:name="Sheet3" table:style-name="ta1" table:print="false">
        <table:table-column table:style-name="co12" table:default-cell-style-name="Default"/>
        <table:table-column table:style-name="co13" table:default-cell-style-name="ce6"/>
        <table:table-column table:style-name="co1" table:default-cell-style-name="ce1"/>
        <table:table-column table:style-name="co1" table:number-columns-repeated="3" table:default-cell-style-name="ce4"/>
        <table:table-column table:style-name="co1" table:default-cell-style-name="ce11"/>
        <table:table-column table:style-name="co1" table:default-cell-style-name="ce12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2" table:default-cell-style-name="ce1"/>
        <table:table-row table:style-name="ro2">
          <table:table-cell/>
          <table:table-cell table:style-name="Default"/>
          <table:table-cell table:style-name="Default" office:value-type="string">
            <text:p>Testing which prescale is best at which frequency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/>
        </table:table-row>
        <table:table-row table:style-name="ro2">
          <table:table-cell/>
          <table:table-cell table:style-name="Default"/>
          <table:table-cell table:style-name="Default" office:value-type="string">
            <text:p>Different prescale values:</text:p>
          </table:table-cell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Default"/>
          <table:table-cell table:style-name="Default" office:value-type="string">
            <text:p>bits</text:p>
          </table:table-cell>
          <table:table-cell table:number-columns-repeated="5" table:style-name="Default" office:value-type="float" office:value="8">
            <text:p>8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Default" office:value-type="string">
            <text:p>clock</text:p>
          </table:table-cell>
          <table:table-cell table:number-columns-repeated="5" table:style-name="ce3" office:value-type="float" office:value="16000000">
            <text:p>16. Mhz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style-name="Default" office:value-type="string">
            <text:p>prescale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128">
            <text:p>128</text:p>
          </table:table-cell>
          <table:table-cell table:style-name="Default" office:value-type="float" office:value="64">
            <text:p>64</text:p>
          </table:table-cell>
          <table:table-cell table:style-name="Default" office:value-type="float" office:value="32">
            <text:p>32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Default" office:value-type="string">
            <text:p>freq_scaled</text:p>
          </table:table-cell>
          <table:table-cell table:style-name="ce3" table:formula="of:=[.D7]/[.D8]" office:value-type="float" office:value="15625">
            <text:p>15.63 Khz</text:p>
          </table:table-cell>
          <table:table-cell table:style-name="ce3" table:formula="of:=[.E7]/[.E8]" office:value-type="float" office:value="62500">
            <text:p>62.5 Khz</text:p>
          </table:table-cell>
          <table:table-cell table:style-name="ce3" table:formula="of:=[.F7]/[.F8]" office:value-type="float" office:value="125000">
            <text:p>125. Khz</text:p>
          </table:table-cell>
          <table:table-cell table:style-name="ce3" table:formula="of:=[.G7]/[.G8]" office:value-type="float" office:value="250000">
            <text:p>250. Khz</text:p>
          </table:table-cell>
          <table:table-cell table:style-name="ce3" table:formula="of:=[.H7]/[.H8]" office:value-type="float" office:value="500000">
            <text:p>500. Khz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Default" office:value-type="string">
            <text:p>max frequency</text:p>
          </table:table-cell>
          <table:table-cell table:style-name="ce3" table:formula="of:=[.D9]/2" office:value-type="float" office:value="7812.5">
            <text:p>7.81 Khz</text:p>
          </table:table-cell>
          <table:table-cell table:style-name="ce3" table:formula="of:=[.E9]/2" office:value-type="float" office:value="31250">
            <text:p>31.25 Khz</text:p>
          </table:table-cell>
          <table:table-cell table:style-name="ce3" table:formula="of:=[.F9]/2" office:value-type="float" office:value="62500">
            <text:p>62.5 Khz</text:p>
          </table:table-cell>
          <table:table-cell table:style-name="ce3" table:formula="of:=[.G9]/2" office:value-type="float" office:value="125000">
            <text:p>125. Khz</text:p>
          </table:table-cell>
          <table:table-cell table:style-name="ce3" table:formula="of:=[.H9]/2" office:value-type="float" office:value="250000">
            <text:p>250. Khz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Default" office:value-type="string">
            <text:p>min freq</text:p>
          </table:table-cell>
          <table:table-cell table:style-name="ce3" table:formula="of:=[.D9]/2^([.D6]+1)" office:value-type="float" office:value="30.517578125">
            <text:p>30.52 Hz</text:p>
          </table:table-cell>
          <table:table-cell table:style-name="ce3" table:formula="of:=[.E9]/2^([.E6]+1)" office:value-type="float" office:value="122.0703125">
            <text:p>122.07 Hz</text:p>
          </table:table-cell>
          <table:table-cell table:style-name="ce3" table:formula="of:=[.F9]/2^([.F6]+1)" office:value-type="float" office:value="244.140625">
            <text:p>244.14 Hz</text:p>
          </table:table-cell>
          <table:table-cell table:style-name="ce3" table:formula="of:=[.G9]/2^([.G6]+1)" office:value-type="float" office:value="488.28125">
            <text:p>488.28 Hz</text:p>
          </table:table-cell>
          <table:table-cell table:style-name="ce3" table:formula="of:=[.H9]/2^([.H6]+1)" office:value-type="float" office:value="976.5625">
            <text:p>976.56 Hz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style-name="Default" office:value-type="string">
            <text:p>min period/incriment</text:p>
          </table:table-cell>
          <table:table-cell table:style-name="ce1" table:formula="of:=1000000000/[.D10]" office:value-type="float" office:value="128000">
            <text:p>128. us</text:p>
          </table:table-cell>
          <table:table-cell table:style-name="ce1" table:formula="of:=1000000000/[.E10]" office:value-type="float" office:value="32000">
            <text:p>32. us</text:p>
          </table:table-cell>
          <table:table-cell table:style-name="ce1" table:formula="of:=1000000000/[.F10]" office:value-type="float" office:value="16000">
            <text:p>16. us</text:p>
          </table:table-cell>
          <table:table-cell table:style-name="ce1" table:formula="of:=1000000000/[.G10]" office:value-type="float" office:value="8000">
            <text:p>8. us</text:p>
          </table:table-cell>
          <table:table-cell table:style-name="ce1" table:formula="of:=1000000000/[.H10]" office:value-type="float" office:value="4000">
            <text:p>4. us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style-name="Default" office:value-type="string">
            <text:p>max period</text:p>
          </table:table-cell>
          <table:table-cell table:style-name="ce1" table:formula="of:=1000000000/[.D11]" office:value-type="float" office:value="32768000">
            <text:p>32.77 ms</text:p>
          </table:table-cell>
          <table:table-cell table:style-name="ce1" table:formula="of:=1000000000/[.E11]" office:value-type="float" office:value="8192000">
            <text:p>8.19 ms</text:p>
          </table:table-cell>
          <table:table-cell table:style-name="ce1" table:formula="of:=1000000000/[.F11]" office:value-type="float" office:value="4096000">
            <text:p>4.1 ms</text:p>
          </table:table-cell>
          <table:table-cell table:style-name="ce1" table:formula="of:=1000000000/[.G11]" office:value-type="float" office:value="2048000">
            <text:p>2.05 ms</text:p>
          </table:table-cell>
          <table:table-cell table:style-name="ce1" table:formula="of:=1000000000/[.H11]" office:value-type="float" office:value="1024000">
            <text:p>1.02 ms</text:p>
          </table:table-cell>
          <table:table-cell table:number-columns-repeated="6"/>
        </table:table-row>
        <table:table-row table:style-name="ro2">
          <table:table-cell table:style-name="ce9" office:value-type="string">
            <text:p>Note</text:p>
          </table:table-cell>
          <table:table-cell table:style-name="ce9" office:value-type="string">
            <text:p>Freq</text:p>
          </table:table-cell>
          <table:table-cell table:style-name="ce9" office:value-type="string">
            <text:p>wavelength</text:p>
          </table:table-cell>
          <table:table-cell table:style-name="ce1" office:value-type="string">
            <text:p>-------------------------------------<text:span text:style-name="T1">Error in cents</text:span>--------------------------------------------</text:p>
          </table:table-cell>
          <table:table-cell table:style-name="ce1" table:number-columns-repeated="4"/>
          <table:table-cell table:number-columns-repeated="6"/>
        </table:table-row>
        <table:table-row table:style-name="ro1">
          <table:table-cell office:value-type="string">
            <text:p>A</text:p>
          </table:table-cell>
          <table:table-cell table:formula="of:=[.B16]/2^(1/12)" office:value-type="float" office:value="55">
            <text:p>55.00 Hz</text:p>
          </table:table-cell>
          <table:table-cell table:formula="of:=1000000000/[.B15]" office:value-type="float" office:value="18181818.1818182">
            <text:p>18.18 ms</text:p>
          </table:table-cell>
          <table:table-cell table:formula="of:=3986*LOG((1000000000/((ROUND([.$C15]/([.D$12])))*([.D$12])))/[.$B15])" office:value-type="float" office:value="0.554039948678513">
            <text:p>0.55</text:p>
          </table:table-cell>
          <table:table-cell table:style-name="ce11" table:formula="of:=3986*LOG((1000000000/((ROUND([.$C15]/([.E$12])))*([.E$12])))/[.$B15])" office:value-type="float" office:value="0.554039948678513">
            <text:p>0.55</text:p>
          </table:table-cell>
          <table:table-cell table:style-name="ce11" table:formula="of:=3986*LOG((1000000000/((ROUND([.$C15]/([.F$12])))*([.F$12])))/[.$B15])" office:value-type="float" office:value="0.554039948678513">
            <text:p>0.55</text:p>
          </table:table-cell>
          <table:table-cell table:formula="of:=3986*LOG((1000000000/((ROUND([.$C15]/([.G$12])))*([.G$12])))/[.$B15])" office:value-type="float" office:value="-0.207719273675595">
            <text:p>-0.21</text:p>
          </table:table-cell>
          <table:table-cell table:formula="of:=3986*LOG((1000000000/((ROUND([.$C15]/([.H$12])))*([.H$12])))/[.$B15])" office:value-type="float" office:value="0.173118436553746">
            <text:p>0.17</text:p>
          </table:table-cell>
          <table:table-cell table:number-columns-repeated="6"/>
        </table:table-row>
        <table:table-row table:style-name="ro1">
          <table:table-cell office:value-type="string">
            <text:p>A#</text:p>
          </table:table-cell>
          <table:table-cell table:formula="of:=[.B17]/2^(1/12)" office:value-type="float" office:value="58.2704701897612">
            <text:p>58.27 Hz</text:p>
          </table:table-cell>
          <table:table-cell table:formula="of:=1000000000/[.B16]" office:value-type="float" office:value="17161351.1396672">
            <text:p>17.16 ms</text:p>
          </table:table-cell>
          <table:table-cell table:formula="of:=3986*LOG((1000000000/((ROUND([.$C16]/([.D$12])))*([.D$12])))/[.$B16])" office:value-type="float" office:value="0.943524151032578">
            <text:p>0.94</text:p>
          </table:table-cell>
          <table:table-cell table:style-name="ce11" table:formula="of:=3986*LOG((1000000000/((ROUND([.$C16]/([.E$12])))*([.E$12])))/[.$B16])" office:value-type="float" office:value="0.943524151032578">
            <text:p>0.94</text:p>
          </table:table-cell>
          <table:table-cell table:style-name="ce11" table:formula="of:=3986*LOG((1000000000/((ROUND([.$C16]/([.F$12])))*([.F$12])))/[.$B16])" office:value-type="float" office:value="-0.670553173237961">
            <text:p>-0.67</text:p>
          </table:table-cell>
          <table:table-cell table:formula="of:=3986*LOG((1000000000/((ROUND([.$C16]/([.G$12])))*([.G$12])))/[.$B16])" office:value-type="float" office:value="0.136297367990305">
            <text:p>0.14</text:p>
          </table:table-cell>
          <table:table-cell table:formula="of:=3986*LOG((1000000000/((ROUND([.$C16]/([.H$12])))*([.H$12])))/[.$B16])" office:value-type="float" office:value="0.136297367990305">
            <text:p>0.14</text:p>
          </table:table-cell>
          <table:table-cell table:number-columns-repeated="6"/>
        </table:table-row>
        <table:table-row table:style-name="ro1">
          <table:table-cell office:value-type="string">
            <text:p>B</text:p>
          </table:table-cell>
          <table:table-cell table:formula="of:=[.B18]/2^(1/12)" office:value-type="float" office:value="61.7354126570155">
            <text:p>61.74 Hz</text:p>
          </table:table-cell>
          <table:table-cell table:formula="of:=1000000000/[.B17]" office:value-type="float" office:value="16198158.5116425">
            <text:p>16.2 ms</text:p>
          </table:table-cell>
          <table:table-cell table:formula="of:=3986*LOG((1000000000/((ROUND([.$C17]/([.D$12])))*([.D$12])))/[.$B17])" office:value-type="float" office:value="-6.17051152367387">
            <text:p>-6.17</text:p>
          </table:table-cell>
          <table:table-cell table:style-name="ce11" table:formula="of:=3986*LOG((1000000000/((ROUND([.$C17]/([.E$12])))*([.E$12])))/[.$B17])" office:value-type="float" office:value="0.658285516589136">
            <text:p>0.66</text:p>
          </table:table-cell>
          <table:table-cell table:style-name="ce11" table:formula="of:=3986*LOG((1000000000/((ROUND([.$C17]/([.F$12])))*([.F$12])))/[.$B17])" office:value-type="float" office:value="0.658285516589136">
            <text:p>0.66</text:p>
          </table:table-cell>
          <table:table-cell table:formula="of:=3986*LOG((1000000000/((ROUND([.$C17]/([.G$12])))*([.G$12])))/[.$B17])" office:value-type="float" office:value="-0.196788743753539">
            <text:p>-0.20</text:p>
          </table:table-cell>
          <table:table-cell table:formula="of:=3986*LOG((1000000000/((ROUND([.$C17]/([.H$12])))*([.H$12])))/[.$B17])" office:value-type="float" office:value="-0.196788743753539">
            <text:p>-0.20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C</text:p>
          </table:table-cell>
          <table:table-cell table:formula="of:=[.B19]/2^(1/12)" office:value-type="float" office:value="65.4063913251496">
            <text:p>65.41 Hz</text:p>
          </table:table-cell>
          <table:table-cell table:formula="of:=1000000000/[.B18]" office:value-type="float" office:value="15289025.7318857">
            <text:p>15.29 ms</text:p>
          </table:table-cell>
          <table:table-cell table:formula="of:=3986*LOG((1000000000/((ROUND([.$C18]/([.D$12])))*([.D$12])))/[.$B18])" office:value-type="float" office:value="6.46880186975699">
            <text:p>6.47</text:p>
          </table:table-cell>
          <table:table-cell table:style-name="ce11" table:formula="of:=3986*LOG((1000000000/((ROUND([.$C18]/([.E$12])))*([.E$12])))/[.$B18])" office:value-type="float" office:value="-0.789480482263463">
            <text:p>-0.79</text:p>
          </table:table-cell>
          <table:table-cell table:style-name="ce11" table:formula="of:=3986*LOG((1000000000/((ROUND([.$C18]/([.F$12])))*([.F$12])))/[.$B18])" office:value-type="float" office:value="-0.789480482263463">
            <text:p>-0.79</text:p>
          </table:table-cell>
          <table:table-cell table:formula="of:=3986*LOG((1000000000/((ROUND([.$C18]/([.G$12])))*([.G$12])))/[.$B18])" office:value-type="float" office:value="0.116142245618951">
            <text:p>0.12</text:p>
          </table:table-cell>
          <table:table-cell table:formula="of:=3986*LOG((1000000000/((ROUND([.$C18]/([.H$12])))*([.H$12])))/[.$B18])" office:value-type="float" office:value="0.116142245618951">
            <text:p>0.12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C#</text:p>
          </table:table-cell>
          <table:table-cell table:formula="of:=[.B20]/2^(1/12)" office:value-type="float" office:value="69.295657744218">
            <text:p>69.30 Hz</text:p>
          </table:table-cell>
          <table:table-cell table:formula="of:=1000000000/[.B19]" office:value-type="float" office:value="14430918.6542564">
            <text:p>14.43 ms</text:p>
          </table:table-cell>
          <table:table-cell table:formula="of:=3986*LOG((1000000000/((ROUND([.$C19]/([.D$12])))*([.D$12])))/[.$B19])" office:value-type="float" office:value="-3.96381597091238">
            <text:p>-3.96</text:p>
          </table:table-cell>
          <table:table-cell table:style-name="ce11" table:formula="of:=3986*LOG((1000000000/((ROUND([.$C19]/([.E$12])))*([.E$12])))/[.$B19])" office:value-type="float" office:value="-0.129710738294008">
            <text:p>-0.13</text:p>
          </table:table-cell>
          <table:table-cell table:style-name="ce11" table:formula="of:=3986*LOG((1000000000/((ROUND([.$C19]/([.F$12])))*([.F$12])))/[.$B19])" office:value-type="float" office:value="-0.129710738294008">
            <text:p>-0.13</text:p>
          </table:table-cell>
          <table:table-cell table:formula="of:=3986*LOG((1000000000/((ROUND([.$C19]/([.G$12])))*([.G$12])))/[.$B19])" office:value-type="float" office:value="-0.129710738294008">
            <text:p>-0.13</text:p>
          </table:table-cell>
          <table:table-cell table:formula="of:=3986*LOG((1000000000/((ROUND([.$C19]/([.H$12])))*([.H$12])))/[.$B19])" office:value-type="float" office:value="-0.129710738294008">
            <text:p>-0.13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D</text:p>
          </table:table-cell>
          <table:table-cell table:formula="of:=[.B21]/2^(1/12)" office:value-type="float" office:value="73.4161919793519">
            <text:p>73.42 Hz</text:p>
          </table:table-cell>
          <table:table-cell table:formula="of:=1000000000/[.B20]" office:value-type="float" office:value="13620973.4261517">
            <text:p>13.62 ms</text:p>
          </table:table-cell>
          <table:table-cell table:formula="of:=3986*LOG((1000000000/((ROUND([.$C20]/([.D$12])))*([.D$12])))/[.$B20])" office:value-type="float" office:value="6.74555058223823">
            <text:p>6.75</text:p>
          </table:table-cell>
          <table:table-cell table:style-name="ce11" table:formula="of:=3986*LOG((1000000000/((ROUND([.$C20]/([.E$12])))*([.E$12])))/[.$B20])" office:value-type="float" office:value="-1.40080706256705">
            <text:p>-1.40</text:p>
          </table:table-cell>
          <table:table-cell table:style-name="ce11" table:formula="of:=3986*LOG((1000000000/((ROUND([.$C20]/([.F$12])))*([.F$12])))/[.$B20])" office:value-type="float" office:value="0.632191180332536">
            <text:p>0.63</text:p>
          </table:table-cell>
          <table:table-cell table:formula="of:=3986*LOG((1000000000/((ROUND([.$C20]/([.G$12])))*([.G$12])))/[.$B20])" office:value-type="float" office:value="-0.384606384798914">
            <text:p>-0.38</text:p>
          </table:table-cell>
          <table:table-cell table:formula="of:=3986*LOG((1000000000/((ROUND([.$C20]/([.H$12])))*([.H$12])))/[.$B20])" office:value-type="float" office:value="0.1237177430252">
            <text:p>0.12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D#</text:p>
          </table:table-cell>
          <table:table-cell table:formula="of:=[.B22]/2^(1/12)" office:value-type="float" office:value="77.7817459305202">
            <text:p>77.78 Hz</text:p>
          </table:table-cell>
          <table:table-cell table:formula="of:=1000000000/[.B21]" office:value-type="float" office:value="12856486.9306645">
            <text:p>12.86 ms</text:p>
          </table:table-cell>
          <table:table-cell table:formula="of:=3986*LOG((1000000000/((ROUND([.$C21]/([.D$12])))*([.D$12])))/[.$B21])" office:value-type="float" office:value="7.62259930122682">
            <text:p>7.62</text:p>
          </table:table-cell>
          <table:table-cell table:style-name="ce11" table:formula="of:=3986*LOG((1000000000/((ROUND([.$C21]/([.E$12])))*([.E$12])))/[.$B21])" office:value-type="float" office:value="-1.01132286021281">
            <text:p>-1.01</text:p>
          </table:table-cell>
          <table:table-cell table:style-name="ce11" table:formula="of:=3986*LOG((1000000000/((ROUND([.$C21]/([.F$12])))*([.F$12])))/[.$B21])" office:value-type="float" office:value="-1.01132286021281">
            <text:p>-1.01</text:p>
          </table:table-cell>
          <table:table-cell table:formula="of:=3986*LOG((1000000000/((ROUND([.$C21]/([.G$12])))*([.G$12])))/[.$B21])" office:value-type="float" office:value="0.0655653890516195">
            <text:p>0.07</text:p>
          </table:table-cell>
          <table:table-cell table:formula="of:=3986*LOG((1000000000/((ROUND([.$C21]/([.H$12])))*([.H$12])))/[.$B21])" office:value-type="float" office:value="0.0655653890516195">
            <text:p>0.07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E</text:p>
          </table:table-cell>
          <table:table-cell table:formula="of:=[.B23]/2^(1/12)" office:value-type="float" office:value="82.4068892282175">
            <text:p>82.41 Hz</text:p>
          </table:table-cell>
          <table:table-cell table:formula="of:=1000000000/[.B22]" office:value-type="float" office:value="12134907.7651821">
            <text:p>12.13 ms</text:p>
          </table:table-cell>
          <table:table-cell table:formula="of:=3986*LOG((1000000000/((ROUND([.$C22]/([.D$12])))*([.D$12])))/[.$B22])" office:value-type="float" office:value="-3.5758216065063">
            <text:p>-3.58</text:p>
          </table:table-cell>
          <table:table-cell table:style-name="ce11" table:formula="of:=3986*LOG((1000000000/((ROUND([.$C22]/([.E$12])))*([.E$12])))/[.$B22])" office:value-type="float" office:value="0.985703575362351">
            <text:p>0.99</text:p>
          </table:table-cell>
          <table:table-cell table:style-name="ce11" table:formula="of:=3986*LOG((1000000000/((ROUND([.$C22]/([.F$12])))*([.F$12])))/[.$B22])" office:value-type="float" office:value="0.985703575362351">
            <text:p>0.99</text:p>
          </table:table-cell>
          <table:table-cell table:formula="of:=3986*LOG((1000000000/((ROUND([.$C22]/([.G$12])))*([.G$12])))/[.$B22])" office:value-type="float" office:value="-0.155805074550899">
            <text:p>-0.16</text:p>
          </table:table-cell>
          <table:table-cell table:formula="of:=3986*LOG((1000000000/((ROUND([.$C22]/([.H$12])))*([.H$12])))/[.$B22])" office:value-type="float" office:value="-0.155805074550899">
            <text:p>-0.16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F</text:p>
          </table:table-cell>
          <table:table-cell table:formula="of:=[.B24]/2^(1/12)" office:value-type="float" office:value="87.307057858251">
            <text:p>87.31 Hz</text:p>
          </table:table-cell>
          <table:table-cell table:formula="of:=1000000000/[.B23]" office:value-type="float" office:value="11453827.726317">
            <text:p>11.45 ms</text:p>
          </table:table-cell>
          <table:table-cell table:formula="of:=3986*LOG((1000000000/((ROUND([.$C23]/([.D$12])))*([.D$12])))/[.$B23])" office:value-type="float" office:value="9.36977236183267">
            <text:p>9.37</text:p>
          </table:table-cell>
          <table:table-cell table:style-name="ce11" table:formula="of:=3986*LOG((1000000000/((ROUND([.$C23]/([.E$12])))*([.E$12])))/[.$B23])" office:value-type="float" office:value="-0.328279920770243">
            <text:p>-0.33</text:p>
          </table:table-cell>
          <table:table-cell table:style-name="ce11" table:formula="of:=3986*LOG((1000000000/((ROUND([.$C23]/([.F$12])))*([.F$12])))/[.$B23])" office:value-type="float" office:value="-0.328279920770243">
            <text:p>-0.33</text:p>
          </table:table-cell>
          <table:table-cell table:formula="of:=3986*LOG((1000000000/((ROUND([.$C23]/([.G$12])))*([.G$12])))/[.$B23])" office:value-type="float" office:value="-0.328279920770243">
            <text:p>-0.33</text:p>
          </table:table-cell>
          <table:table-cell table:formula="of:=3986*LOG((1000000000/((ROUND([.$C23]/([.H$12])))*([.H$12])))/[.$B23])" office:value-type="float" office:value="0.276259217507875">
            <text:p>0.28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F#</text:p>
          </table:table-cell>
          <table:table-cell table:formula="of:=[.B25]/2^(1/12)" office:value-type="float" office:value="92.4986056779086">
            <text:p>92.50 Hz</text:p>
          </table:table-cell>
          <table:table-cell table:formula="of:=1000000000/[.B24]" office:value-type="float" office:value="10810973.772752">
            <text:p>10.81 ms</text:p>
          </table:table-cell>
          <table:table-cell table:formula="of:=3986*LOG((1000000000/((ROUND([.$C24]/([.D$12])))*([.D$12])))/[.$B24])" office:value-type="float" office:value="9.46897437940887">
            <text:p>9.47</text:p>
          </table:table-cell>
          <table:table-cell table:style-name="ce11" table:formula="of:=3986*LOG((1000000000/((ROUND([.$C24]/([.E$12])))*([.E$12])))/[.$B24])" office:value-type="float" office:value="-0.804633251404289">
            <text:p>-0.80</text:p>
          </table:table-cell>
          <table:table-cell table:style-name="ce11" table:formula="of:=3986*LOG((1000000000/((ROUND([.$C24]/([.F$12])))*([.F$12])))/[.$B24])" office:value-type="float" office:value="-0.804633251404289">
            <text:p>-0.80</text:p>
          </table:table-cell>
          <table:table-cell table:formula="of:=3986*LOG((1000000000/((ROUND([.$C24]/([.G$12])))*([.G$12])))/[.$B24])" office:value-type="float" office:value="0.476238286771304">
            <text:p>0.48</text:p>
          </table:table-cell>
          <table:table-cell table:formula="of:=3986*LOG((1000000000/((ROUND([.$C24]/([.H$12])))*([.H$12])))/[.$B24])" office:value-type="float" office:value="-0.164315949904882">
            <text:p>-0.16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G</text:p>
          </table:table-cell>
          <table:table-cell table:formula="of:=[.B26]/2^(1/12)" office:value-type="float" office:value="97.9988589954373">
            <text:p>98.00 Hz</text:p>
          </table:table-cell>
          <table:table-cell table:formula="of:=1000000000/[.B25]" office:value-type="float" office:value="10204200.4391761">
            <text:p>10.2 ms</text:p>
          </table:table-cell>
          <table:table-cell table:formula="of:=3986*LOG((1000000000/((ROUND([.$C25]/([.D$12])))*([.D$12])))/[.$B25])" office:value-type="float" office:value="-6.06260975420377">
            <text:p>-6.06</text:p>
          </table:table-cell>
          <table:table-cell table:style-name="ce11" table:formula="of:=3986*LOG((1000000000/((ROUND([.$C25]/([.E$12])))*([.E$12])))/[.$B25])" office:value-type="float" office:value="-0.644458836982617">
            <text:p>-0.64</text:p>
          </table:table-cell>
          <table:table-cell table:style-name="ce11" table:formula="of:=3986*LOG((1000000000/((ROUND([.$C25]/([.F$12])))*([.F$12])))/[.$B25])" office:value-type="float" office:value="-0.644458836982617">
            <text:p>-0.64</text:p>
          </table:table-cell>
          <table:table-cell table:formula="of:=3986*LOG((1000000000/((ROUND([.$C25]/([.G$12])))*([.G$12])))/[.$B25])" office:value-type="float" office:value="-0.644458836982617">
            <text:p>-0.64</text:p>
          </table:table-cell>
          <table:table-cell table:formula="of:=3986*LOG((1000000000/((ROUND([.$C25]/([.H$12])))*([.H$12])))/[.$B25])" office:value-type="float" office:value="0.034003960205527">
            <text:p>0.03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G#</text:p>
          </table:table-cell>
          <table:table-cell table:formula="of:=[.B27]/2^(1/12)" office:value-type="float" office:value="103.826174394986">
            <text:p>103.83 Hz</text:p>
          </table:table-cell>
          <table:table-cell table:formula="of:=1000000000/[.B26]" office:value-type="float" office:value="9631482.67599359">
            <text:p>9.63 ms</text:p>
          </table:table-cell>
          <table:table-cell table:formula="of:=3986*LOG((1000000000/((ROUND([.$C26]/([.D$12])))*([.D$12])))/[.$B26])" office:value-type="float" office:value="5.6677522899813">
            <text:p>5.67</text:p>
          </table:table-cell>
          <table:table-cell table:style-name="ce11" table:formula="of:=3986*LOG((1000000000/((ROUND([.$C26]/([.E$12])))*([.E$12])))/[.$B26])" office:value-type="float" office:value="-0.0929778345040075">
            <text:p>-0.09</text:p>
          </table:table-cell>
          <table:table-cell table:style-name="ce11" table:formula="of:=3986*LOG((1000000000/((ROUND([.$C26]/([.F$12])))*([.F$12])))/[.$B26])" office:value-type="float" office:value="-0.0929778345040075">
            <text:p>-0.09</text:p>
          </table:table-cell>
          <table:table-cell table:formula="of:=3986*LOG((1000000000/((ROUND([.$C26]/([.G$12])))*([.G$12])))/[.$B26])" office:value-type="float" office:value="-0.0929778345040075">
            <text:p>-0.09</text:p>
          </table:table-cell>
          <table:table-cell table:formula="of:=3986*LOG((1000000000/((ROUND([.$C26]/([.H$12])))*([.H$12])))/[.$B26])" office:value-type="float" office:value="-0.0929778345040075">
            <text:p>-0.09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A</text:p>
          </table:table-cell>
          <table:table-cell office:value-type="float" office:value="110">
            <text:p>110.00 Hz</text:p>
          </table:table-cell>
          <table:table-cell table:formula="of:=1000000000/[.B27]" office:value-type="float" office:value="9090909.09090909">
            <text:p>9.09 ms</text:p>
          </table:table-cell>
          <table:table-cell table:formula="of:=3986*LOG((1000000000/((ROUND([.$C27]/([.D$12])))*([.D$12])))/[.$B27])" office:value-type="float" office:value="0.554039948677745">
            <text:p>0.55</text:p>
          </table:table-cell>
          <table:table-cell table:style-name="ce11" table:formula="of:=3986*LOG((1000000000/((ROUND([.$C27]/([.E$12])))*([.E$12])))/[.$B27])" office:value-type="float" office:value="0.554039948677745">
            <text:p>0.55</text:p>
          </table:table-cell>
          <table:table-cell table:style-name="ce11" table:formula="of:=3986*LOG((1000000000/((ROUND([.$C27]/([.F$12])))*([.F$12])))/[.$B27])" office:value-type="float" office:value="0.554039948677745">
            <text:p>0.55</text:p>
          </table:table-cell>
          <table:table-cell table:formula="of:=3986*LOG((1000000000/((ROUND([.$C27]/([.G$12])))*([.G$12])))/[.$B27])" office:value-type="float" office:value="0.554039948677745">
            <text:p>0.55</text:p>
          </table:table-cell>
          <table:table-cell table:formula="of:=3986*LOG((1000000000/((ROUND([.$C27]/([.H$12])))*([.H$12])))/[.$B27])" office:value-type="float" office:value="-0.207719273676748">
            <text:p>-0.21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A#</text:p>
          </table:table-cell>
          <table:table-cell table:formula="of:=[.B27]*2^(1/12)" office:value-type="float" office:value="116.540940379522">
            <text:p>116.54 Hz</text:p>
          </table:table-cell>
          <table:table-cell table:formula="of:=1000000000/[.B28]" office:value-type="float" office:value="8580675.56983358">
            <text:p>8.58 ms</text:p>
          </table:table-cell>
          <table:table-cell table:formula="of:=3986*LOG((1000000000/((ROUND([.$C28]/([.D$12])))*([.D$12])))/[.$B28])" office:value-type="float" office:value="0.94352415103181">
            <text:p>0.94</text:p>
          </table:table-cell>
          <table:table-cell table:style-name="ce11" table:formula="of:=3986*LOG((1000000000/((ROUND([.$C28]/([.E$12])))*([.E$12])))/[.$B28])" office:value-type="float" office:value="0.94352415103181">
            <text:p>0.94</text:p>
          </table:table-cell>
          <table:table-cell table:style-name="ce11" table:formula="of:=3986*LOG((1000000000/((ROUND([.$C28]/([.F$12])))*([.F$12])))/[.$B28])" office:value-type="float" office:value="0.94352415103181">
            <text:p>0.94</text:p>
          </table:table-cell>
          <table:table-cell table:formula="of:=3986*LOG((1000000000/((ROUND([.$C28]/([.G$12])))*([.G$12])))/[.$B28])" office:value-type="float" office:value="-0.670553173238922">
            <text:p>-0.67</text:p>
          </table:table-cell>
          <table:table-cell table:formula="of:=3986*LOG((1000000000/((ROUND([.$C28]/([.H$12])))*([.H$12])))/[.$B28])" office:value-type="float" office:value="0.136297367989537">
            <text:p>0.14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B</text:p>
          </table:table-cell>
          <table:table-cell table:formula="of:=[.B28]*2^(1/12)" office:value-type="float" office:value="123.470825314031">
            <text:p>123.47 Hz</text:p>
          </table:table-cell>
          <table:table-cell table:formula="of:=1000000000/[.B29]" office:value-type="float" office:value="8099079.25582127">
            <text:p>8.1 ms</text:p>
          </table:table-cell>
          <table:table-cell table:formula="of:=3986*LOG((1000000000/((ROUND([.$C29]/([.D$12])))*([.D$12])))/[.$B29])" office:value-type="float" office:value="7.51412736816354">
            <text:p>7.51</text:p>
          </table:table-cell>
          <table:table-cell table:formula="of:=3986*LOG((1000000000/((ROUND([.$C29]/([.E$12])))*([.E$12])))/[.$B29])" office:value-type="float" office:value="0.658285516587983">
            <text:p>0.66</text:p>
          </table:table-cell>
          <table:table-cell table:style-name="ce11" table:formula="of:=3986*LOG((1000000000/((ROUND([.$C29]/([.F$12])))*([.F$12])))/[.$B29])" office:value-type="float" office:value="0.658285516587983">
            <text:p>0.66</text:p>
          </table:table-cell>
          <table:table-cell table:formula="of:=3986*LOG((1000000000/((ROUND([.$C29]/([.G$12])))*([.G$12])))/[.$B29])" office:value-type="float" office:value="0.658285516587983">
            <text:p>0.66</text:p>
          </table:table-cell>
          <table:table-cell table:formula="of:=3986*LOG((1000000000/((ROUND([.$C29]/([.H$12])))*([.H$12])))/[.$B29])" office:value-type="float" office:value="-0.1967887437545">
            <text:p>-0.20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string">
            <text:p>C</text:p>
          </table:table-cell>
          <table:table-cell table:formula="of:=[.B29]*2^(1/12)" office:value-type="float" office:value="130.812782650299">
            <text:p>130.81 Hz</text:p>
          </table:table-cell>
          <table:table-cell table:formula="of:=1000000000/[.B30]" office:value-type="float" office:value="7644512.86594286">
            <text:p>7.64 ms</text:p>
          </table:table-cell>
          <table:table-cell table:formula="of:=3986*LOG((1000000000/((ROUND([.$C30]/([.D$12])))*([.D$12])))/[.$B30])" office:value-type="float" office:value="-8.0174567654492">
            <text:p>-8.02</text:p>
          </table:table-cell>
          <table:table-cell table:formula="of:=3986*LOG((1000000000/((ROUND([.$C30]/([.E$12])))*([.E$12])))/[.$B30])" office:value-type="float" office:value="-0.789480482264616">
            <text:p>-0.79</text:p>
          </table:table-cell>
          <table:table-cell table:style-name="ce11" table:formula="of:=3986*LOG((1000000000/((ROUND([.$C30]/([.F$12])))*([.F$12])))/[.$B30])" office:value-type="float" office:value="-0.789480482264616">
            <text:p>-0.79</text:p>
          </table:table-cell>
          <table:table-cell table:formula="of:=3986*LOG((1000000000/((ROUND([.$C30]/([.G$12])))*([.G$12])))/[.$B30])" office:value-type="float" office:value="-0.789480482264616">
            <text:p>-0.79</text:p>
          </table:table-cell>
          <table:table-cell table:formula="of:=3986*LOG((1000000000/((ROUND([.$C30]/([.H$12])))*([.H$12])))/[.$B30])" office:value-type="float" office:value="0.116142245617798">
            <text:p>0.12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string">
            <text:p>C#</text:p>
          </table:table-cell>
          <table:table-cell table:formula="of:=[.B30]*2^(1/12)" office:value-type="float" office:value="138.591315488436">
            <text:p>138.59 Hz</text:p>
          </table:table-cell>
          <table:table-cell table:formula="of:=1000000000/[.B31]" office:value-type="float" office:value="7215459.32712818">
            <text:p>7.22 ms</text:p>
          </table:table-cell>
          <table:table-cell table:formula="of:=3986*LOG((1000000000/((ROUND([.$C31]/([.D$12])))*([.D$12])))/[.$B31])" office:value-type="float" office:value="11.4238213906539">
            <text:p>11.42</text:p>
          </table:table-cell>
          <table:table-cell table:formula="of:=3986*LOG((1000000000/((ROUND([.$C31]/([.E$12])))*([.E$12])))/[.$B31])" office:value-type="float" office:value="3.71290527873562">
            <text:p>3.71</text:p>
          </table:table-cell>
          <table:table-cell table:style-name="ce11" table:formula="of:=3986*LOG((1000000000/((ROUND([.$C31]/([.F$12])))*([.F$12])))/[.$B31])" office:value-type="float" office:value="-0.129710738294969">
            <text:p>-0.13</text:p>
          </table:table-cell>
          <table:table-cell table:formula="of:=3986*LOG((1000000000/((ROUND([.$C31]/([.G$12])))*([.G$12])))/[.$B31])" office:value-type="float" office:value="-0.129710738294969">
            <text:p>-0.13</text:p>
          </table:table-cell>
          <table:table-cell table:formula="of:=3986*LOG((1000000000/((ROUND([.$C31]/([.H$12])))*([.H$12])))/[.$B31])" office:value-type="float" office:value="-0.129710738294969">
            <text:p>-0.13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string">
            <text:p>D</text:p>
          </table:table-cell>
          <table:table-cell table:formula="of:=[.B31]*2^(1/12)" office:value-type="float" office:value="146.832383958704">
            <text:p>146.83 Hz</text:p>
          </table:table-cell>
          <table:table-cell table:formula="of:=1000000000/[.B32]" office:value-type="float" office:value="6810486.71307582">
            <text:p>6.81 ms</text:p>
          </table:table-cell>
          <table:table-cell table:formula="of:=3986*LOG((1000000000/((ROUND([.$C32]/([.D$12])))*([.D$12])))/[.$B32])" office:value-type="float" office:value="6.74555058223746">
            <text:p>6.75</text:p>
          </table:table-cell>
          <table:table-cell table:formula="of:=3986*LOG((1000000000/((ROUND([.$C32]/([.E$12])))*([.E$12])))/[.$B32])" office:value-type="float" office:value="-1.40080706256801">
            <text:p>-1.40</text:p>
          </table:table-cell>
          <table:table-cell table:style-name="ce11" table:formula="of:=3986*LOG((1000000000/((ROUND([.$C32]/([.F$12])))*([.F$12])))/[.$B32])" office:value-type="float" office:value="-1.40080706256801">
            <text:p>-1.40</text:p>
          </table:table-cell>
          <table:table-cell table:formula="of:=3986*LOG((1000000000/((ROUND([.$C32]/([.G$12])))*([.G$12])))/[.$B32])" office:value-type="float" office:value="0.632191180331383">
            <text:p>0.63</text:p>
          </table:table-cell>
          <table:table-cell table:formula="of:=3986*LOG((1000000000/((ROUND([.$C32]/([.H$12])))*([.H$12])))/[.$B32])" office:value-type="float" office:value="-0.384606384799875">
            <text:p>-0.38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string">
            <text:p>D#</text:p>
          </table:table-cell>
          <table:table-cell table:formula="of:=[.B32]*2^(1/12)" office:value-type="float" office:value="155.56349186104">
            <text:p>155.56 Hz</text:p>
          </table:table-cell>
          <table:table-cell table:formula="of:=1000000000/[.B33]" office:value-type="float" office:value="6428243.46533225">
            <text:p>6.43 ms</text:p>
          </table:table-cell>
          <table:table-cell table:formula="of:=3986*LOG((1000000000/((ROUND([.$C33]/([.D$12])))*([.D$12])))/[.$B33])" office:value-type="float" office:value="7.62259930122567">
            <text:p>7.62</text:p>
          </table:table-cell>
          <table:table-cell table:formula="of:=3986*LOG((1000000000/((ROUND([.$C33]/([.E$12])))*([.E$12])))/[.$B33])" office:value-type="float" office:value="-1.01132286021377">
            <text:p>-1.01</text:p>
          </table:table-cell>
          <table:table-cell table:style-name="ce11" table:formula="of:=3986*LOG((1000000000/((ROUND([.$C33]/([.F$12])))*([.F$12])))/[.$B33])" office:value-type="float" office:value="-1.01132286021377">
            <text:p>-1.01</text:p>
          </table:table-cell>
          <table:table-cell table:formula="of:=3986*LOG((1000000000/((ROUND([.$C33]/([.G$12])))*([.G$12])))/[.$B33])" office:value-type="float" office:value="-1.01132286021377">
            <text:p>-1.01</text:p>
          </table:table-cell>
          <table:table-cell table:formula="of:=3986*LOG((1000000000/((ROUND([.$C33]/([.H$12])))*([.H$12])))/[.$B33])" office:value-type="float" office:value="0.0655653890504664">
            <text:p>0.07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string">
            <text:p>E</text:p>
          </table:table-cell>
          <table:table-cell table:formula="of:=[.B33]*2^(1/12)" office:value-type="float" office:value="164.813778456435">
            <text:p>164.81 Hz</text:p>
          </table:table-cell>
          <table:table-cell table:formula="of:=1000000000/[.B34]" office:value-type="float" office:value="6067453.88259106">
            <text:p>6.07 ms</text:p>
          </table:table-cell>
          <table:table-cell table:formula="of:=3986*LOG((1000000000/((ROUND([.$C34]/([.D$12])))*([.D$12])))/[.$B34])" office:value-type="float" office:value="14.742844626441">
            <text:p>14.74</text:p>
          </table:table-cell>
          <table:table-cell table:formula="of:=3986*LOG((1000000000/((ROUND([.$C34]/([.E$12])))*([.E$12])))/[.$B34])" office:value-type="float" office:value="-3.57582160650707">
            <text:p>-3.58</text:p>
          </table:table-cell>
          <table:table-cell table:style-name="ce11" table:formula="of:=3986*LOG((1000000000/((ROUND([.$C34]/([.F$12])))*([.F$12])))/[.$B34])" office:value-type="float" office:value="0.985703575361582">
            <text:p>0.99</text:p>
          </table:table-cell>
          <table:table-cell table:formula="of:=3986*LOG((1000000000/((ROUND([.$C34]/([.G$12])))*([.G$12])))/[.$B34])" office:value-type="float" office:value="0.985703575361582">
            <text:p>0.99</text:p>
          </table:table-cell>
          <table:table-cell table:formula="of:=3986*LOG((1000000000/((ROUND([.$C34]/([.H$12])))*([.H$12])))/[.$B34])" office:value-type="float" office:value="-0.15580507455186">
            <text:p>-0.16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string">
            <text:p>F</text:p>
          </table:table-cell>
          <table:table-cell table:formula="of:=[.B34]*2^(1/12)" office:value-type="float" office:value="174.614115716502">
            <text:p>174.61 Hz</text:p>
          </table:table-cell>
          <table:table-cell table:formula="of:=1000000000/[.B35]" office:value-type="float" office:value="5726913.86315851">
            <text:p>5.73 ms</text:p>
          </table:table-cell>
          <table:table-cell table:formula="of:=3986*LOG((1000000000/((ROUND([.$C35]/([.D$12])))*([.D$12])))/[.$B35])" office:value-type="float" office:value="-9.97230377669479">
            <text:p>-9.97</text:p>
          </table:table-cell>
          <table:table-cell table:formula="of:=3986*LOG((1000000000/((ROUND([.$C35]/([.E$12])))*([.E$12])))/[.$B35])" office:value-type="float" office:value="-0.328279920771012">
            <text:p>-0.33</text:p>
          </table:table-cell>
          <table:table-cell table:style-name="ce11" table:formula="of:=3986*LOG((1000000000/((ROUND([.$C35]/([.F$12])))*([.F$12])))/[.$B35])" office:value-type="float" office:value="-0.328279920771012">
            <text:p>-0.33</text:p>
          </table:table-cell>
          <table:table-cell table:formula="of:=3986*LOG((1000000000/((ROUND([.$C35]/([.G$12])))*([.G$12])))/[.$B35])" office:value-type="float" office:value="-0.328279920771012">
            <text:p>-0.33</text:p>
          </table:table-cell>
          <table:table-cell table:formula="of:=3986*LOG((1000000000/((ROUND([.$C35]/([.H$12])))*([.H$12])))/[.$B35])" office:value-type="float" office:value="-0.328279920771012">
            <text:p>-0.33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string">
            <text:p>F#</text:p>
          </table:table-cell>
          <table:table-cell table:formula="of:=[.B35]*2^(1/12)" office:value-type="float" office:value="184.997211355817">
            <text:p>185.00 Hz</text:p>
          </table:table-cell>
          <table:table-cell table:formula="of:=1000000000/[.B36]" office:value-type="float" office:value="5405486.886376">
            <text:p>5.41 ms</text:p>
          </table:table-cell>
          <table:table-cell table:formula="of:=3986*LOG((1000000000/((ROUND([.$C36]/([.D$12])))*([.D$12])))/[.$B36])" office:value-type="float" office:value="9.46897437940811">
            <text:p>9.47</text:p>
          </table:table-cell>
          <table:table-cell table:formula="of:=3986*LOG((1000000000/((ROUND([.$C36]/([.E$12])))*([.E$12])))/[.$B36])" office:value-type="float" office:value="-0.80463325140525">
            <text:p>-0.80</text:p>
          </table:table-cell>
          <table:table-cell table:style-name="ce11" table:formula="of:=3986*LOG((1000000000/((ROUND([.$C36]/([.F$12])))*([.F$12])))/[.$B36])" office:value-type="float" office:value="-0.80463325140525">
            <text:p>-0.80</text:p>
          </table:table-cell>
          <table:table-cell table:formula="of:=3986*LOG((1000000000/((ROUND([.$C36]/([.G$12])))*([.G$12])))/[.$B36])" office:value-type="float" office:value="-0.80463325140525">
            <text:p>-0.80</text:p>
          </table:table-cell>
          <table:table-cell table:formula="of:=3986*LOG((1000000000/((ROUND([.$C36]/([.H$12])))*([.H$12])))/[.$B36])" office:value-type="float" office:value="0.476238286770536">
            <text:p>0.48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string">
            <text:p>G</text:p>
          </table:table-cell>
          <table:table-cell table:formula="of:=[.B36]*2^(1/12)" office:value-type="float" office:value="195.997717990875">
            <text:p>196.00 Hz</text:p>
          </table:table-cell>
          <table:table-cell table:formula="of:=1000000000/[.B37]" office:value-type="float" office:value="5102100.21958806">
            <text:p>5.1 ms</text:p>
          </table:table-cell>
          <table:table-cell table:formula="of:=3986*LOG((1000000000/((ROUND([.$C37]/([.D$12])))*([.D$12])))/[.$B37])" office:value-type="float" office:value="-6.06260975420454">
            <text:p>-6.06</text:p>
          </table:table-cell>
          <table:table-cell table:formula="of:=3986*LOG((1000000000/((ROUND([.$C37]/([.E$12])))*([.E$12])))/[.$B37])" office:value-type="float" office:value="4.79070357099183">
            <text:p>4.79</text:p>
          </table:table-cell>
          <table:table-cell table:style-name="ce11" table:formula="of:=3986*LOG((1000000000/((ROUND([.$C37]/([.F$12])))*([.F$12])))/[.$B37])" office:value-type="float" office:value="-0.644458836983386">
            <text:p>-0.64</text:p>
          </table:table-cell>
          <table:table-cell table:formula="of:=3986*LOG((1000000000/((ROUND([.$C37]/([.G$12])))*([.G$12])))/[.$B37])" office:value-type="float" office:value="-0.644458836983386">
            <text:p>-0.64</text:p>
          </table:table-cell>
          <table:table-cell table:formula="of:=3986*LOG((1000000000/((ROUND([.$C37]/([.H$12])))*([.H$12])))/[.$B37])" office:value-type="float" office:value="-0.644458836983386">
            <text:p>-0.64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string">
            <text:p>G#</text:p>
          </table:table-cell>
          <table:table-cell table:formula="of:=[.B37]*2^(1/12)" office:value-type="float" office:value="207.652348789973">
            <text:p>207.65 Hz</text:p>
          </table:table-cell>
          <table:table-cell table:formula="of:=1000000000/[.B38]" office:value-type="float" office:value="4815741.3379968">
            <text:p>4.82 ms</text:p>
          </table:table-cell>
          <table:table-cell table:formula="of:=3986*LOG((1000000000/((ROUND([.$C38]/([.D$12])))*([.D$12])))/[.$B38])" office:value-type="float" office:value="-17.2610306619376">
            <text:p>-17.26</text:p>
          </table:table-cell>
          <table:table-cell table:formula="of:=3986*LOG((1000000000/((ROUND([.$C38]/([.E$12])))*([.E$12])))/[.$B38])" office:value-type="float" office:value="5.66775228998053">
            <text:p>5.67</text:p>
          </table:table-cell>
          <table:table-cell table:style-name="ce11" table:formula="of:=3986*LOG((1000000000/((ROUND([.$C38]/([.F$12])))*([.F$12])))/[.$B38])" office:value-type="float" office:value="-0.0929778345047763">
            <text:p>-0.09</text:p>
          </table:table-cell>
          <table:table-cell table:formula="of:=3986*LOG((1000000000/((ROUND([.$C38]/([.G$12])))*([.G$12])))/[.$B38])" office:value-type="float" office:value="-0.0929778345047763">
            <text:p>-0.09</text:p>
          </table:table-cell>
          <table:table-cell table:formula="of:=3986*LOG((1000000000/((ROUND([.$C38]/([.H$12])))*([.H$12])))/[.$B38])" office:value-type="float" office:value="-0.0929778345047763">
            <text:p>-0.09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string">
            <text:p>A</text:p>
          </table:table-cell>
          <table:table-cell table:formula="of:=[.B38]*2^(1/12)" office:value-type="float" office:value="220">
            <text:p>220.00 Hz</text:p>
          </table:table-cell>
          <table:table-cell table:formula="of:=1000000000/[.B39]" office:value-type="float" office:value="4545454.54545454">
            <text:p>4.55 ms</text:p>
          </table:table-cell>
          <table:table-cell table:formula="of:=3986*LOG((1000000000/((ROUND([.$C39]/([.D$12])))*([.D$12])))/[.$B39])" office:value-type="float" office:value="-23.6575128321251">
            <text:p>-23.66</text:p>
          </table:table-cell>
          <table:table-cell table:formula="of:=3986*LOG((1000000000/((ROUND([.$C39]/([.E$12])))*([.E$12])))/[.$B39])" office:value-type="float" office:value="0.554039948676976">
            <text:p>0.55</text:p>
          </table:table-cell>
          <table:table-cell table:style-name="ce11" table:formula="of:=3986*LOG((1000000000/((ROUND([.$C39]/([.F$12])))*([.F$12])))/[.$B39])" office:value-type="float" office:value="0.554039948676976">
            <text:p>0.55</text:p>
          </table:table-cell>
          <table:table-cell table:formula="of:=3986*LOG((1000000000/((ROUND([.$C39]/([.G$12])))*([.G$12])))/[.$B39])" office:value-type="float" office:value="0.554039948676976">
            <text:p>0.55</text:p>
          </table:table-cell>
          <table:table-cell table:formula="of:=3986*LOG((1000000000/((ROUND([.$C39]/([.H$12])))*([.H$12])))/[.$B39])" office:value-type="float" office:value="0.554039948676976">
            <text:p>0.55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string">
            <text:p>A#</text:p>
          </table:table-cell>
          <table:table-cell table:formula="of:=[.B39]*2^(1/12)" office:value-type="float" office:value="233.081880759045">
            <text:p>233.08 Hz</text:p>
          </table:table-cell>
          <table:table-cell table:formula="of:=1000000000/[.B40]" office:value-type="float" office:value="4290337.78491679">
            <text:p>4.29 ms</text:p>
          </table:table-cell>
          <table:table-cell table:formula="of:=3986*LOG((1000000000/((ROUND([.$C40]/([.D$12])))*([.D$12])))/[.$B40])" office:value-type="float" office:value="-24.7028383305327">
            <text:p>-24.70</text:p>
          </table:table-cell>
          <table:table-cell table:formula="of:=3986*LOG((1000000000/((ROUND([.$C40]/([.E$12])))*([.E$12])))/[.$B40])" office:value-type="float" office:value="0.943524151031042">
            <text:p>0.94</text:p>
          </table:table-cell>
          <table:table-cell table:style-name="ce11" table:formula="of:=3986*LOG((1000000000/((ROUND([.$C40]/([.F$12])))*([.F$12])))/[.$B40])" office:value-type="float" office:value="0.943524151031042">
            <text:p>0.94</text:p>
          </table:table-cell>
          <table:table-cell table:formula="of:=3986*LOG((1000000000/((ROUND([.$C40]/([.G$12])))*([.G$12])))/[.$B40])" office:value-type="float" office:value="0.943524151031042">
            <text:p>0.94</text:p>
          </table:table-cell>
          <table:table-cell table:formula="of:=3986*LOG((1000000000/((ROUND([.$C40]/([.H$12])))*([.H$12])))/[.$B40])" office:value-type="float" office:value="-0.670553173239499">
            <text:p>-0.67</text:p>
          </table:table-cell>
          <table:table-cell table:style-name="ce5"/>
          <table:table-cell table:number-columns-repeated="5"/>
        </table:table-row>
        <table:table-row table:style-name="ro1">
          <table:table-cell office:value-type="string">
            <text:p>B</text:p>
          </table:table-cell>
          <table:table-cell table:formula="of:=[.B40]*2^(1/12)" office:value-type="float" office:value="246.941650628062">
            <text:p>246.94 Hz</text:p>
          </table:table-cell>
          <table:table-cell table:formula="of:=1000000000/[.B41]" office:value-type="float" office:value="4049539.62791063">
            <text:p>4.05 ms</text:p>
          </table:table-cell>
          <table:table-cell table:formula="of:=3986*LOG((1000000000/((ROUND([.$C41]/([.D$12])))*([.D$12])))/[.$B41])" office:value-type="float" office:value="-19.7478188096347">
            <text:p>-19.75</text:p>
          </table:table-cell>
          <table:table-cell table:formula="of:=3986*LOG((1000000000/((ROUND([.$C41]/([.E$12])))*([.E$12])))/[.$B41])" office:value-type="float" office:value="-6.17051152367541">
            <text:p>-6.17</text:p>
          </table:table-cell>
          <table:table-cell table:formula="of:=3986*LOG((1000000000/((ROUND([.$C41]/([.F$12])))*([.F$12])))/[.$B41])" office:value-type="float" office:value="0.658285516587599">
            <text:p>0.66</text:p>
          </table:table-cell>
          <table:table-cell table:formula="of:=3986*LOG((1000000000/((ROUND([.$C41]/([.G$12])))*([.G$12])))/[.$B41])" office:value-type="float" office:value="0.658285516587599">
            <text:p>0.66</text:p>
          </table:table-cell>
          <table:table-cell table:formula="of:=3986*LOG((1000000000/((ROUND([.$C41]/([.H$12])))*([.H$12])))/[.$B41])" office:value-type="float" office:value="0.658285516587599">
            <text:p>0.66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C</text:p>
          </table:table-cell>
          <table:table-cell table:formula="of:=[.B41]*2^(1/12)" office:value-type="float" office:value="261.625565300599">
            <text:p>261.63 Hz</text:p>
          </table:table-cell>
          <table:table-cell table:formula="of:=1000000000/[.B42]" office:value-type="float" office:value="3822256.43297143">
            <text:p>3.82 ms</text:p>
          </table:table-cell>
          <table:table-cell table:formula="of:=3986*LOG((1000000000/((ROUND([.$C42]/([.D$12])))*([.D$12])))/[.$B42])" office:value-type="float" office:value="-8.01745676544959">
            <text:p>-8.02</text:p>
          </table:table-cell>
          <table:table-cell table:formula="of:=3986*LOG((1000000000/((ROUND([.$C42]/([.E$12])))*([.E$12])))/[.$B42])" office:value-type="float" office:value="6.46880186975546">
            <text:p>6.47</text:p>
          </table:table-cell>
          <table:table-cell table:formula="of:=3986*LOG((1000000000/((ROUND([.$C42]/([.F$12])))*([.F$12])))/[.$B42])" office:value-type="float" office:value="-0.789480482264809">
            <text:p>-0.79</text:p>
          </table:table-cell>
          <table:table-cell table:formula="of:=3986*LOG((1000000000/((ROUND([.$C42]/([.G$12])))*([.G$12])))/[.$B42])" office:value-type="float" office:value="-0.789480482264809">
            <text:p>-0.79</text:p>
          </table:table-cell>
          <table:table-cell table:formula="of:=3986*LOG((1000000000/((ROUND([.$C42]/([.H$12])))*([.H$12])))/[.$B42])" office:value-type="float" office:value="-0.789480482264809">
            <text:p>-0.79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C#</text:p>
          </table:table-cell>
          <table:table-cell table:formula="of:=[.B42]*2^(1/12)" office:value-type="float" office:value="277.182630976872">
            <text:p>277.18 Hz</text:p>
          </table:table-cell>
          <table:table-cell table:formula="of:=1000000000/[.B43]" office:value-type="float" office:value="3607729.66356409">
            <text:p>3.61 ms</text:p>
          </table:table-cell>
          <table:table-cell table:formula="of:=3986*LOG((1000000000/((ROUND([.$C43]/([.D$12])))*([.D$12])))/[.$B43])" office:value-type="float" office:value="11.4238213906535">
            <text:p>11.42</text:p>
          </table:table-cell>
          <table:table-cell table:formula="of:=3986*LOG((1000000000/((ROUND([.$C43]/([.E$12])))*([.E$12])))/[.$B43])" office:value-type="float" office:value="-3.96381597091392">
            <text:p>-3.96</text:p>
          </table:table-cell>
          <table:table-cell table:formula="of:=3986*LOG((1000000000/((ROUND([.$C43]/([.F$12])))*([.F$12])))/[.$B43])" office:value-type="float" office:value="3.71290527873524">
            <text:p>3.71</text:p>
          </table:table-cell>
          <table:table-cell table:formula="of:=3986*LOG((1000000000/((ROUND([.$C43]/([.G$12])))*([.G$12])))/[.$B43])" office:value-type="float" office:value="-0.129710738295353">
            <text:p>-0.13</text:p>
          </table:table-cell>
          <table:table-cell table:formula="of:=3986*LOG((1000000000/((ROUND([.$C43]/([.H$12])))*([.H$12])))/[.$B43])" office:value-type="float" office:value="-0.129710738295353">
            <text:p>-0.13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D</text:p>
          </table:table-cell>
          <table:table-cell table:formula="of:=[.B43]*2^(1/12)" office:value-type="float" office:value="293.664767917408">
            <text:p>293.66 Hz</text:p>
          </table:table-cell>
          <table:table-cell table:formula="of:=1000000000/[.B44]" office:value-type="float" office:value="3405243.35653791">
            <text:p>3.41 ms</text:p>
          </table:table-cell>
          <table:table-cell table:formula="of:=3986*LOG((1000000000/((ROUND([.$C44]/([.D$12])))*([.D$12])))/[.$B44])" office:value-type="float" office:value="-25.6123598433704">
            <text:p>-25.61</text:p>
          </table:table-cell>
          <table:table-cell table:formula="of:=3986*LOG((1000000000/((ROUND([.$C44]/([.E$12])))*([.E$12])))/[.$B44])" office:value-type="float" office:value="6.74555058223708">
            <text:p>6.75</text:p>
          </table:table-cell>
          <table:table-cell table:formula="of:=3986*LOG((1000000000/((ROUND([.$C44]/([.F$12])))*([.F$12])))/[.$B44])" office:value-type="float" office:value="-1.4008070625684">
            <text:p>-1.40</text:p>
          </table:table-cell>
          <table:table-cell table:formula="of:=3986*LOG((1000000000/((ROUND([.$C44]/([.G$12])))*([.G$12])))/[.$B44])" office:value-type="float" office:value="-1.4008070625684">
            <text:p>-1.40</text:p>
          </table:table-cell>
          <table:table-cell table:formula="of:=3986*LOG((1000000000/((ROUND([.$C44]/([.H$12])))*([.H$12])))/[.$B44])" office:value-type="float" office:value="0.632191180330999">
            <text:p>0.63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D#</text:p>
          </table:table-cell>
          <table:table-cell table:formula="of:=[.B44]*2^(1/12)" office:value-type="float" office:value="311.126983722081">
            <text:p>311.13 Hz</text:p>
          </table:table-cell>
          <table:table-cell table:formula="of:=1000000000/[.B45]" office:value-type="float" office:value="3214121.73266612">
            <text:p>3.21 ms</text:p>
          </table:table-cell>
          <table:table-cell table:formula="of:=3986*LOG((1000000000/((ROUND([.$C45]/([.D$12])))*([.D$12])))/[.$B45])" office:value-type="float" office:value="7.62259930122567">
            <text:p>7.62</text:p>
          </table:table-cell>
          <table:table-cell table:formula="of:=3986*LOG((1000000000/((ROUND([.$C45]/([.E$12])))*([.E$12])))/[.$B45])" office:value-type="float" office:value="7.62259930122567">
            <text:p>7.62</text:p>
          </table:table-cell>
          <table:table-cell table:formula="of:=3986*LOG((1000000000/((ROUND([.$C45]/([.F$12])))*([.F$12])))/[.$B45])" office:value-type="float" office:value="-1.01132286021416">
            <text:p>-1.01</text:p>
          </table:table-cell>
          <table:table-cell table:formula="of:=3986*LOG((1000000000/((ROUND([.$C45]/([.G$12])))*([.G$12])))/[.$B45])" office:value-type="float" office:value="-1.01132286021416">
            <text:p>-1.01</text:p>
          </table:table-cell>
          <table:table-cell table:formula="of:=3986*LOG((1000000000/((ROUND([.$C45]/([.H$12])))*([.H$12])))/[.$B45])" office:value-type="float" office:value="-1.01132286021416">
            <text:p>-1.01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E</text:p>
          </table:table-cell>
          <table:table-cell table:formula="of:=[.B45]*2^(1/12)" office:value-type="float" office:value="329.62755691287">
            <text:p>329.63 Hz</text:p>
          </table:table-cell>
          <table:table-cell table:formula="of:=1000000000/[.B46]" office:value-type="float" office:value="3033726.94129553">
            <text:p>3.03 ms</text:p>
          </table:table-cell>
          <table:table-cell table:formula="of:=3986*LOG((1000000000/((ROUND([.$C46]/([.D$12])))*([.D$12])))/[.$B46])" office:value-type="float" office:value="-21.7026658208803">
            <text:p>-21.70</text:p>
          </table:table-cell>
          <table:table-cell table:formula="of:=3986*LOG((1000000000/((ROUND([.$C46]/([.E$12])))*([.E$12])))/[.$B46])" office:value-type="float" office:value="-3.57582160650746">
            <text:p>-3.58</text:p>
          </table:table-cell>
          <table:table-cell table:formula="of:=3986*LOG((1000000000/((ROUND([.$C46]/([.F$12])))*([.F$12])))/[.$B46])" office:value-type="float" office:value="-3.57582160650746">
            <text:p>-3.58</text:p>
          </table:table-cell>
          <table:table-cell table:formula="of:=3986*LOG((1000000000/((ROUND([.$C46]/([.G$12])))*([.G$12])))/[.$B46])" office:value-type="float" office:value="0.985703575361198">
            <text:p>0.99</text:p>
          </table:table-cell>
          <table:table-cell table:formula="of:=3986*LOG((1000000000/((ROUND([.$C46]/([.H$12])))*([.H$12])))/[.$B46])" office:value-type="float" office:value="0.985703575361198">
            <text:p>0.99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F</text:p>
          </table:table-cell>
          <table:table-cell table:formula="of:=[.B46]*2^(1/12)" office:value-type="float" office:value="349.228231433004">
            <text:p>349.23 Hz</text:p>
          </table:table-cell>
          <table:table-cell table:formula="of:=1000000000/[.B47]" office:value-type="float" office:value="2863456.93157926">
            <text:p>2.86 ms</text:p>
          </table:table-cell>
          <table:table-cell table:formula="of:=3986*LOG((1000000000/((ROUND([.$C47]/([.D$12])))*([.D$12])))/[.$B47])" office:value-type="float" office:value="28.9304076578819">
            <text:p>28.93</text:p>
          </table:table-cell>
          <table:table-cell table:formula="of:=3986*LOG((1000000000/((ROUND([.$C47]/([.E$12])))*([.E$12])))/[.$B47])" office:value-type="float" office:value="9.36977236183153">
            <text:p>9.37</text:p>
          </table:table-cell>
          <table:table-cell table:formula="of:=3986*LOG((1000000000/((ROUND([.$C47]/([.F$12])))*([.F$12])))/[.$B47])" office:value-type="float" office:value="-0.328279920771396">
            <text:p>-0.33</text:p>
          </table:table-cell>
          <table:table-cell table:formula="of:=3986*LOG((1000000000/((ROUND([.$C47]/([.G$12])))*([.G$12])))/[.$B47])" office:value-type="float" office:value="-0.328279920771396">
            <text:p>-0.33</text:p>
          </table:table-cell>
          <table:table-cell table:formula="of:=3986*LOG((1000000000/((ROUND([.$C47]/([.H$12])))*([.H$12])))/[.$B47])" office:value-type="float" office:value="-0.328279920771396">
            <text:p>-0.33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F#</text:p>
          </table:table-cell>
          <table:table-cell table:formula="of:=[.B47]*2^(1/12)" office:value-type="float" office:value="369.994422711635">
            <text:p>369.99 Hz</text:p>
          </table:table-cell>
          <table:table-cell table:formula="of:=1000000000/[.B48]" office:value-type="float" office:value="2702743.443188">
            <text:p>2.7 ms</text:p>
          </table:table-cell>
          <table:table-cell table:formula="of:=3986*LOG((1000000000/((ROUND([.$C48]/([.D$12])))*([.D$12])))/[.$B48])" office:value-type="float" office:value="9.46897437940772">
            <text:p>9.47</text:p>
          </table:table-cell>
          <table:table-cell table:formula="of:=3986*LOG((1000000000/((ROUND([.$C48]/([.E$12])))*([.E$12])))/[.$B48])" office:value-type="float" office:value="9.46897437940772">
            <text:p>9.47</text:p>
          </table:table-cell>
          <table:table-cell table:formula="of:=3986*LOG((1000000000/((ROUND([.$C48]/([.F$12])))*([.F$12])))/[.$B48])" office:value-type="float" office:value="-0.804633251405443">
            <text:p>-0.80</text:p>
          </table:table-cell>
          <table:table-cell table:formula="of:=3986*LOG((1000000000/((ROUND([.$C48]/([.G$12])))*([.G$12])))/[.$B48])" office:value-type="float" office:value="-0.804633251405443">
            <text:p>-0.80</text:p>
          </table:table-cell>
          <table:table-cell table:formula="of:=3986*LOG((1000000000/((ROUND([.$C48]/([.H$12])))*([.H$12])))/[.$B48])" office:value-type="float" office:value="-0.804633251405443">
            <text:p>-0.80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G</text:p>
          </table:table-cell>
          <table:table-cell table:formula="of:=[.B48]*2^(1/12)" office:value-type="float" office:value="391.995435981749">
            <text:p>392.00 Hz</text:p>
          </table:table-cell>
          <table:table-cell table:formula="of:=1000000000/[.B49]" office:value-type="float" office:value="2551050.10979403">
            <text:p>2.55 ms</text:p>
          </table:table-cell>
          <table:table-cell table:formula="of:=3986*LOG((1000000000/((ROUND([.$C49]/([.D$12])))*([.D$12])))/[.$B49])" office:value-type="float" office:value="-6.06260975420493">
            <text:p>-6.06</text:p>
          </table:table-cell>
          <table:table-cell table:formula="of:=3986*LOG((1000000000/((ROUND([.$C49]/([.E$12])))*([.E$12])))/[.$B49])" office:value-type="float" office:value="-6.06260975420493">
            <text:p>-6.06</text:p>
          </table:table-cell>
          <table:table-cell table:formula="of:=3986*LOG((1000000000/((ROUND([.$C49]/([.F$12])))*([.F$12])))/[.$B49])" office:value-type="float" office:value="4.79070357099183">
            <text:p>4.79</text:p>
          </table:table-cell>
          <table:table-cell table:formula="of:=3986*LOG((1000000000/((ROUND([.$C49]/([.G$12])))*([.G$12])))/[.$B49])" office:value-type="float" office:value="-0.644458836983771">
            <text:p>-0.64</text:p>
          </table:table-cell>
          <table:table-cell table:formula="of:=3986*LOG((1000000000/((ROUND([.$C49]/([.H$12])))*([.H$12])))/[.$B49])" office:value-type="float" office:value="-0.644458836983771">
            <text:p>-0.64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G#</text:p>
          </table:table-cell>
          <table:table-cell table:formula="of:=[.B49]*2^(1/12)" office:value-type="float" office:value="415.304697579945">
            <text:p>415.30 Hz</text:p>
          </table:table-cell>
          <table:table-cell table:formula="of:=1000000000/[.B50]" office:value-type="float" office:value="2407870.6689984">
            <text:p>2.41 ms</text:p>
          </table:table-cell>
          <table:table-cell table:formula="of:=3986*LOG((1000000000/((ROUND([.$C50]/([.D$12])))*([.D$12])))/[.$B50])" office:value-type="float" office:value="-17.2610306619378">
            <text:p>-17.26</text:p>
          </table:table-cell>
          <table:table-cell table:formula="of:=3986*LOG((1000000000/((ROUND([.$C50]/([.E$12])))*([.E$12])))/[.$B50])" office:value-type="float" office:value="5.66775228998015">
            <text:p>5.67</text:p>
          </table:table-cell>
          <table:table-cell table:formula="of:=3986*LOG((1000000000/((ROUND([.$C50]/([.F$12])))*([.F$12])))/[.$B50])" office:value-type="float" office:value="5.66775228998015">
            <text:p>5.67</text:p>
          </table:table-cell>
          <table:table-cell table:formula="of:=3986*LOG((1000000000/((ROUND([.$C50]/([.G$12])))*([.G$12])))/[.$B50])" office:value-type="float" office:value="-0.0929778345049685">
            <text:p>-0.09</text:p>
          </table:table-cell>
          <table:table-cell table:formula="of:=3986*LOG((1000000000/((ROUND([.$C50]/([.H$12])))*([.H$12])))/[.$B50])" office:value-type="float" office:value="-0.0929778345049685">
            <text:p>-0.09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A</text:p>
          </table:table-cell>
          <table:table-cell table:formula="of:=[.B50]*2^(1/12)" office:value-type="float" office:value="440">
            <text:p>440.00 Hz</text:p>
          </table:table-cell>
          <table:table-cell table:formula="of:=1000000000/[.B51]" office:value-type="float" office:value="2272727.27272727">
            <text:p>2.27 ms</text:p>
          </table:table-cell>
          <table:table-cell table:formula="of:=3986*LOG((1000000000/((ROUND([.$C51]/([.D$12])))*([.D$12])))/[.$B51])" office:value-type="float" office:value="-23.6575128321253">
            <text:p>-23.66</text:p>
          </table:table-cell>
          <table:table-cell table:formula="of:=3986*LOG((1000000000/((ROUND([.$C51]/([.E$12])))*([.E$12])))/[.$B51])" office:value-type="float" office:value="0.554039948676592">
            <text:p>0.55</text:p>
          </table:table-cell>
          <table:table-cell table:formula="of:=3986*LOG((1000000000/((ROUND([.$C51]/([.F$12])))*([.F$12])))/[.$B51])" office:value-type="float" office:value="0.554039948676592">
            <text:p>0.55</text:p>
          </table:table-cell>
          <table:table-cell table:formula="of:=3986*LOG((1000000000/((ROUND([.$C51]/([.G$12])))*([.G$12])))/[.$B51])" office:value-type="float" office:value="0.554039948676592">
            <text:p>0.55</text:p>
          </table:table-cell>
          <table:table-cell table:formula="of:=3986*LOG((1000000000/((ROUND([.$C51]/([.H$12])))*([.H$12])))/[.$B51])" office:value-type="float" office:value="0.554039948676592">
            <text:p>0.55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A#</text:p>
          </table:table-cell>
          <table:table-cell table:formula="of:=[.B51]*2^(1/12)" office:value-type="float" office:value="466.16376151809">
            <text:p>466.16 Hz</text:p>
          </table:table-cell>
          <table:table-cell table:formula="of:=1000000000/[.B52]" office:value-type="float" office:value="2145168.89245839">
            <text:p>2.15 ms</text:p>
          </table:table-cell>
          <table:table-cell table:formula="of:=3986*LOG((1000000000/((ROUND([.$C52]/([.D$12])))*([.D$12])))/[.$B52])" office:value-type="float" office:value="-24.7028383305329">
            <text:p>-24.70</text:p>
          </table:table-cell>
          <table:table-cell table:formula="of:=3986*LOG((1000000000/((ROUND([.$C52]/([.E$12])))*([.E$12])))/[.$B52])" office:value-type="float" office:value="0.943524151030657">
            <text:p>0.94</text:p>
          </table:table-cell>
          <table:table-cell table:formula="of:=3986*LOG((1000000000/((ROUND([.$C52]/([.F$12])))*([.F$12])))/[.$B52])" office:value-type="float" office:value="0.943524151030657">
            <text:p>0.94</text:p>
          </table:table-cell>
          <table:table-cell table:formula="of:=3986*LOG((1000000000/((ROUND([.$C52]/([.G$12])))*([.G$12])))/[.$B52])" office:value-type="float" office:value="0.943524151030657">
            <text:p>0.94</text:p>
          </table:table-cell>
          <table:table-cell table:formula="of:=3986*LOG((1000000000/((ROUND([.$C52]/([.H$12])))*([.H$12])))/[.$B52])" office:value-type="float" office:value="0.943524151030657">
            <text:p>0.94</text:p>
          </table:table-cell>
          <table:table-cell table:number-columns-repeated="6"/>
        </table:table-row>
        <table:table-row table:style-name="ro1">
          <table:table-cell table:style-name="ce10" office:value-type="string">
            <text:p>B</text:p>
          </table:table-cell>
          <table:table-cell table:formula="of:=[.B52]*2^(1/12)" office:value-type="float" office:value="493.883301256124">
            <text:p>493.88 Hz</text:p>
          </table:table-cell>
          <table:table-cell table:formula="of:=1000000000/[.B53]" office:value-type="float" office:value="2024769.81395532">
            <text:p>2.02 ms</text:p>
          </table:table-cell>
          <table:table-cell table:formula="of:=3986*LOG((1000000000/((ROUND([.$C53]/([.D$12])))*([.D$12])))/[.$B53])" office:value-type="float" office:value="-19.7478188096351">
            <text:p>-19.75</text:p>
          </table:table-cell>
          <table:table-cell table:formula="of:=3986*LOG((1000000000/((ROUND([.$C53]/([.E$12])))*([.E$12])))/[.$B53])" office:value-type="float" office:value="7.51412736816239">
            <text:p>7.51</text:p>
          </table:table-cell>
          <table:table-cell table:formula="of:=3986*LOG((1000000000/((ROUND([.$C53]/([.F$12])))*([.F$12])))/[.$B53])" office:value-type="float" office:value="-6.1705115236758">
            <text:p>-6.17</text:p>
          </table:table-cell>
          <table:table-cell table:style-name="ce4" table:formula="of:=3986*LOG((1000000000/((ROUND([.$C53]/([.G$12])))*([.G$12])))/[.$B53])" office:value-type="float" office:value="0.658285516587215">
            <text:p>0.66</text:p>
          </table:table-cell>
          <table:table-cell table:formula="of:=3986*LOG((1000000000/((ROUND([.$C53]/([.H$12])))*([.H$12])))/[.$B53])" office:value-type="float" office:value="0.658285516587215">
            <text:p>0.66</text:p>
          </table:table-cell>
          <table:table-cell table:number-columns-repeated="6"/>
        </table:table-row>
        <table:table-row table:style-name="ro1">
          <table:table-cell office:value-type="string">
            <text:p>C</text:p>
          </table:table-cell>
          <table:table-cell table:formula="of:=[.B53]*2^(1/12)" office:value-type="float" office:value="523.251130601198">
            <text:p>523.25 Hz</text:p>
          </table:table-cell>
          <table:table-cell table:formula="of:=1000000000/[.B54]" office:value-type="float" office:value="1911128.21648571">
            <text:p>1.91 ms</text:p>
          </table:table-cell>
          <table:table-cell table:formula="of:=3986*LOG((1000000000/((ROUND([.$C54]/([.D$12])))*([.D$12])))/[.$B54])" office:value-type="float" office:value="-8.01745676544997">
            <text:p>-8.02</text:p>
          </table:table-cell>
          <table:table-cell table:formula="of:=3986*LOG((1000000000/((ROUND([.$C54]/([.E$12])))*([.E$12])))/[.$B54])" office:value-type="float" office:value="-8.01745676544997">
            <text:p>-8.02</text:p>
          </table:table-cell>
          <table:table-cell table:formula="of:=3986*LOG((1000000000/((ROUND([.$C54]/([.F$12])))*([.F$12])))/[.$B54])" office:value-type="float" office:value="6.46880186975508">
            <text:p>6.47</text:p>
          </table:table-cell>
          <table:table-cell table:style-name="ce4" table:formula="of:=3986*LOG((1000000000/((ROUND([.$C54]/([.G$12])))*([.G$12])))/[.$B54])" office:value-type="float" office:value="-0.789480482265193">
            <text:p>-0.79</text:p>
          </table:table-cell>
          <table:table-cell table:formula="of:=3986*LOG((1000000000/((ROUND([.$C54]/([.H$12])))*([.H$12])))/[.$B54])" office:value-type="float" office:value="-0.789480482265193">
            <text:p>-0.79</text:p>
          </table:table-cell>
          <table:table-cell table:number-columns-repeated="6"/>
        </table:table-row>
        <table:table-row table:style-name="ro1">
          <table:table-cell office:value-type="string">
            <text:p>C#</text:p>
          </table:table-cell>
          <table:table-cell table:formula="of:=[.B54]*2^(1/12)" office:value-type="float" office:value="554.365261953745">
            <text:p>554.37 Hz</text:p>
          </table:table-cell>
          <table:table-cell table:formula="of:=1000000000/[.B55]" office:value-type="float" office:value="1803864.83178204">
            <text:p>1.8 ms</text:p>
          </table:table-cell>
          <table:table-cell table:formula="of:=3986*LOG((1000000000/((ROUND([.$C55]/([.D$12])))*([.D$12])))/[.$B55])" office:value-type="float" office:value="11.4238213906527">
            <text:p>11.42</text:p>
          </table:table-cell>
          <table:table-cell table:formula="of:=3986*LOG((1000000000/((ROUND([.$C55]/([.E$12])))*([.E$12])))/[.$B55])" office:value-type="float" office:value="11.4238213906527">
            <text:p>11.42</text:p>
          </table:table-cell>
          <table:table-cell table:formula="of:=3986*LOG((1000000000/((ROUND([.$C55]/([.F$12])))*([.F$12])))/[.$B55])" office:value-type="float" office:value="-3.9638159709145">
            <text:p>-3.96</text:p>
          </table:table-cell>
          <table:table-cell table:style-name="ce4" table:formula="of:=3986*LOG((1000000000/((ROUND([.$C55]/([.G$12])))*([.G$12])))/[.$B55])" office:value-type="float" office:value="3.71290527873447">
            <text:p>3.71</text:p>
          </table:table-cell>
          <table:table-cell table:formula="of:=3986*LOG((1000000000/((ROUND([.$C55]/([.H$12])))*([.H$12])))/[.$B55])" office:value-type="float" office:value="-0.129710738296122">
            <text:p>-0.13</text:p>
          </table:table-cell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 table:formula="of:=[.B55]*2^(1/12)" office:value-type="float" office:value="587.329535834816">
            <text:p>587.33 Hz</text:p>
          </table:table-cell>
          <table:table-cell table:formula="of:=1000000000/[.B56]" office:value-type="float" office:value="1702621.67826896">
            <text:p>1.7 ms</text:p>
          </table:table-cell>
          <table:table-cell table:formula="of:=3986*LOG((1000000000/((ROUND([.$C56]/([.D$12])))*([.D$12])))/[.$B56])" office:value-type="float" office:value="39.719839082672">
            <text:p>39.72</text:p>
          </table:table-cell>
          <table:table-cell table:formula="of:=3986*LOG((1000000000/((ROUND([.$C56]/([.E$12])))*([.E$12])))/[.$B56])" office:value-type="float" office:value="6.74555058223631">
            <text:p>6.75</text:p>
          </table:table-cell>
          <table:table-cell table:formula="of:=3986*LOG((1000000000/((ROUND([.$C56]/([.F$12])))*([.F$12])))/[.$B56])" office:value-type="float" office:value="6.74555058223631">
            <text:p>6.75</text:p>
          </table:table-cell>
          <table:table-cell table:style-name="ce4" table:formula="of:=3986*LOG((1000000000/((ROUND([.$C56]/([.G$12])))*([.G$12])))/[.$B56])" office:value-type="float" office:value="-1.40080706256897">
            <text:p>-1.40</text:p>
          </table:table-cell>
          <table:table-cell table:formula="of:=3986*LOG((1000000000/((ROUND([.$C56]/([.H$12])))*([.H$12])))/[.$B56])" office:value-type="float" office:value="-1.40080706256897">
            <text:p>-1.40</text:p>
          </table:table-cell>
          <table:table-cell table:number-columns-repeated="6"/>
        </table:table-row>
        <table:table-row table:style-name="ro1">
          <table:table-cell office:value-type="string">
            <text:p>D#</text:p>
          </table:table-cell>
          <table:table-cell table:formula="of:=[.B56]*2^(1/12)" office:value-type="float" office:value="622.253967444162">
            <text:p>622.25 Hz</text:p>
          </table:table-cell>
          <table:table-cell table:formula="of:=1000000000/[.B57]" office:value-type="float" office:value="1607060.86633306">
            <text:p>1.61 ms</text:p>
          </table:table-cell>
          <table:table-cell table:formula="of:=3986*LOG((1000000000/((ROUND([.$C57]/([.D$12])))*([.D$12])))/[.$B57])" office:value-type="float" office:value="-60.2722911437139">
            <text:p>-60.27</text:p>
          </table:table-cell>
          <table:table-cell table:formula="of:=3986*LOG((1000000000/((ROUND([.$C57]/([.E$12])))*([.E$12])))/[.$B57])" office:value-type="float" office:value="7.62259930122452">
            <text:p>7.62</text:p>
          </table:table-cell>
          <table:table-cell table:formula="of:=3986*LOG((1000000000/((ROUND([.$C57]/([.F$12])))*([.F$12])))/[.$B57])" office:value-type="float" office:value="7.62259930122452">
            <text:p>7.62</text:p>
          </table:table-cell>
          <table:table-cell table:style-name="ce4" table:formula="of:=3986*LOG((1000000000/((ROUND([.$C57]/([.G$12])))*([.G$12])))/[.$B57])" office:value-type="float" office:value="-1.01132286021512">
            <text:p>-1.01</text:p>
          </table:table-cell>
          <table:table-cell table:formula="of:=3986*LOG((1000000000/((ROUND([.$C57]/([.H$12])))*([.H$12])))/[.$B57])" office:value-type="float" office:value="-1.01132286021512">
            <text:p>-1.01</text:p>
          </table:table-cell>
          <table:table-cell table:number-columns-repeated="6"/>
        </table:table-row>
        <table:table-row table:style-name="ro1">
          <table:table-cell office:value-type="string">
            <text:p>E</text:p>
          </table:table-cell>
          <table:table-cell table:formula="of:=[.B57]*2^(1/12)" office:value-type="float" office:value="659.255113825741">
            <text:p>659.26 Hz</text:p>
          </table:table-cell>
          <table:table-cell table:formula="of:=1000000000/[.B58]" office:value-type="float" office:value="1516863.47064776">
            <text:p>1.52 ms</text:p>
          </table:table-cell>
          <table:table-cell table:formula="of:=3986*LOG((1000000000/((ROUND([.$C58]/([.D$12])))*([.D$12])))/[.$B58])" office:value-type="float" office:value="-21.702665820881">
            <text:p>-21.70</text:p>
          </table:table-cell>
          <table:table-cell table:formula="of:=3986*LOG((1000000000/((ROUND([.$C58]/([.E$12])))*([.E$12])))/[.$B58])" office:value-type="float" office:value="14.7428446264399">
            <text:p>14.74</text:p>
          </table:table-cell>
          <table:table-cell table:formula="of:=3986*LOG((1000000000/((ROUND([.$C58]/([.F$12])))*([.F$12])))/[.$B58])" office:value-type="float" office:value="-3.57582160650842">
            <text:p>-3.58</text:p>
          </table:table-cell>
          <table:table-cell table:style-name="ce4" table:formula="of:=3986*LOG((1000000000/((ROUND([.$C58]/([.G$12])))*([.G$12])))/[.$B58])" office:value-type="float" office:value="-3.57582160650842">
            <text:p>-3.58</text:p>
          </table:table-cell>
          <table:table-cell table:formula="of:=3986*LOG((1000000000/((ROUND([.$C58]/([.H$12])))*([.H$12])))/[.$B58])" office:value-type="float" office:value="0.98570357536043">
            <text:p>0.99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F</text:p>
          </table:table-cell>
          <table:table-cell table:formula="of:=[.B58]*2^(1/12)" office:value-type="float" office:value="698.456462866008">
            <text:p>698.46 Hz</text:p>
          </table:table-cell>
          <table:table-cell table:formula="of:=1000000000/[.B59]" office:value-type="float" office:value="1431728.46578963">
            <text:p>1.43 ms</text:p>
          </table:table-cell>
          <table:table-cell table:formula="of:=3986*LOG((1000000000/((ROUND([.$C59]/([.D$12])))*([.D$12])))/[.$B59])" office:value-type="float" office:value="28.9304076578808">
            <text:p>28.93</text:p>
          </table:table-cell>
          <table:table-cell table:formula="of:=3986*LOG((1000000000/((ROUND([.$C59]/([.E$12])))*([.E$12])))/[.$B59])" office:value-type="float" office:value="-9.97230377669595">
            <text:p>-9.97</text:p>
          </table:table-cell>
          <table:table-cell table:formula="of:=3986*LOG((1000000000/((ROUND([.$C59]/([.F$12])))*([.F$12])))/[.$B59])" office:value-type="float" office:value="9.36977236183076">
            <text:p>9.37</text:p>
          </table:table-cell>
          <table:table-cell table:style-name="ce4" table:formula="of:=3986*LOG((1000000000/((ROUND([.$C59]/([.G$12])))*([.G$12])))/[.$B59])" office:value-type="float" office:value="-0.328279920772165">
            <text:p>-0.33</text:p>
          </table:table-cell>
          <table:table-cell table:formula="of:=3986*LOG((1000000000/((ROUND([.$C59]/([.H$12])))*([.H$12])))/[.$B59])" office:value-type="float" office:value="-0.328279920772165">
            <text:p>-0.33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F#</text:p>
          </table:table-cell>
          <table:table-cell table:formula="of:=[.B59]*2^(1/12)" office:value-type="float" office:value="739.98884542327">
            <text:p>739.99 Hz</text:p>
          </table:table-cell>
          <table:table-cell table:formula="of:=1000000000/[.B60]" office:value-type="float" office:value="1351371.721594">
            <text:p>1.35 ms</text:p>
          </table:table-cell>
          <table:table-cell table:formula="of:=3986*LOG((1000000000/((ROUND([.$C60]/([.D$12])))*([.D$12])))/[.$B60])" office:value-type="float" office:value="-71.061722568505">
            <text:p>-71.06</text:p>
          </table:table-cell>
          <table:table-cell table:formula="of:=3986*LOG((1000000000/((ROUND([.$C60]/([.E$12])))*([.E$12])))/[.$B60])" office:value-type="float" office:value="9.46897437940658">
            <text:p>9.47</text:p>
          </table:table-cell>
          <table:table-cell table:formula="of:=3986*LOG((1000000000/((ROUND([.$C60]/([.F$12])))*([.F$12])))/[.$B60])" office:value-type="float" office:value="9.46897437940658">
            <text:p>9.47</text:p>
          </table:table-cell>
          <table:table-cell table:style-name="ce4" table:formula="of:=3986*LOG((1000000000/((ROUND([.$C60]/([.G$12])))*([.G$12])))/[.$B60])" office:value-type="float" office:value="-0.804633251406596">
            <text:p>-0.80</text:p>
          </table:table-cell>
          <table:table-cell table:formula="of:=3986*LOG((1000000000/((ROUND([.$C60]/([.H$12])))*([.H$12])))/[.$B60])" office:value-type="float" office:value="-0.804633251406596">
            <text:p>-0.80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G</text:p>
          </table:table-cell>
          <table:table-cell table:formula="of:=[.B60]*2^(1/12)" office:value-type="float" office:value="783.990871963499">
            <text:p>783.99 Hz</text:p>
          </table:table-cell>
          <table:table-cell table:formula="of:=1000000000/[.B61]" office:value-type="float" office:value="1275525.05489701">
            <text:p>1.28 ms</text:p>
          </table:table-cell>
          <table:table-cell table:formula="of:=3986*LOG((1000000000/((ROUND([.$C61]/([.D$12])))*([.D$12])))/[.$B61])" office:value-type="float" office:value="-6.06260975420589">
            <text:p>-6.06</text:p>
          </table:table-cell>
          <table:table-cell table:formula="of:=3986*LOG((1000000000/((ROUND([.$C61]/([.E$12])))*([.E$12])))/[.$B61])" office:value-type="float" office:value="-6.06260975420589">
            <text:p>-6.06</text:p>
          </table:table-cell>
          <table:table-cell table:formula="of:=3986*LOG((1000000000/((ROUND([.$C61]/([.F$12])))*([.F$12])))/[.$B61])" office:value-type="float" office:value="-6.06260975420589">
            <text:p>-6.06</text:p>
          </table:table-cell>
          <table:table-cell table:style-name="ce4" table:formula="of:=3986*LOG((1000000000/((ROUND([.$C61]/([.G$12])))*([.G$12])))/[.$B61])" office:value-type="float" office:value="4.79070357099068">
            <text:p>4.79</text:p>
          </table:table-cell>
          <table:table-cell table:formula="of:=3986*LOG((1000000000/((ROUND([.$C61]/([.H$12])))*([.H$12])))/[.$B61])" office:value-type="float" office:value="-0.644458836984732">
            <text:p>-0.64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G#</text:p>
          </table:table-cell>
          <table:table-cell table:formula="of:=[.B61]*2^(1/12)" office:value-type="float" office:value="830.609395159891">
            <text:p>830.61 Hz</text:p>
          </table:table-cell>
          <table:table-cell table:formula="of:=1000000000/[.B62]" office:value-type="float" office:value="1203935.3344992">
            <text:p>1.2 ms</text:p>
          </table:table-cell>
          <table:table-cell table:formula="of:=3986*LOG((1000000000/((ROUND([.$C62]/([.D$12])))*([.D$12])))/[.$B62])" office:value-type="float" office:value="76.3346173942596">
            <text:p>76.33</text:p>
          </table:table-cell>
          <table:table-cell table:formula="of:=3986*LOG((1000000000/((ROUND([.$C62]/([.E$12])))*([.E$12])))/[.$B62])" office:value-type="float" office:value="-17.2610306619387">
            <text:p>-17.26</text:p>
          </table:table-cell>
          <table:table-cell table:formula="of:=3986*LOG((1000000000/((ROUND([.$C62]/([.F$12])))*([.F$12])))/[.$B62])" office:value-type="float" office:value="5.66775228997938">
            <text:p>5.67</text:p>
          </table:table-cell>
          <table:table-cell table:style-name="ce4" table:formula="of:=3986*LOG((1000000000/((ROUND([.$C62]/([.G$12])))*([.G$12])))/[.$B62])" office:value-type="float" office:value="5.66775228997938">
            <text:p>5.67</text:p>
          </table:table-cell>
          <table:table-cell table:formula="of:=3986*LOG((1000000000/((ROUND([.$C62]/([.H$12])))*([.H$12])))/[.$B62])" office:value-type="float" office:value="-0.0929778345059295">
            <text:p>-0.09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A</text:p>
          </table:table-cell>
          <table:table-cell table:formula="of:=[.B62]*2^(1/12)" office:value-type="float" office:value="880.000000000001">
            <text:p>880.00 Hz</text:p>
          </table:table-cell>
          <table:table-cell table:formula="of:=1000000000/[.B63]" office:value-type="float" office:value="1136363.63636364">
            <text:p>1.14 ms</text:p>
          </table:table-cell>
          <table:table-cell table:formula="of:=3986*LOG((1000000000/((ROUND([.$C63]/([.D$12])))*([.D$12])))/[.$B63])" office:value-type="float" office:value="-23.6575128321264">
            <text:p>-23.66</text:p>
          </table:table-cell>
          <table:table-cell table:formula="of:=3986*LOG((1000000000/((ROUND([.$C63]/([.E$12])))*([.E$12])))/[.$B63])" office:value-type="float" office:value="-23.6575128321264">
            <text:p>-23.66</text:p>
          </table:table-cell>
          <table:table-cell table:formula="of:=3986*LOG((1000000000/((ROUND([.$C63]/([.F$12])))*([.F$12])))/[.$B63])" office:value-type="float" office:value="0.554039948675439">
            <text:p>0.55</text:p>
          </table:table-cell>
          <table:table-cell table:style-name="ce4" table:formula="of:=3986*LOG((1000000000/((ROUND([.$C63]/([.G$12])))*([.G$12])))/[.$B63])" office:value-type="float" office:value="0.554039948675439">
            <text:p>0.55</text:p>
          </table:table-cell>
          <table:table-cell table:formula="of:=3986*LOG((1000000000/((ROUND([.$C63]/([.H$12])))*([.H$12])))/[.$B63])" office:value-type="float" office:value="0.554039948675439">
            <text:p>0.55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A#</text:p>
          </table:table-cell>
          <table:table-cell table:formula="of:=[.B63]*2^(1/12)" office:value-type="float" office:value="932.327523036181">
            <text:p>932.33 Hz</text:p>
          </table:table-cell>
          <table:table-cell table:formula="of:=1000000000/[.B64]" office:value-type="float" office:value="1072584.4462292">
            <text:p>1.07 ms</text:p>
          </table:table-cell>
          <table:table-cell table:formula="of:=3986*LOG((1000000000/((ROUND([.$C64]/([.D$12])))*([.D$12])))/[.$B64])" office:value-type="float" office:value="80.2443114167497">
            <text:p>80.24</text:p>
          </table:table-cell>
          <table:table-cell table:formula="of:=3986*LOG((1000000000/((ROUND([.$C64]/([.E$12])))*([.E$12])))/[.$B64])" office:value-type="float" office:value="-24.7028383305341">
            <text:p>-24.70</text:p>
          </table:table-cell>
          <table:table-cell table:formula="of:=3986*LOG((1000000000/((ROUND([.$C64]/([.F$12])))*([.F$12])))/[.$B64])" office:value-type="float" office:value="0.943524151029505">
            <text:p>0.94</text:p>
          </table:table-cell>
          <table:table-cell table:style-name="ce4" table:formula="of:=3986*LOG((1000000000/((ROUND([.$C64]/([.G$12])))*([.G$12])))/[.$B64])" office:value-type="float" office:value="0.943524151029505">
            <text:p>0.94</text:p>
          </table:table-cell>
          <table:table-cell table:formula="of:=3986*LOG((1000000000/((ROUND([.$C64]/([.H$12])))*([.H$12])))/[.$B64])" office:value-type="float" office:value="0.943524151029505">
            <text:p>0.94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B</text:p>
          </table:table-cell>
          <table:table-cell table:formula="of:=[.B64]*2^(1/12)" office:value-type="float" office:value="987.76660251225">
            <text:p>987.77 Hz</text:p>
          </table:table-cell>
          <table:table-cell table:formula="of:=1000000000/[.B65]" office:value-type="float" office:value="1012384.90697766">
            <text:p>1.01 ms</text:p>
          </table:table-cell>
          <table:table-cell table:formula="of:=3986*LOG((1000000000/((ROUND([.$C65]/([.D$12])))*([.D$12])))/[.$B65])" office:value-type="float" office:value="-19.7478188096363">
            <text:p>-19.75</text:p>
          </table:table-cell>
          <table:table-cell table:formula="of:=3986*LOG((1000000000/((ROUND([.$C65]/([.E$12])))*([.E$12])))/[.$B65])" office:value-type="float" office:value="-19.7478188096363">
            <text:p>-19.75</text:p>
          </table:table-cell>
          <table:table-cell table:formula="of:=3986*LOG((1000000000/((ROUND([.$C65]/([.F$12])))*([.F$12])))/[.$B65])" office:value-type="float" office:value="7.51412736816125">
            <text:p>7.51</text:p>
          </table:table-cell>
          <table:table-cell table:style-name="ce4" table:formula="of:=3986*LOG((1000000000/((ROUND([.$C65]/([.G$12])))*([.G$12])))/[.$B65])" office:value-type="float" office:value="-6.17051152367696">
            <text:p>-6.17</text:p>
          </table:table-cell>
          <table:table-cell table:style-name="ce4" table:formula="of:=3986*LOG((1000000000/((ROUND([.$C65]/([.H$12])))*([.H$12])))/[.$B65])" office:value-type="float" office:value="0.658285516585678">
            <text:p>0.66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10" office:value-type="string">
            <text:p>C</text:p>
          </table:table-cell>
          <table:table-cell table:formula="of:=[.B65]*2^(1/12)" office:value-type="float" office:value="1046.5022612024">
            <text:p>1046.50 Hz</text:p>
          </table:table-cell>
          <table:table-cell table:formula="of:=1000000000/[.B66]" office:value-type="float" office:value="955564.108242856">
            <text:p>955.56 us</text:p>
          </table:table-cell>
          <table:table-cell table:formula="of:=3986*LOG((1000000000/((ROUND([.$C66]/([.D$12])))*([.D$12])))/[.$B66])" office:value-type="float" office:value="111.415951617037">
            <text:p>111.42</text:p>
          </table:table-cell>
          <table:table-cell table:formula="of:=3986*LOG((1000000000/((ROUND([.$C66]/([.E$12])))*([.E$12])))/[.$B66])" office:value-type="float" office:value="-8.01745676545113">
            <text:p>-8.02</text:p>
          </table:table-cell>
          <table:table-cell table:formula="of:=3986*LOG((1000000000/((ROUND([.$C66]/([.F$12])))*([.F$12])))/[.$B66])" office:value-type="float" office:value="-8.01745676545113">
            <text:p>-8.02</text:p>
          </table:table-cell>
          <table:table-cell table:style-name="ce4" table:formula="of:=3986*LOG((1000000000/((ROUND([.$C66]/([.G$12])))*([.G$12])))/[.$B66])" office:value-type="float" office:value="6.46880186975393">
            <text:p>6.47</text:p>
          </table:table-cell>
          <table:table-cell table:style-name="ce4" table:formula="of:=3986*LOG((1000000000/((ROUND([.$C66]/([.H$12])))*([.H$12])))/[.$B66])" office:value-type="float" office:value="-0.789480482266347">
            <text:p>-0.79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10" office:value-type="string">
            <text:p>C#</text:p>
          </table:table-cell>
          <table:table-cell table:formula="of:=[.B66]*2^(1/12)" office:value-type="float" office:value="1108.73052390749">
            <text:p>1108.73 Hz</text:p>
          </table:table-cell>
          <table:table-cell table:formula="of:=1000000000/[.B67]" office:value-type="float" office:value="901932.415891021">
            <text:p>901.93 us</text:p>
          </table:table-cell>
          <table:table-cell table:formula="of:=3986*LOG((1000000000/((ROUND([.$C67]/([.D$12])))*([.D$12])))/[.$B67])" office:value-type="float" office:value="11.4238213906516">
            <text:p>11.42</text:p>
          </table:table-cell>
          <table:table-cell table:formula="of:=3986*LOG((1000000000/((ROUND([.$C67]/([.E$12])))*([.E$12])))/[.$B67])" office:value-type="float" office:value="11.4238213906516">
            <text:p>11.42</text:p>
          </table:table-cell>
          <table:table-cell table:formula="of:=3986*LOG((1000000000/((ROUND([.$C67]/([.F$12])))*([.F$12])))/[.$B67])" office:value-type="float" office:value="11.4238213906516">
            <text:p>11.42</text:p>
          </table:table-cell>
          <table:table-cell table:style-name="ce4" table:formula="of:=3986*LOG((1000000000/((ROUND([.$C67]/([.G$12])))*([.G$12])))/[.$B67])" office:value-type="float" office:value="-3.96381597091565">
            <text:p>-3.96</text:p>
          </table:table-cell>
          <table:table-cell table:style-name="ce4" table:formula="of:=3986*LOG((1000000000/((ROUND([.$C67]/([.H$12])))*([.H$12])))/[.$B67])" office:value-type="float" office:value="3.71290527873332">
            <text:p>3.71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10" office:value-type="string">
            <text:p>D</text:p>
          </table:table-cell>
          <table:table-cell table:formula="of:=[.B67]*2^(1/12)" office:value-type="float" office:value="1174.65907166963">
            <text:p>1174.66 Hz</text:p>
          </table:table-cell>
          <table:table-cell table:formula="of:=1000000000/[.B68]" office:value-type="float" office:value="851310.839134477">
            <text:p>851.31 us</text:p>
          </table:table-cell>
          <table:table-cell table:formula="of:=3986*LOG((1000000000/((ROUND([.$C68]/([.D$12])))*([.D$12])))/[.$B68])" office:value-type="float" office:value="-88.5683088357343">
            <text:p>-88.57</text:p>
          </table:table-cell>
          <table:table-cell table:formula="of:=3986*LOG((1000000000/((ROUND([.$C68]/([.E$12])))*([.E$12])))/[.$B68])" office:value-type="float" office:value="-25.612359843372">
            <text:p>-25.61</text:p>
          </table:table-cell>
          <table:table-cell table:formula="of:=3986*LOG((1000000000/((ROUND([.$C68]/([.F$12])))*([.F$12])))/[.$B68])" office:value-type="float" office:value="6.74555058223516">
            <text:p>6.75</text:p>
          </table:table-cell>
          <table:table-cell table:style-name="ce4" table:formula="of:=3986*LOG((1000000000/((ROUND([.$C68]/([.G$12])))*([.G$12])))/[.$B68])" office:value-type="float" office:value="6.74555058223516">
            <text:p>6.75</text:p>
          </table:table-cell>
          <table:table-cell table:style-name="ce4" table:formula="of:=3986*LOG((1000000000/((ROUND([.$C68]/([.H$12])))*([.H$12])))/[.$B68])" office:value-type="float" office:value="-1.40080706256994">
            <text:p>-1.40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10" office:value-type="string">
            <text:p>D#</text:p>
          </table:table-cell>
          <table:table-cell table:formula="of:=[.B68]*2^(1/12)" office:value-type="float" office:value="1244.50793488833">
            <text:p>1244.51 Hz</text:p>
          </table:table-cell>
          <table:table-cell table:formula="of:=1000000000/[.B69]" office:value-type="float" office:value="803530.43316653">
            <text:p>803.53 us</text:p>
          </table:table-cell>
          <table:table-cell table:formula="of:=3986*LOG((1000000000/((ROUND([.$C69]/([.D$12])))*([.D$12])))/[.$B69])" office:value-type="float" office:value="78.2894644055037">
            <text:p>78.29</text:p>
          </table:table-cell>
          <table:table-cell table:formula="of:=3986*LOG((1000000000/((ROUND([.$C69]/([.E$12])))*([.E$12])))/[.$B69])" office:value-type="float" office:value="7.62259930122376">
            <text:p>7.62</text:p>
          </table:table-cell>
          <table:table-cell table:formula="of:=3986*LOG((1000000000/((ROUND([.$C69]/([.F$12])))*([.F$12])))/[.$B69])" office:value-type="float" office:value="7.62259930122376">
            <text:p>7.62</text:p>
          </table:table-cell>
          <table:table-cell table:style-name="ce4" table:formula="of:=3986*LOG((1000000000/((ROUND([.$C69]/([.G$12])))*([.G$12])))/[.$B69])" office:value-type="float" office:value="7.62259930122376">
            <text:p>7.62</text:p>
          </table:table-cell>
          <table:table-cell table:style-name="ce4" table:formula="of:=3986*LOG((1000000000/((ROUND([.$C69]/([.H$12])))*([.H$12])))/[.$B69])" office:value-type="float" office:value="-1.01132286021608">
            <text:p>-1.01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10" office:value-type="string">
            <text:p>E</text:p>
          </table:table-cell>
          <table:table-cell table:formula="of:=[.B69]*2^(1/12)" office:value-type="float" office:value="1318.51022765148">
            <text:p>1318.51 Hz</text:p>
          </table:table-cell>
          <table:table-cell table:formula="of:=1000000000/[.B70]" office:value-type="float" office:value="758431.735323882">
            <text:p>758.43 us</text:p>
          </table:table-cell>
          <table:table-cell table:formula="of:=3986*LOG((1000000000/((ROUND([.$C70]/([.D$12])))*([.D$12])))/[.$B70])" office:value-type="float" office:value="-21.702665820882">
            <text:p>-21.70</text:p>
          </table:table-cell>
          <table:table-cell table:formula="of:=3986*LOG((1000000000/((ROUND([.$C70]/([.E$12])))*([.E$12])))/[.$B70])" office:value-type="float" office:value="-21.702665820882">
            <text:p>-21.70</text:p>
          </table:table-cell>
          <table:table-cell table:formula="of:=3986*LOG((1000000000/((ROUND([.$C70]/([.F$12])))*([.F$12])))/[.$B70])" office:value-type="float" office:value="14.7428446264387">
            <text:p>14.74</text:p>
          </table:table-cell>
          <table:table-cell table:style-name="ce4" table:formula="of:=3986*LOG((1000000000/((ROUND([.$C70]/([.G$12])))*([.G$12])))/[.$B70])" office:value-type="float" office:value="-3.57582160650919">
            <text:p>-3.58</text:p>
          </table:table-cell>
          <table:table-cell table:style-name="ce4" table:formula="of:=3986*LOG((1000000000/((ROUND([.$C70]/([.H$12])))*([.H$12])))/[.$B70])" office:value-type="float" office:value="-3.57582160650919">
            <text:p>-3.58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10" office:value-type="string">
            <text:p>F</text:p>
          </table:table-cell>
          <table:table-cell table:formula="of:=[.B70]*2^(1/12)" office:value-type="float" office:value="1396.91292573202">
            <text:p>1396.91 Hz</text:p>
          </table:table-cell>
          <table:table-cell table:formula="of:=1000000000/[.B71]" office:value-type="float" office:value="715864.232894813">
            <text:p>715.86 us</text:p>
          </table:table-cell>
          <table:table-cell table:formula="of:=3986*LOG((1000000000/((ROUND([.$C71]/([.D$12])))*([.D$12])))/[.$B71])" office:value-type="float" office:value="-121.694796047268">
            <text:p>-121.69</text:p>
          </table:table-cell>
          <table:table-cell table:formula="of:=3986*LOG((1000000000/((ROUND([.$C71]/([.E$12])))*([.E$12])))/[.$B71])" office:value-type="float" office:value="28.9304076578796">
            <text:p>28.93</text:p>
          </table:table-cell>
          <table:table-cell table:formula="of:=3986*LOG((1000000000/((ROUND([.$C71]/([.F$12])))*([.F$12])))/[.$B71])" office:value-type="float" office:value="-9.97230377669711">
            <text:p>-9.97</text:p>
          </table:table-cell>
          <table:table-cell table:style-name="ce4" table:formula="of:=3986*LOG((1000000000/((ROUND([.$C71]/([.G$12])))*([.G$12])))/[.$B71])" office:value-type="float" office:value="9.36977236182961">
            <text:p>9.37</text:p>
          </table:table-cell>
          <table:table-cell table:style-name="ce4" table:formula="of:=3986*LOG((1000000000/((ROUND([.$C71]/([.H$12])))*([.H$12])))/[.$B71])" office:value-type="float" office:value="-0.328279920773319">
            <text:p>-0.33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10" office:value-type="string">
            <text:p>F#</text:p>
          </table:table-cell>
          <table:table-cell table:formula="of:=[.B71]*2^(1/12)" office:value-type="float" office:value="1479.97769084654">
            <text:p>1479.98 Hz</text:p>
          </table:table-cell>
          <table:table-cell table:formula="of:=1000000000/[.B72]" office:value-type="float" office:value="675685.860796999">
            <text:p>675.69 us</text:p>
          </table:table-cell>
          <table:table-cell table:formula="of:=3986*LOG((1000000000/((ROUND([.$C72]/([.D$12])))*([.D$12])))/[.$B72])" office:value-type="float" office:value="93.9295204721787">
            <text:p>93.93</text:p>
          </table:table-cell>
          <table:table-cell table:formula="of:=3986*LOG((1000000000/((ROUND([.$C72]/([.E$12])))*([.E$12])))/[.$B72])" office:value-type="float" office:value="9.46897437940581">
            <text:p>9.47</text:p>
          </table:table-cell>
          <table:table-cell table:formula="of:=3986*LOG((1000000000/((ROUND([.$C72]/([.F$12])))*([.F$12])))/[.$B72])" office:value-type="float" office:value="9.46897437940581">
            <text:p>9.47</text:p>
          </table:table-cell>
          <table:table-cell table:style-name="ce4" table:formula="of:=3986*LOG((1000000000/((ROUND([.$C72]/([.G$12])))*([.G$12])))/[.$B72])" office:value-type="float" office:value="9.46897437940581">
            <text:p>9.47</text:p>
          </table:table-cell>
          <table:table-cell table:style-name="ce4" table:formula="of:=3986*LOG((1000000000/((ROUND([.$C72]/([.H$12])))*([.H$12])))/[.$B72])" office:value-type="float" office:value="-0.804633251407558">
            <text:p>-0.80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10" office:value-type="string">
            <text:p>G</text:p>
          </table:table-cell>
          <table:table-cell table:formula="of:=[.B72]*2^(1/12)" office:value-type="float" office:value="1567.981743927">
            <text:p>1567.98 Hz</text:p>
          </table:table-cell>
          <table:table-cell table:formula="of:=1000000000/[.B73]" office:value-type="float" office:value="637762.527448506">
            <text:p>637.76 us</text:p>
          </table:table-cell>
          <table:table-cell table:formula="of:=3986*LOG((1000000000/((ROUND([.$C73]/([.D$12])))*([.D$12])))/[.$B73])" office:value-type="float" office:value="-6.06260975420685">
            <text:p>-6.06</text:p>
          </table:table-cell>
          <table:table-cell table:formula="of:=3986*LOG((1000000000/((ROUND([.$C73]/([.E$12])))*([.E$12])))/[.$B73])" office:value-type="float" office:value="-6.06260975420685">
            <text:p>-6.06</text:p>
          </table:table-cell>
          <table:table-cell table:formula="of:=3986*LOG((1000000000/((ROUND([.$C73]/([.F$12])))*([.F$12])))/[.$B73])" office:value-type="float" office:value="-6.06260975420685">
            <text:p>-6.06</text:p>
          </table:table-cell>
          <table:table-cell table:style-name="ce4" table:formula="of:=3986*LOG((1000000000/((ROUND([.$C73]/([.G$12])))*([.G$12])))/[.$B73])" office:value-type="float" office:value="-6.06260975420685">
            <text:p>-6.06</text:p>
          </table:table-cell>
          <table:table-cell table:style-name="ce4" table:formula="of:=3986*LOG((1000000000/((ROUND([.$C73]/([.H$12])))*([.H$12])))/[.$B73])" office:value-type="float" office:value="4.79070357098953">
            <text:p>4.79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10" office:value-type="string">
            <text:p>G#</text:p>
          </table:table-cell>
          <table:table-cell table:formula="of:=[.B73]*2^(1/12)" office:value-type="float" office:value="1661.21879031978">
            <text:p>1661.22 Hz</text:p>
          </table:table-cell>
          <table:table-cell table:formula="of:=1000000000/[.B74]" office:value-type="float" office:value="601967.667249599">
            <text:p>601.97 us</text:p>
          </table:table-cell>
          <table:table-cell table:formula="of:=3986*LOG((1000000000/((ROUND([.$C74]/([.D$12])))*([.D$12])))/[.$B74])" office:value-type="float" office:value="-106.054739980593">
            <text:p>-106.05</text:p>
          </table:table-cell>
          <table:table-cell table:formula="of:=3986*LOG((1000000000/((ROUND([.$C74]/([.E$12])))*([.E$12])))/[.$B74])" office:value-type="float" office:value="-17.2610306619399">
            <text:p>-17.26</text:p>
          </table:table-cell>
          <table:table-cell table:formula="of:=3986*LOG((1000000000/((ROUND([.$C74]/([.F$12])))*([.F$12])))/[.$B74])" office:value-type="float" office:value="-17.2610306619399">
            <text:p>-17.26</text:p>
          </table:table-cell>
          <table:table-cell table:style-name="ce4" table:formula="of:=3986*LOG((1000000000/((ROUND([.$C74]/([.G$12])))*([.G$12])))/[.$B74])" office:value-type="float" office:value="5.66775228997823">
            <text:p>5.67</text:p>
          </table:table-cell>
          <table:table-cell table:style-name="ce4" table:formula="of:=3986*LOG((1000000000/((ROUND([.$C74]/([.H$12])))*([.H$12])))/[.$B74])" office:value-type="float" office:value="5.66775228997823">
            <text:p>5.67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10" office:value-type="string">
            <text:p>A</text:p>
          </table:table-cell>
          <table:table-cell table:formula="of:=[.B74]*2^(1/12)" office:value-type="float" office:value="1760">
            <text:p>1760.00 Hz</text:p>
          </table:table-cell>
          <table:table-cell table:formula="of:=1000000000/[.B75]" office:value-type="float" office:value="568181.818181817">
            <text:p>568.18 us</text:p>
          </table:table-cell>
          <table:table-cell table:formula="of:=3986*LOG((1000000000/((ROUND([.$C75]/([.D$12])))*([.D$12])))/[.$B75])" office:value-type="float" office:value="180.236441643134">
            <text:p>180.24</text:p>
          </table:table-cell>
          <table:table-cell table:formula="of:=3986*LOG((1000000000/((ROUND([.$C75]/([.E$12])))*([.E$12])))/[.$B75])" office:value-type="float" office:value="-23.6575128321276">
            <text:p>-23.66</text:p>
          </table:table-cell>
          <table:table-cell table:formula="of:=3986*LOG((1000000000/((ROUND([.$C75]/([.F$12])))*([.F$12])))/[.$B75])" office:value-type="float" office:value="-23.6575128321276">
            <text:p>-23.66</text:p>
          </table:table-cell>
          <table:table-cell table:style-name="ce4" table:formula="of:=3986*LOG((1000000000/((ROUND([.$C75]/([.G$12])))*([.G$12])))/[.$B75])" office:value-type="float" office:value="0.554039948674286">
            <text:p>0.55</text:p>
          </table:table-cell>
          <table:table-cell table:style-name="ce4" table:formula="of:=3986*LOG((1000000000/((ROUND([.$C75]/([.H$12])))*([.H$12])))/[.$B75])" office:value-type="float" office:value="0.554039948674286">
            <text:p>0.55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10" office:value-type="string">
            <text:p>A#</text:p>
          </table:table-cell>
          <table:table-cell table:formula="of:=[.B75]*2^(1/12)" office:value-type="float" office:value="1864.65504607236">
            <text:p>1864.66 Hz</text:p>
          </table:table-cell>
          <table:table-cell table:formula="of:=1000000000/[.B76]" office:value-type="float" office:value="536292.223114598">
            <text:p>536.29 us</text:p>
          </table:table-cell>
          <table:table-cell table:formula="of:=3986*LOG((1000000000/((ROUND([.$C76]/([.D$12])))*([.D$12])))/[.$B76])" office:value-type="float" office:value="80.2443114167486">
            <text:p>80.24</text:p>
          </table:table-cell>
          <table:table-cell table:formula="of:=3986*LOG((1000000000/((ROUND([.$C76]/([.E$12])))*([.E$12])))/[.$B76])" office:value-type="float" office:value="-24.7028383305353">
            <text:p>-24.70</text:p>
          </table:table-cell>
          <table:table-cell table:formula="of:=3986*LOG((1000000000/((ROUND([.$C76]/([.F$12])))*([.F$12])))/[.$B76])" office:value-type="float" office:value="-24.7028383305353">
            <text:p>-24.70</text:p>
          </table:table-cell>
          <table:table-cell table:style-name="ce4" table:formula="of:=3986*LOG((1000000000/((ROUND([.$C76]/([.G$12])))*([.G$12])))/[.$B76])" office:value-type="float" office:value="0.943524151028353">
            <text:p>0.94</text:p>
          </table:table-cell>
          <table:table-cell table:style-name="ce4" table:formula="of:=3986*LOG((1000000000/((ROUND([.$C76]/([.H$12])))*([.H$12])))/[.$B76])" office:value-type="float" office:value="0.943524151028353">
            <text:p>0.94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table:style-name="ce10" office:value-type="string">
            <text:p>B</text:p>
          </table:table-cell>
          <table:table-cell table:formula="of:=[.B76]*2^(1/12)" office:value-type="float" office:value="1975.5332050245">
            <text:p>1975.53 Hz</text:p>
          </table:table-cell>
          <table:table-cell table:formula="of:=1000000000/[.B77]" office:value-type="float" office:value="506192.453488828">
            <text:p>506.19 us</text:p>
          </table:table-cell>
          <table:table-cell table:formula="of:=3986*LOG((1000000000/((ROUND([.$C77]/([.D$12])))*([.D$12])))/[.$B77])" office:value-type="float" office:value="-19.7478188096373">
            <text:p>-19.75</text:p>
          </table:table-cell>
          <table:table-cell table:formula="of:=3986*LOG((1000000000/((ROUND([.$C77]/([.E$12])))*([.E$12])))/[.$B77])" office:value-type="float" office:value="-19.7478188096373">
            <text:p>-19.75</text:p>
          </table:table-cell>
          <table:table-cell table:formula="of:=3986*LOG((1000000000/((ROUND([.$C77]/([.F$12])))*([.F$12])))/[.$B77])" office:value-type="float" office:value="-19.7478188096373">
            <text:p>-19.75</text:p>
          </table:table-cell>
          <table:table-cell table:style-name="ce4" table:formula="of:=3986*LOG((1000000000/((ROUND([.$C77]/([.G$12])))*([.G$12])))/[.$B77])" office:value-type="float" office:value="7.5141273681601">
            <text:p>7.51</text:p>
          </table:table-cell>
          <table:table-cell table:style-name="ce4" table:formula="of:=3986*LOG((1000000000/((ROUND([.$C77]/([.H$12])))*([.H$12])))/[.$B77])" office:value-type="float" office:value="-6.17051152367792">
            <text:p>-6.17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C</text:p>
          </table:table-cell>
          <table:table-cell table:formula="of:=[.B77]*2^(1/12)" office:value-type="float" office:value="2093.00452240479">
            <text:p>2093.00 Hz</text:p>
          </table:table-cell>
          <table:table-cell table:formula="of:=1000000000/[.B78]" office:value-type="float" office:value="477782.054121428">
            <text:p>477.78 us</text:p>
          </table:table-cell>
          <table:table-cell table:formula="of:=3986*LOG((1000000000/((ROUND([.$C78]/([.D$12])))*([.D$12])))/[.$B78])" office:value-type="float" office:value="-119.739949036023">
            <text:p>-119.74</text:p>
          </table:table-cell>
          <table:table-cell table:formula="of:=3986*LOG((1000000000/((ROUND([.$C78]/([.E$12])))*([.E$12])))/[.$B78])" office:value-type="float" office:value="-8.01745676545229">
            <text:p>-8.02</text:p>
          </table:table-cell>
          <table:table-cell table:formula="of:=3986*LOG((1000000000/((ROUND([.$C78]/([.F$12])))*([.F$12])))/[.$B78])" office:value-type="float" office:value="-8.01745676545229">
            <text:p>-8.02</text:p>
          </table:table-cell>
          <table:table-cell table:style-name="ce4" table:formula="of:=3986*LOG((1000000000/((ROUND([.$C78]/([.G$12])))*([.G$12])))/[.$B78])" office:value-type="float" office:value="-8.01745676545229">
            <text:p>-8.02</text:p>
          </table:table-cell>
          <table:table-cell table:style-name="ce4" table:formula="of:=3986*LOG((1000000000/((ROUND([.$C78]/([.H$12])))*([.H$12])))/[.$B78])" office:value-type="float" office:value="6.46880186975278">
            <text:p>6.47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C#</text:p>
          </table:table-cell>
          <table:table-cell table:formula="of:=[.B78]*2^(1/12)" office:value-type="float" office:value="2217.46104781498">
            <text:p>2217.46 Hz</text:p>
          </table:table-cell>
          <table:table-cell table:formula="of:=1000000000/[.B79]" office:value-type="float" office:value="450966.20794551">
            <text:p>450.97 us</text:p>
          </table:table-cell>
          <table:table-cell table:formula="of:=3986*LOG((1000000000/((ROUND([.$C79]/([.D$12])))*([.D$12])))/[.$B79])" office:value-type="float" office:value="-219.732079262409">
            <text:p>-219.73</text:p>
          </table:table-cell>
          <table:table-cell table:formula="of:=3986*LOG((1000000000/((ROUND([.$C79]/([.E$12])))*([.E$12])))/[.$B79])" office:value-type="float" office:value="11.4238213906504">
            <text:p>11.42</text:p>
          </table:table-cell>
          <table:table-cell table:formula="of:=3986*LOG((1000000000/((ROUND([.$C79]/([.F$12])))*([.F$12])))/[.$B79])" office:value-type="float" office:value="11.4238213906504">
            <text:p>11.42</text:p>
          </table:table-cell>
          <table:table-cell table:style-name="ce4" table:formula="of:=3986*LOG((1000000000/((ROUND([.$C79]/([.G$12])))*([.G$12])))/[.$B79])" office:value-type="float" office:value="11.4238213906504">
            <text:p>11.42</text:p>
          </table:table-cell>
          <table:table-cell table:style-name="ce4" table:formula="of:=3986*LOG((1000000000/((ROUND([.$C79]/([.H$12])))*([.H$12])))/[.$B79])" office:value-type="float" office:value="-3.96381597091661">
            <text:p>-3.96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D</text:p>
          </table:table-cell>
          <table:table-cell table:formula="of:=[.B79]*2^(1/12)" office:value-type="float" office:value="2349.31814333927">
            <text:p>2349.32 Hz</text:p>
          </table:table-cell>
          <table:table-cell table:formula="of:=1000000000/[.B80]" office:value-type="float" office:value="425655.419567238">
            <text:p>425.66 us</text:p>
          </table:table-cell>
          <table:table-cell table:formula="of:=3986*LOG((1000000000/((ROUND([.$C80]/([.D$12])))*([.D$12])))/[.$B80])" office:value-type="float" office:value="178.281594631889">
            <text:p>178.28</text:p>
          </table:table-cell>
          <table:table-cell table:formula="of:=3986*LOG((1000000000/((ROUND([.$C80]/([.E$12])))*([.E$12])))/[.$B80])" office:value-type="float" office:value="39.7198390826701">
            <text:p>39.72</text:p>
          </table:table-cell>
          <table:table-cell table:formula="of:=3986*LOG((1000000000/((ROUND([.$C80]/([.F$12])))*([.F$12])))/[.$B80])" office:value-type="float" office:value="-25.6123598433729">
            <text:p>-25.61</text:p>
          </table:table-cell>
          <table:table-cell table:style-name="ce4" table:formula="of:=3986*LOG((1000000000/((ROUND([.$C80]/([.G$12])))*([.G$12])))/[.$B80])" office:value-type="float" office:value="6.7455505822344">
            <text:p>6.75</text:p>
          </table:table-cell>
          <table:table-cell table:style-name="ce4" table:formula="of:=3986*LOG((1000000000/((ROUND([.$C80]/([.H$12])))*([.H$12])))/[.$B80])" office:value-type="float" office:value="6.7455505822344">
            <text:p>6.75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D#</text:p>
          </table:table-cell>
          <table:table-cell table:formula="of:=[.B80]*2^(1/12)" office:value-type="float" office:value="2489.01586977665">
            <text:p>2489.02 Hz</text:p>
          </table:table-cell>
          <table:table-cell table:formula="of:=1000000000/[.B81]" office:value-type="float" office:value="401765.216583265">
            <text:p>401.77 us</text:p>
          </table:table-cell>
          <table:table-cell table:formula="of:=3986*LOG((1000000000/((ROUND([.$C81]/([.D$12])))*([.D$12])))/[.$B81])" office:value-type="float" office:value="78.2894644055029">
            <text:p>78.29</text:p>
          </table:table-cell>
          <table:table-cell table:formula="of:=3986*LOG((1000000000/((ROUND([.$C81]/([.E$12])))*([.E$12])))/[.$B81])" office:value-type="float" office:value="-60.2722911437159">
            <text:p>-60.27</text:p>
          </table:table-cell>
          <table:table-cell table:formula="of:=3986*LOG((1000000000/((ROUND([.$C81]/([.F$12])))*([.F$12])))/[.$B81])" office:value-type="float" office:value="7.62259930122261">
            <text:p>7.62</text:p>
          </table:table-cell>
          <table:table-cell table:style-name="ce4" table:formula="of:=3986*LOG((1000000000/((ROUND([.$C81]/([.G$12])))*([.G$12])))/[.$B81])" office:value-type="float" office:value="7.62259930122261">
            <text:p>7.62</text:p>
          </table:table-cell>
          <table:table-cell table:style-name="ce4" table:formula="of:=3986*LOG((1000000000/((ROUND([.$C81]/([.H$12])))*([.H$12])))/[.$B81])" office:value-type="float" office:value="7.62259930122261">
            <text:p>7.62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E</text:p>
          </table:table-cell>
          <table:table-cell table:formula="of:=[.B81]*2^(1/12)" office:value-type="float" office:value="2637.02045530296">
            <text:p>2637.02 Hz</text:p>
          </table:table-cell>
          <table:table-cell table:formula="of:=1000000000/[.B82]" office:value-type="float" office:value="379215.867661941">
            <text:p>379.22 us</text:p>
          </table:table-cell>
          <table:table-cell table:formula="of:=3986*LOG((1000000000/((ROUND([.$C82]/([.D$12])))*([.D$12])))/[.$B82])" office:value-type="float" office:value="-21.7026658208828">
            <text:p>-21.70</text:p>
          </table:table-cell>
          <table:table-cell table:formula="of:=3986*LOG((1000000000/((ROUND([.$C82]/([.E$12])))*([.E$12])))/[.$B82])" office:value-type="float" office:value="-21.7026658208828">
            <text:p>-21.70</text:p>
          </table:table-cell>
          <table:table-cell table:formula="of:=3986*LOG((1000000000/((ROUND([.$C82]/([.F$12])))*([.F$12])))/[.$B82])" office:value-type="float" office:value="-21.7026658208828">
            <text:p>-21.70</text:p>
          </table:table-cell>
          <table:table-cell table:style-name="ce4" table:formula="of:=3986*LOG((1000000000/((ROUND([.$C82]/([.G$12])))*([.G$12])))/[.$B82])" office:value-type="float" office:value="14.742844626438">
            <text:p>14.74</text:p>
          </table:table-cell>
          <table:table-cell table:style-name="ce4" table:formula="of:=3986*LOG((1000000000/((ROUND([.$C82]/([.H$12])))*([.H$12])))/[.$B82])" office:value-type="float" office:value="-3.57582160651015">
            <text:p>-3.58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F</text:p>
          </table:table-cell>
          <table:table-cell table:formula="of:=[.B82]*2^(1/12)" office:value-type="float" office:value="2793.82585146404">
            <text:p>2793.83 Hz</text:p>
          </table:table-cell>
          <table:table-cell table:formula="of:=1000000000/[.B83]" office:value-type="float" office:value="357932.116447406">
            <text:p>357.93 us</text:p>
          </table:table-cell>
          <table:table-cell table:formula="of:=3986*LOG((1000000000/((ROUND([.$C83]/([.D$12])))*([.D$12])))/[.$B83])" office:value-type="float" office:value="-121.694796047269">
            <text:p>-121.69</text:p>
          </table:table-cell>
          <table:table-cell table:formula="of:=3986*LOG((1000000000/((ROUND([.$C83]/([.E$12])))*([.E$12])))/[.$B83])" office:value-type="float" office:value="28.9304076578789">
            <text:p>28.93</text:p>
          </table:table-cell>
          <table:table-cell table:formula="of:=3986*LOG((1000000000/((ROUND([.$C83]/([.F$12])))*([.F$12])))/[.$B83])" office:value-type="float" office:value="28.9304076578789">
            <text:p>28.93</text:p>
          </table:table-cell>
          <table:table-cell table:style-name="ce4" table:formula="of:=3986*LOG((1000000000/((ROUND([.$C83]/([.G$12])))*([.G$12])))/[.$B83])" office:value-type="float" office:value="-9.97230377669789">
            <text:p>-9.97</text:p>
          </table:table-cell>
          <table:table-cell table:style-name="ce4" table:formula="of:=3986*LOG((1000000000/((ROUND([.$C83]/([.H$12])))*([.H$12])))/[.$B83])" office:value-type="float" office:value="9.36977236182847">
            <text:p>9.37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F#</text:p>
          </table:table-cell>
          <table:table-cell table:formula="of:=[.B83]*2^(1/12)" office:value-type="float" office:value="2959.95538169308">
            <text:p>2959.96 Hz</text:p>
          </table:table-cell>
          <table:table-cell table:formula="of:=1000000000/[.B84]" office:value-type="float" office:value="337842.9303985">
            <text:p>337.84 us</text:p>
          </table:table-cell>
          <table:table-cell table:formula="of:=3986*LOG((1000000000/((ROUND([.$C84]/([.D$12])))*([.D$12])))/[.$B84])" office:value-type="float" office:value="-221.686926273655">
            <text:p>-221.69</text:p>
          </table:table-cell>
          <table:table-cell table:formula="of:=3986*LOG((1000000000/((ROUND([.$C84]/([.E$12])))*([.E$12])))/[.$B84])" office:value-type="float" office:value="-71.0617225685068">
            <text:p>-71.06</text:p>
          </table:table-cell>
          <table:table-cell table:formula="of:=3986*LOG((1000000000/((ROUND([.$C84]/([.F$12])))*([.F$12])))/[.$B84])" office:value-type="float" office:value="9.46897437940505">
            <text:p>9.47</text:p>
          </table:table-cell>
          <table:table-cell table:style-name="ce4" table:formula="of:=3986*LOG((1000000000/((ROUND([.$C84]/([.G$12])))*([.G$12])))/[.$B84])" office:value-type="float" office:value="9.46897437940505">
            <text:p>9.47</text:p>
          </table:table-cell>
          <table:table-cell table:style-name="ce4" table:formula="of:=3986*LOG((1000000000/((ROUND([.$C84]/([.H$12])))*([.H$12])))/[.$B84])" office:value-type="float" office:value="9.46897437940505">
            <text:p>9.47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G</text:p>
          </table:table-cell>
          <table:table-cell table:formula="of:=[.B84]*2^(1/12)" office:value-type="float" office:value="3135.963487854">
            <text:p>3135.96 Hz</text:p>
          </table:table-cell>
          <table:table-cell table:formula="of:=1000000000/[.B85]" office:value-type="float" office:value="318881.263724253">
            <text:p>318.88 us</text:p>
          </table:table-cell>
          <table:table-cell table:formula="of:=3986*LOG((1000000000/((ROUND([.$C85]/([.D$12])))*([.D$12])))/[.$B85])" office:value-type="float" office:value="380.220702095905">
            <text:p>380.22</text:p>
          </table:table-cell>
          <table:table-cell table:formula="of:=3986*LOG((1000000000/((ROUND([.$C85]/([.E$12])))*([.E$12])))/[.$B85])" office:value-type="float" office:value="-6.06260975420782">
            <text:p>-6.06</text:p>
          </table:table-cell>
          <table:table-cell table:formula="of:=3986*LOG((1000000000/((ROUND([.$C85]/([.F$12])))*([.F$12])))/[.$B85])" office:value-type="float" office:value="-6.06260975420782">
            <text:p>-6.06</text:p>
          </table:table-cell>
          <table:table-cell table:style-name="ce4" table:formula="of:=3986*LOG((1000000000/((ROUND([.$C85]/([.G$12])))*([.G$12])))/[.$B85])" office:value-type="float" office:value="-6.06260975420782">
            <text:p>-6.06</text:p>
          </table:table-cell>
          <table:table-cell table:style-name="ce4" table:formula="of:=3986*LOG((1000000000/((ROUND([.$C85]/([.H$12])))*([.H$12])))/[.$B85])" office:value-type="float" office:value="-6.06260975420782">
            <text:p>-6.06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G#</text:p>
          </table:table-cell>
          <table:table-cell table:formula="of:=[.B85]*2^(1/12)" office:value-type="float" office:value="3322.43758063957">
            <text:p>3322.44 Hz</text:p>
          </table:table-cell>
          <table:table-cell table:formula="of:=1000000000/[.B86]" office:value-type="float" office:value="300983.833624799">
            <text:p>300.98 us</text:p>
          </table:table-cell>
          <table:table-cell table:formula="of:=3986*LOG((1000000000/((ROUND([.$C86]/([.D$12])))*([.D$12])))/[.$B86])" office:value-type="float" office:value="280.228571869519">
            <text:p>280.23</text:p>
          </table:table-cell>
          <table:table-cell table:formula="of:=3986*LOG((1000000000/((ROUND([.$C86]/([.E$12])))*([.E$12])))/[.$B86])" office:value-type="float" office:value="76.3346173942573">
            <text:p>76.33</text:p>
          </table:table-cell>
          <table:table-cell table:formula="of:=3986*LOG((1000000000/((ROUND([.$C86]/([.F$12])))*([.F$12])))/[.$B86])" office:value-type="float" office:value="-17.2610306619409">
            <text:p>-17.26</text:p>
          </table:table-cell>
          <table:table-cell table:style-name="ce4" table:formula="of:=3986*LOG((1000000000/((ROUND([.$C86]/([.G$12])))*([.G$12])))/[.$B86])" office:value-type="float" office:value="-17.2610306619409">
            <text:p>-17.26</text:p>
          </table:table-cell>
          <table:table-cell table:style-name="ce4" table:formula="of:=3986*LOG((1000000000/((ROUND([.$C86]/([.H$12])))*([.H$12])))/[.$B86])" office:value-type="float" office:value="5.66775228997708">
            <text:p>5.67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A</text:p>
          </table:table-cell>
          <table:table-cell table:formula="of:=[.B86]*2^(1/12)" office:value-type="float" office:value="3520.00000000001">
            <text:p>3520.00 Hz</text:p>
          </table:table-cell>
          <table:table-cell table:formula="of:=1000000000/[.B87]" office:value-type="float" office:value="284090.909090908">
            <text:p>284.09 us</text:p>
          </table:table-cell>
          <table:table-cell table:formula="of:=3986*LOG((1000000000/((ROUND([.$C87]/([.D$12])))*([.D$12])))/[.$B87])" office:value-type="float" office:value="180.236441643133">
            <text:p>180.24</text:p>
          </table:table-cell>
          <table:table-cell table:formula="of:=3986*LOG((1000000000/((ROUND([.$C87]/([.E$12])))*([.E$12])))/[.$B87])" office:value-type="float" office:value="-23.6575128321284">
            <text:p>-23.66</text:p>
          </table:table-cell>
          <table:table-cell table:formula="of:=3986*LOG((1000000000/((ROUND([.$C87]/([.F$12])))*([.F$12])))/[.$B87])" office:value-type="float" office:value="-23.6575128321284">
            <text:p>-23.66</text:p>
          </table:table-cell>
          <table:table-cell table:style-name="ce4" table:formula="of:=3986*LOG((1000000000/((ROUND([.$C87]/([.G$12])))*([.G$12])))/[.$B87])" office:value-type="float" office:value="-23.6575128321284">
            <text:p>-23.66</text:p>
          </table:table-cell>
          <table:table-cell table:style-name="ce4" table:formula="of:=3986*LOG((1000000000/((ROUND([.$C87]/([.H$12])))*([.H$12])))/[.$B87])" office:value-type="float" office:value="0.554039948673518">
            <text:p>0.55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A#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B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C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C#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D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D#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E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3"/>
        </table:table-row>
      </table:table>
      <table:table table:name="Sheet4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board siz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x</text:p>
          </table:table-cell>
          <table:table-cell office:value-type="float" office:value="3.22">
            <text:p>3.22</text:p>
          </table:table-cell>
          <table:table-cell table:number-columns-repeated="8"/>
        </table:table-row>
        <table:table-row table:style-name="ro1">
          <table:table-cell office:value-type="string">
            <text:p>y</text:p>
          </table:table-cell>
          <table:table-cell office:value-type="float" office:value="2.66">
            <text:p>2.66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3">
          <table:table-cell table:number-columns-repeated="2"/>
          <table:table-cell table:style-name="ce13" office:value-type="string">
            <text:p>panelizing: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[.C8]*[.$B$3]" office:value-type="float" office:value="3.22">
            <text:p>3.22</text:p>
          </table:table-cell>
          <table:table-cell table:formula="of:=[.D8]*[.$B$3]" office:value-type="float" office:value="6.44">
            <text:p>6.44</text:p>
          </table:table-cell>
          <table:table-cell table:formula="of:=[.E8]*[.$B$3]" office:value-type="float" office:value="9.66">
            <text:p>9.66</text:p>
          </table:table-cell>
          <table:table-cell table:formula="of:=[.F8]*[.$B$3]" office:value-type="float" office:value="12.88">
            <text:p>12.88</text:p>
          </table:table-cell>
          <table:table-cell table:formula="of:=[.G8]*[.$B$3]" office:value-type="float" office:value="16.1">
            <text:p>16.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[.B9]*[.$B$4]" office:value-type="float" office:value="2.66">
            <text:p>2.66</text:p>
          </table:table-cell>
          <table:table-cell office:value-type="float" office:value="1">
            <text:p>1</text:p>
          </table:table-cell>
          <table:table-cell table:style-name="ce14" table:formula="of:=[.$B$3]*[.C$8]*[.$B9]*[.$B$4]" office:value-type="float" office:value="8.5652">
            <text:p>8.5652</text:p>
          </table:table-cell>
          <table:table-cell table:style-name="ce14" table:formula="of:=[.$B$3]*[.D$8]*[.$B9]*[.$B$4]" office:value-type="float" office:value="17.1304">
            <text:p>17.1304</text:p>
          </table:table-cell>
          <table:table-cell table:style-name="ce14" table:formula="of:=[.$B$3]*[.E$8]*[.$B9]*[.$B$4]" office:value-type="float" office:value="25.6956">
            <text:p>25.6956</text:p>
          </table:table-cell>
          <table:table-cell table:style-name="ce14" table:formula="of:=[.$B$3]*[.F$8]*[.$B9]*[.$B$4]" office:value-type="float" office:value="34.2608">
            <text:p>34.2608</text:p>
          </table:table-cell>
          <table:table-cell table:style-name="ce14" table:formula="of:=[.$B$3]*[.G$8]*[.$B9]*[.$B$4]" office:value-type="float" office:value="42.826">
            <text:p>42.826</text:p>
          </table:table-cell>
          <table:table-cell table:number-columns-repeated="3"/>
        </table:table-row>
        <table:table-row table:style-name="ro1">
          <table:table-cell table:formula="of:=[.B10]*[.$B$4]" office:value-type="float" office:value="5.32">
            <text:p>5.32</text:p>
          </table:table-cell>
          <table:table-cell office:value-type="float" office:value="2">
            <text:p>2</text:p>
          </table:table-cell>
          <table:table-cell table:style-name="ce14" table:formula="of:=[.$B$3]*[.C$8]*[.$B10]*[.$B$4]" office:value-type="float" office:value="17.1304">
            <text:p>17.1304</text:p>
          </table:table-cell>
          <table:table-cell table:style-name="ce14" table:formula="of:=[.$B$3]*[.D$8]*[.$B10]*[.$B$4]" office:value-type="float" office:value="34.2608">
            <text:p>34.2608</text:p>
          </table:table-cell>
          <table:table-cell table:style-name="ce14" table:formula="of:=[.$B$3]*[.E$8]*[.$B10]*[.$B$4]" office:value-type="float" office:value="51.3912">
            <text:p>51.3912</text:p>
          </table:table-cell>
          <table:table-cell table:style-name="ce14" table:formula="of:=[.$B$3]*[.F$8]*[.$B10]*[.$B$4]" office:value-type="float" office:value="68.5216">
            <text:p>68.5216</text:p>
          </table:table-cell>
          <table:table-cell table:style-name="ce14" table:formula="of:=[.$B$3]*[.G$8]*[.$B10]*[.$B$4]" office:value-type="float" office:value="85.652">
            <text:p>85.652</text:p>
          </table:table-cell>
          <table:table-cell table:number-columns-repeated="3"/>
        </table:table-row>
        <table:table-row table:style-name="ro2">
          <table:table-cell table:formula="of:=[.B11]*[.$B$4]" office:value-type="float" office:value="7.98">
            <text:p>7.98</text:p>
          </table:table-cell>
          <table:table-cell office:value-type="float" office:value="3">
            <text:p>3</text:p>
          </table:table-cell>
          <table:table-cell table:style-name="ce14" table:formula="of:=[.$B$3]*[.C$8]*[.$B11]*[.$B$4]" office:value-type="float" office:value="25.6956">
            <text:p>25.6956</text:p>
          </table:table-cell>
          <table:table-cell table:style-name="ce14" table:formula="of:=[.$B$3]*[.D$8]*[.$B11]*[.$B$4]" office:value-type="float" office:value="51.3912">
            <text:p>51.3912</text:p>
          </table:table-cell>
          <table:table-cell table:style-name="ce14" table:formula="of:=[.$B$3]*[.E$8]*[.$B11]*[.$B$4]" office:value-type="float" office:value="77.0868">
            <text:p>77.0868</text:p>
          </table:table-cell>
          <table:table-cell table:style-name="ce14" table:formula="of:=[.$B$3]*[.F$8]*[.$B11]*[.$B$4]" office:value-type="float" office:value="102.7824">
            <text:p>102.7824</text:p>
          </table:table-cell>
          <table:table-cell table:style-name="ce14" table:formula="of:=[.$B$3]*[.G$8]*[.$B11]*[.$B$4]" office:value-type="float" office:value="128.478">
            <text:p>128.478</text:p>
          </table:table-cell>
          <table:table-cell table:number-columns-repeated="2"/>
          <table:table-cell table:formula="of:=60/7.98" office:value-type="float" office:value="7.5187969924812">
            <text:p>7.5187969925</text:p>
          </table:table-cell>
        </table:table-row>
        <table:table-row table:style-name="ro1">
          <table:table-cell table:formula="of:=[.B12]*[.$B$4]" office:value-type="float" office:value="10.64">
            <text:p>10.64</text:p>
          </table:table-cell>
          <table:table-cell office:value-type="float" office:value="4">
            <text:p>4</text:p>
          </table:table-cell>
          <table:table-cell table:style-name="ce14" table:formula="of:=[.$B$3]*[.C$8]*[.$B12]*[.$B$4]" office:value-type="float" office:value="34.2608">
            <text:p>34.2608</text:p>
          </table:table-cell>
          <table:table-cell table:style-name="ce14" table:formula="of:=[.$B$3]*[.D$8]*[.$B12]*[.$B$4]" office:value-type="float" office:value="68.5216">
            <text:p>68.5216</text:p>
          </table:table-cell>
          <table:table-cell table:style-name="ce14" table:formula="of:=[.$B$3]*[.E$8]*[.$B12]*[.$B$4]" office:value-type="float" office:value="102.7824">
            <text:p>102.7824</text:p>
          </table:table-cell>
          <table:table-cell table:style-name="ce14" table:formula="of:=[.$B$3]*[.F$8]*[.$B12]*[.$B$4]" office:value-type="float" office:value="137.0432">
            <text:p>137.0432</text:p>
          </table:table-cell>
          <table:table-cell table:style-name="ce14" table:formula="of:=[.$B$3]*[.G$8]*[.$B12]*[.$B$4]" office:value-type="float" office:value="171.304">
            <text:p>171.304</text:p>
          </table:table-cell>
          <table:table-cell table:number-columns-repeated="3"/>
        </table:table-row>
        <table:table-row table:style-name="ro1">
          <table:table-cell table:formula="of:=[.B13]*[.$B$4]" office:value-type="float" office:value="13.3">
            <text:p>13.3</text:p>
          </table:table-cell>
          <table:table-cell office:value-type="float" office:value="5">
            <text:p>5</text:p>
          </table:table-cell>
          <table:table-cell table:style-name="ce14" table:formula="of:=[.$B$3]*[.C$8]*[.$B13]*[.$B$4]" office:value-type="float" office:value="42.826">
            <text:p>42.826</text:p>
          </table:table-cell>
          <table:table-cell table:style-name="ce14" table:formula="of:=[.$B$3]*[.D$8]*[.$B13]*[.$B$4]" office:value-type="float" office:value="85.652">
            <text:p>85.652</text:p>
          </table:table-cell>
          <table:table-cell table:style-name="ce14" table:formula="of:=[.$B$3]*[.E$8]*[.$B13]*[.$B$4]" office:value-type="float" office:value="128.478">
            <text:p>128.478</text:p>
          </table:table-cell>
          <table:table-cell table:style-name="ce14" table:formula="of:=[.$B$3]*[.F$8]*[.$B13]*[.$B$4]" office:value-type="float" office:value="171.304">
            <text:p>171.304</text:p>
          </table:table-cell>
          <table:table-cell table:style-name="ce14" table:formula="of:=[.$B$3]*[.G$8]*[.$B13]*[.$B$4]" office:value-type="float" office:value="214.13">
            <text:p>214.13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15" table:formula="of:=([.$B$3]*[.C$8])/([.$B17]*[.$B$4])" office:value-type="float" office:value="1.21052631578947">
            <text:p>1.21</text:p>
          </table:table-cell>
          <table:table-cell table:style-name="ce15" table:formula="of:=([.$B$3]*[.D$8])/([.$B17]*[.$B$4])" office:value-type="float" office:value="2.42105263157895">
            <text:p>2.42</text:p>
          </table:table-cell>
          <table:table-cell table:style-name="ce15" table:formula="of:=([.$B$3]*[.E$8])/([.$B17]*[.$B$4])" office:value-type="float" office:value="3.63157894736842">
            <text:p>3.63</text:p>
          </table:table-cell>
          <table:table-cell table:style-name="ce15" table:formula="of:=([.$B$3]*[.F$8])/([.$B17]*[.$B$4])" office:value-type="float" office:value="4.8421052631579">
            <text:p>4.84</text:p>
          </table:table-cell>
          <table:table-cell table:style-name="ce14" table:formula="of:=[.$B$3]*[.G$8]*[.$B17]*[.$B$4]" office:value-type="float" office:value="42.826">
            <text:p>42.826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15" table:formula="of:=([.$B$3]*[.C$8])/([.$B18]*[.$B$4])" office:value-type="float" office:value="0.605263157894737">
            <text:p>0.61</text:p>
          </table:table-cell>
          <table:table-cell table:style-name="ce15" table:formula="of:=([.$B$3]*[.D$8])/([.$B18]*[.$B$4])" office:value-type="float" office:value="1.21052631578947">
            <text:p>1.21</text:p>
          </table:table-cell>
          <table:table-cell table:style-name="ce15" table:formula="of:=([.$B$3]*[.E$8])/([.$B18]*[.$B$4])" office:value-type="float" office:value="1.81578947368421">
            <text:p>1.82</text:p>
          </table:table-cell>
          <table:table-cell table:style-name="ce15" table:formula="of:=([.$B$3]*[.F$8])/([.$B18]*[.$B$4])" office:value-type="float" office:value="2.42105263157895">
            <text:p>2.42</text:p>
          </table:table-cell>
          <table:table-cell table:style-name="ce14" table:formula="of:=[.$B$3]*[.G$8]*[.$B18]*[.$B$4]" office:value-type="float" office:value="85.652">
            <text:p>85.652</text:p>
          </table:table-cell>
          <table:table-cell table:number-columns-repeated="3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15" table:formula="of:=([.$B$3]*[.C$8])/([.$B19]*[.$B$4])" office:value-type="float" office:value="0.403508771929825">
            <text:p>0.40</text:p>
          </table:table-cell>
          <table:table-cell table:style-name="ce15" table:formula="of:=([.$B$3]*[.D$8])/([.$B19]*[.$B$4])" office:value-type="float" office:value="0.807017543859649">
            <text:p>0.81</text:p>
          </table:table-cell>
          <table:table-cell table:style-name="ce15" table:formula="of:=([.$B$3]*[.E$8])/([.$B19]*[.$B$4])" office:value-type="float" office:value="1.21052631578947">
            <text:p>1.21</text:p>
          </table:table-cell>
          <table:table-cell table:style-name="ce15" table:formula="of:=([.$B$3]*[.F$8])/([.$B19]*[.$B$4])" office:value-type="float" office:value="1.6140350877193">
            <text:p>1.61</text:p>
          </table:table-cell>
          <table:table-cell table:style-name="ce14" table:formula="of:=[.$B$3]*[.G$8]*[.$B19]*[.$B$4]" office:value-type="float" office:value="128.478">
            <text:p>128.478</text:p>
          </table:table-cell>
          <table:table-cell table:number-columns-repeated="3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15" table:formula="of:=([.$B$3]*[.C$8])/([.$B20]*[.$B$4])" office:value-type="float" office:value="0.302631578947368">
            <text:p>0.30</text:p>
          </table:table-cell>
          <table:table-cell table:style-name="ce15" table:formula="of:=([.$B$3]*[.D$8])/([.$B20]*[.$B$4])" office:value-type="float" office:value="0.605263157894737">
            <text:p>0.61</text:p>
          </table:table-cell>
          <table:table-cell table:style-name="ce15" table:formula="of:=([.$B$3]*[.E$8])/([.$B20]*[.$B$4])" office:value-type="float" office:value="0.907894736842105">
            <text:p>0.91</text:p>
          </table:table-cell>
          <table:table-cell table:style-name="ce15" table:formula="of:=([.$B$3]*[.F$8])/([.$B20]*[.$B$4])" office:value-type="float" office:value="1.21052631578947">
            <text:p>1.21</text:p>
          </table:table-cell>
          <table:table-cell table:style-name="ce14" table:formula="of:=[.$B$3]*[.G$8]*[.$B20]*[.$B$4]" office:value-type="float" office:value="171.304">
            <text:p>171.304</text:p>
          </table:table-cell>
          <table:table-cell table:number-columns-repeated="3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14" table:formula="of:=[.$B$3]*[.C$8]*[.$B21]*[.$B$4]" office:value-type="float" office:value="42.826">
            <text:p>42.826</text:p>
          </table:table-cell>
          <table:table-cell table:style-name="ce14" table:formula="of:=[.$B$3]*[.D$8]*[.$B21]*[.$B$4]" office:value-type="float" office:value="85.652">
            <text:p>85.652</text:p>
          </table:table-cell>
          <table:table-cell table:style-name="ce14" table:formula="of:=[.$B$3]*[.E$8]*[.$B21]*[.$B$4]" office:value-type="float" office:value="128.478">
            <text:p>128.478</text:p>
          </table:table-cell>
          <table:table-cell table:style-name="ce14" table:formula="of:=[.$B$3]*[.F$8]*[.$B21]*[.$B$4]" office:value-type="float" office:value="171.304">
            <text:p>171.304</text:p>
          </table:table-cell>
          <table:table-cell table:style-name="ce14" table:formula="of:=[.$B$3]*[.G$8]*[.$B21]*[.$B$4]" office:value-type="float" office:value="214.13">
            <text:p>214.13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number number:decimal-places="2" number:min-integer-digits="0" number:decimal-replacement="" number:display-factor="1000000"/>
      <number:text> Mhz</number:text>
    </number:number-style>
    <number:number-style style:name="N116P1" style:volatile="true">
      <number:number number:decimal-places="2" number:min-integer-digits="0" number:decimal-replacement="" number:display-factor="1000"/>
      <number:text> Khz</number:text>
    </number:number-style>
    <number:number-style style:name="N116">
      <number:number number:min-integer-digits="1"/>
      <number:text/>
      <style:map style:condition="value()&gt;1000000" style:apply-style-name="N116P0"/>
      <style:map style:condition="value()&gt;1000" style:apply-style-name="N116P1"/>
    </number:number-style>
    <number:number-style style:name="N117P0" style:volatile="true">
      <number:number number:decimal-places="2" number:min-integer-digits="0" number:decimal-replacement="" number:display-factor="1000000"/>
      <number:text> Mhz</number:text>
    </number:number-style>
    <number:number-style style:name="N117P1" style:volatile="true">
      <number:number number:decimal-places="2" number:min-integer-digits="0" number:decimal-replacement="" number:display-factor="1000"/>
      <number:text> Khz</number:text>
    </number:number-style>
    <number:number-style style:name="N117">
      <number:number number:decimal-places="0" number:min-integer-digits="0"/>
      <number:text> Hz</number:text>
      <style:map style:condition="value()&gt;1000000" style:apply-style-name="N117P0"/>
      <style:map style:condition="value()&gt;1000" style:apply-style-name="N117P1"/>
    </number:number-style>
    <number:number-style style:name="N118P0" style:volatile="true">
      <number:number number:decimal-places="2" number:min-integer-digits="0" number:decimal-replacement="" number:display-factor="1000000"/>
      <number:text> Mhz</number:text>
    </number:number-style>
    <number:number-style style:name="N118P1" style:volatile="true">
      <number:number number:decimal-places="2" number:min-integer-digits="0" number:decimal-replacement="" number:display-factor="1000"/>
      <number:text> Khz</number:text>
    </number:number-style>
    <number:number-style style:name="N118">
      <number:number number:decimal-places="2" number:min-integer-digits="0" number:decimal-replacement=""/>
      <number:text> Hz</number:text>
      <style:map style:condition="value()&gt;1000000" style:apply-style-name="N118P0"/>
      <style:map style:condition="value()&gt;1000" style:apply-style-name="N118P1"/>
    </number:number-style>
    <number:number-style style:name="N119P0" style:volatile="true">
      <number:number number:decimal-places="2" number:min-integer-digits="0" number:decimal-replacement="" number:display-factor="1000000"/>
      <number:text> ms</number:text>
    </number:number-style>
    <number:number-style style:name="N119P1" style:volatile="true">
      <number:number number:decimal-places="2" number:min-integer-digits="0" number:decimal-replacement="" number:display-factor="1000"/>
      <number:text> us</number:text>
    </number:number-style>
    <number:number-style style:name="N119">
      <number:number number:decimal-places="0" number:min-integer-digits="0"/>
      <number:text> ns</number:text>
      <style:map style:condition="value()&gt;1000000" style:apply-style-name="N119P0"/>
      <style:map style:condition="value()&gt;1000" style:apply-style-name="N119P1"/>
    </number:number-style>
    <number:number-style style:name="N120">
      <number:number number:decimal-places="2" number:min-integer-digits="0"/>
      <number:text> Hz</number:text>
    </number:number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ackout" style:family="table-cell" style:parent-style-name="Default">
      <style:table-cell-properties fo:background-color="#800000"/>
      <style:text-properties style:font-weight-asian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8">12/28/2012</text:date>, <text:time>20:0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arratt </meta:initial-creator>
    <meta:creation-date>2012-12-11T16:21:50</meta:creation-date>
    <dc:date>2012-12-28T20:02:07</dc:date>
    <dc:creator>garratt </dc:creator>
    <meta:editing-duration>P13DT23H29M48S</meta:editing-duration>
    <meta:editing-cycles>2</meta:editing-cycles>
    <meta:generator>LibreOffice/3.3$Linux LibreOffice_project/330m19$Build-401</meta:generator>
    <meta:document-statistic meta:table-count="4" meta:cell-count="1362" meta:object-count="0"/>
  </office:meta>
</office:document-meta>
</file>